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93in"/>
    </style:style>
    <style:style style:name="co2" style:family="table-column">
      <style:table-column-properties fo:break-before="auto" style:column-width="1.4382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661in"/>
    </style:style>
    <style:style style:name="co6" style:family="table-column">
      <style:table-column-properties fo:break-before="auto" style:column-width="0.302in"/>
    </style:style>
    <style:style style:name="co7" style:family="table-column">
      <style:table-column-properties fo:break-before="auto" style:column-width="0.3465in"/>
    </style:style>
    <style:style style:name="co8" style:family="table-column">
      <style:table-column-properties fo:break-before="auto" style:column-width="0.3484in"/>
    </style:style>
    <style:style style:name="co9" style:family="table-column">
      <style:table-column-properties fo:break-before="auto" style:column-width="0.5075in"/>
    </style:style>
    <style:style style:name="co10" style:family="table-column">
      <style:table-column-properties fo:break-before="auto" style:column-width="0.6417in"/>
    </style:style>
    <style:style style:name="co11" style:family="table-column">
      <style:table-column-properties fo:break-before="auto" style:column-width="0.4634in"/>
    </style:style>
    <style:style style:name="co12" style:family="table-column">
      <style:table-column-properties fo:break-before="auto" style:column-width="0.6866in"/>
    </style:style>
    <style:style style:name="co13" style:family="table-column">
      <style:table-column-properties fo:break-before="auto" style:column-width="0.3646in"/>
    </style:style>
    <style:style style:name="co14" style:family="table-column">
      <style:table-column-properties fo:break-before="auto" style:column-width="0.4362in"/>
    </style:style>
    <style:style style:name="co15" style:family="table-column">
      <style:table-column-properties fo:break-before="auto" style:column-width="0.7846in"/>
    </style:style>
    <style:style style:name="co16" style:family="table-column">
      <style:table-column-properties fo:break-before="auto" style:column-width="0.7866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3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</office:automatic-styles>
  <office:body>
    <office:spreadsheet>
      <table:table table:name="Up Down Vo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table:style-name="ce1" office:value-type="string" calcext:value-type="string">
            <text:p>Author Name</text:p>
          </table:table-cell>
          <table:table-cell table:style-name="ce1" office:value-type="string" calcext:value-type="string">
            <text:p>Track Name</text:p>
          </table:table-cell>
          <table:table-cell table:style-name="ce1" office:value-type="string" calcext:value-type="string">
            <text:p>/---</text:p>
          </table:table-cell>
          <table:table-cell table:style-name="ce1" office:value-type="string" calcext:value-type="string">
            <text:p>/--</text:p>
          </table:table-cell>
          <table:table-cell table:style-name="ce1" office:value-type="string" calcext:value-type="string">
            <text:p>/ - </text:p>
          </table:table-cell>
          <table:table-cell table:style-name="ce1" office:value-type="string" calcext:value-type="string">
            <text:p><text:s/>/ +</text:p>
          </table:table-cell>
          <table:table-cell table:style-name="ce1" office:value-type="string" calcext:value-type="string">
            <text:p>/ ++</text:p>
          </table:table-cell>
          <table:table-cell table:style-name="ce1" office:value-type="string" calcext:value-type="string">
            <text:p>/+++</text:p>
          </table:table-cell>
          <table:table-cell table:style-name="ce1" office:value-type="string" calcext:value-type="string">
            <text:p>Local</text:p>
            <text:p>Karma</text:p>
          </table:table-cell>
          <table:table-cell table:style-name="ce1" office:value-type="string" calcext:value-type="string">
            <text:p># of Vot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ctional</text:p>
            <text:p>Total (S)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e</text:p>
            <text:p>Value</text:p>
          </table:table-cell>
          <table:table-cell table:style-name="ce1" office:value-type="string" calcext:value-type="string">
            <text:p>Uncertainty</text:p>
            <text:p>Penalty</text:p>
          </table:table-cell>
          <table:table-cell table:style-name="ce1" office:value-type="string" calcext:value-type="string">
            <text:p>Track Value (out of 100)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Poivrot</text:p>
          </table:table-cell>
          <table:table-cell office:value-type="string" calcext:value-type="string">
            <text:p>Texas Rank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UM([.C2:.H2])" office:value-type="float" office:value="51" calcext:value-type="float">
            <text:p>51</text:p>
          </table:table-cell>
          <table:table-cell table:formula="of:=SUM([.F2:.H2]) - SUM([.C2:.E2])" office:value-type="float" office:value="45" calcext:value-type="float">
            <text:p>45</text:p>
          </table:table-cell>
          <table:table-cell table:formula="of:=[.D2]/5 +[.E2]*2/5 +[.F2]*3/5 +[.G2]*4/5+[.H2]*5/5" office:value-type="float" office:value="39" calcext:value-type="float">
            <text:p>39</text:p>
          </table:table-cell>
          <table:table-cell table:formula="of:=1+[.L2]" office:value-type="float" office:value="40" calcext:value-type="float">
            <text:p>40</text:p>
          </table:table-cell>
          <table:table-cell table:formula="of:=1+[.J2]-[.L2]" office:value-type="float" office:value="13" calcext:value-type="float">
            <text:p>13</text:p>
          </table:table-cell>
          <table:table-cell table:formula="of:=100*[.M2]/([.M2]+[.N2])" office:value-type="float" office:value="75.4716981132076" calcext:value-type="float">
            <text:p>75.47</text:p>
          </table:table-cell>
          <table:table-cell table:formula="of:= 100*1.65*SQRT(([.M2]*[.N2])/(([.M2]+[.N2])*([.M2]+[.N2]) *([.M2]+[.N2]+1)))" office:value-type="float" office:value="9.66079499883386" calcext:value-type="float">
            <text:p>9.66</text:p>
          </table:table-cell>
          <table:table-cell table:formula="of:=([.O2]-[.P2])" office:value-type="float" office:value="65.8109031143737" calcext:value-type="float">
            <text:p>65.8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ngo</text:p>
          </table:table-cell>
          <table:table-cell office:value-type="string" calcext:value-type="string">
            <text:p>Watch how I so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SUM([.C3:.H3])" office:value-type="float" office:value="43" calcext:value-type="float">
            <text:p>43</text:p>
          </table:table-cell>
          <table:table-cell table:formula="of:=SUM([.F3:.H3]) - SUM([.C3:.E3])" office:value-type="float" office:value="41" calcext:value-type="float">
            <text:p>41</text:p>
          </table:table-cell>
          <table:table-cell table:formula="of:=[.D3]/5 +[.E3]*2/5 +[.F3]*3/5 +[.G3]*4/5+[.H3]*5/5" office:value-type="float" office:value="33.8" calcext:value-type="float">
            <text:p>33.8</text:p>
          </table:table-cell>
          <table:table-cell table:formula="of:=1+[.L3]" office:value-type="float" office:value="34.8" calcext:value-type="float">
            <text:p>34.8</text:p>
          </table:table-cell>
          <table:table-cell table:formula="of:=1+[.J3]-[.L3]" office:value-type="float" office:value="10.2" calcext:value-type="float">
            <text:p>10.2</text:p>
          </table:table-cell>
          <table:table-cell table:formula="of:=100*[.M3]/([.M3]+[.N3])" office:value-type="float" office:value="77.3333333333333" calcext:value-type="float">
            <text:p>77.33</text:p>
          </table:table-cell>
          <table:table-cell table:formula="of:= 100*1.65*SQRT(([.M3]*[.N3])/(([.M3]+[.N3])*([.M3]+[.N3]) *([.M3]+[.N3]+1)))" office:value-type="float" office:value="10.1854969356476" calcext:value-type="float">
            <text:p>10.19</text:p>
          </table:table-cell>
          <table:table-cell table:formula="of:=([.O3]-[.P3])" office:value-type="float" office:value="67.1478363976857" calcext:value-type="float">
            <text:p>67.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achoVolker</text:p>
          </table:table-cell>
          <table:table-cell office:value-type="string" calcext:value-type="string">
            <text:p>Quick Gaz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SUM([.C4:.H4])" office:value-type="float" office:value="45" calcext:value-type="float">
            <text:p>45</text:p>
          </table:table-cell>
          <table:table-cell table:formula="of:=SUM([.F4:.H4]) - SUM([.C4:.E4])" office:value-type="float" office:value="39" calcext:value-type="float">
            <text:p>39</text:p>
          </table:table-cell>
          <table:table-cell table:formula="of:=[.D4]/5 +[.E4]*2/5 +[.F4]*3/5 +[.G4]*4/5+[.H4]*5/5" office:value-type="float" office:value="34.2" calcext:value-type="float">
            <text:p>34.2</text:p>
          </table:table-cell>
          <table:table-cell table:formula="of:=1+[.L4]" office:value-type="float" office:value="35.2" calcext:value-type="float">
            <text:p>35.2</text:p>
          </table:table-cell>
          <table:table-cell table:formula="of:=1+[.J4]-[.L4]" office:value-type="float" office:value="11.8" calcext:value-type="float">
            <text:p>11.8</text:p>
          </table:table-cell>
          <table:table-cell table:formula="of:=100*[.M4]/([.M4]+[.N4])" office:value-type="float" office:value="74.8936170212766" calcext:value-type="float">
            <text:p>74.89</text:p>
          </table:table-cell>
          <table:table-cell table:formula="of:= 100*1.65*SQRT(([.M4]*[.N4])/(([.M4]+[.N4])*([.M4]+[.N4]) *([.M4]+[.N4]+1)))" office:value-type="float" office:value="10.3270862213622" calcext:value-type="float">
            <text:p>10.33</text:p>
          </table:table-cell>
          <table:table-cell table:formula="of:=([.O4]-[.P4])" office:value-type="float" office:value="64.5665307999144" calcext:value-type="float">
            <text:p>64.5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'habba.hu</text:p>
          </table:table-cell>
          <table:table-cell office:value-type="string" calcext:value-type="string">
            <text:p>Loca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74" calcext:value-type="float">
            <text:p>74</text:p>
          </table:table-cell>
          <table:table-cell table:formula="of:=SUM([.C5:.H5])" office:value-type="float" office:value="44" calcext:value-type="float">
            <text:p>44</text:p>
          </table:table-cell>
          <table:table-cell table:formula="of:=SUM([.F5:.H5]) - SUM([.C5:.E5])" office:value-type="float" office:value="38" calcext:value-type="float">
            <text:p>38</text:p>
          </table:table-cell>
          <table:table-cell table:formula="of:=[.D5]/5 +[.E5]*2/5 +[.F5]*3/5 +[.G5]*4/5+[.H5]*5/5" office:value-type="float" office:value="33.4" calcext:value-type="float">
            <text:p>33.4</text:p>
          </table:table-cell>
          <table:table-cell table:formula="of:=1+[.L5]" office:value-type="float" office:value="34.4" calcext:value-type="float">
            <text:p>34.4</text:p>
          </table:table-cell>
          <table:table-cell table:formula="of:=1+[.J5]-[.L5]" office:value-type="float" office:value="11.6" calcext:value-type="float">
            <text:p>11.6</text:p>
          </table:table-cell>
          <table:table-cell table:formula="of:=100*[.M5]/([.M5]+[.N5])" office:value-type="float" office:value="74.7826086956522" calcext:value-type="float">
            <text:p>74.78</text:p>
          </table:table-cell>
          <table:table-cell table:formula="of:= 100*1.65*SQRT(([.M5]*[.N5])/(([.M5]+[.N5])*([.M5]+[.N5]) *([.M5]+[.N5]+1)))" office:value-type="float" office:value="10.4516630344562" calcext:value-type="float">
            <text:p>10.45</text:p>
          </table:table-cell>
          <table:table-cell table:formula="of:=([.O5]-[.P5])" office:value-type="float" office:value="64.330945661196" calcext:value-type="float">
            <text:p>64.3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eksbude</text:p>
          </table:table-cell>
          <table:table-cell office:value-type="string" calcext:value-type="string">
            <text:p>Timeles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SUM([.C6:.H6])" office:value-type="float" office:value="50" calcext:value-type="float">
            <text:p>50</text:p>
          </table:table-cell>
          <table:table-cell table:formula="of:=SUM([.F6:.H6]) - SUM([.C6:.E6])" office:value-type="float" office:value="38" calcext:value-type="float">
            <text:p>38</text:p>
          </table:table-cell>
          <table:table-cell table:formula="of:=[.D6]/5 +[.E6]*2/5 +[.F6]*3/5 +[.G6]*4/5+[.H6]*5/5" office:value-type="float" office:value="36.4" calcext:value-type="float">
            <text:p>36.4</text:p>
          </table:table-cell>
          <table:table-cell table:formula="of:=1+[.L6]" office:value-type="float" office:value="37.4" calcext:value-type="float">
            <text:p>37.4</text:p>
          </table:table-cell>
          <table:table-cell table:formula="of:=1+[.J6]-[.L6]" office:value-type="float" office:value="14.6" calcext:value-type="float">
            <text:p>14.6</text:p>
          </table:table-cell>
          <table:table-cell table:formula="of:=100*[.M6]/([.M6]+[.N6])" office:value-type="float" office:value="71.9230769230769" calcext:value-type="float">
            <text:p>71.92</text:p>
          </table:table-cell>
          <table:table-cell table:formula="of:= 100*1.65*SQRT(([.M6]*[.N6])/(([.M6]+[.N6])*([.M6]+[.N6]) *([.M6]+[.N6]+1)))" office:value-type="float" office:value="10.1848560404394" calcext:value-type="float">
            <text:p>10.18</text:p>
          </table:table-cell>
          <table:table-cell table:formula="of:=([.O6]-[.P6])" office:value-type="float" office:value="61.7382208826376" calcext:value-type="float">
            <text:p>61.7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!K</text:p>
          </table:table-cell>
          <table:table-cell office:value-type="string" calcext:value-type="string">
            <text:p>T!K ruined Fullspee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SUM([.C7:.H7])" office:value-type="float" office:value="50" calcext:value-type="float">
            <text:p>50</text:p>
          </table:table-cell>
          <table:table-cell table:formula="of:=SUM([.F7:.H7]) - SUM([.C7:.E7])" office:value-type="float" office:value="36" calcext:value-type="float">
            <text:p>36</text:p>
          </table:table-cell>
          <table:table-cell table:formula="of:=[.D7]/5 +[.E7]*2/5 +[.F7]*3/5 +[.G7]*4/5+[.H7]*5/5" office:value-type="float" office:value="35.8" calcext:value-type="float">
            <text:p>35.8</text:p>
          </table:table-cell>
          <table:table-cell table:formula="of:=1+[.L7]" office:value-type="float" office:value="36.8" calcext:value-type="float">
            <text:p>36.8</text:p>
          </table:table-cell>
          <table:table-cell table:formula="of:=1+[.J7]-[.L7]" office:value-type="float" office:value="15.2" calcext:value-type="float">
            <text:p>15.2</text:p>
          </table:table-cell>
          <table:table-cell table:formula="of:=100*[.M7]/([.M7]+[.N7])" office:value-type="float" office:value="70.7692307692308" calcext:value-type="float">
            <text:p>70.77</text:p>
          </table:table-cell>
          <table:table-cell table:formula="of:= 100*1.65*SQRT(([.M7]*[.N7])/(([.M7]+[.N7])*([.M7]+[.N7]) *([.M7]+[.N7]+1)))" office:value-type="float" office:value="10.3083313278082" calcext:value-type="float">
            <text:p>10.31</text:p>
          </table:table-cell>
          <table:table-cell table:formula="of:=([.O7]-[.P7])" office:value-type="float" office:value="60.4608994414226" calcext:value-type="float">
            <text:p>60.4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ac11</text:p>
          </table:table-cell>
          <table:table-cell office:value-type="string" calcext:value-type="string">
            <text:p>Architec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UM([.C8:.H8])" office:value-type="float" office:value="45" calcext:value-type="float">
            <text:p>45</text:p>
          </table:table-cell>
          <table:table-cell table:formula="of:=SUM([.F8:.H8]) - SUM([.C8:.E8])" office:value-type="float" office:value="35" calcext:value-type="float">
            <text:p>35</text:p>
          </table:table-cell>
          <table:table-cell table:formula="of:=[.D8]/5 +[.E8]*2/5 +[.F8]*3/5 +[.G8]*4/5+[.H8]*5/5" office:value-type="float" office:value="33" calcext:value-type="float">
            <text:p>33</text:p>
          </table:table-cell>
          <table:table-cell table:formula="of:=1+[.L8]" office:value-type="float" office:value="34" calcext:value-type="float">
            <text:p>34</text:p>
          </table:table-cell>
          <table:table-cell table:formula="of:=1+[.J8]-[.L8]" office:value-type="float" office:value="13" calcext:value-type="float">
            <text:p>13</text:p>
          </table:table-cell>
          <table:table-cell table:formula="of:=100*[.M8]/([.M8]+[.N8])" office:value-type="float" office:value="72.3404255319149" calcext:value-type="float">
            <text:p>72.34</text:p>
          </table:table-cell>
          <table:table-cell table:formula="of:= 100*1.65*SQRT(([.M8]*[.N8])/(([.M8]+[.N8])*([.M8]+[.N8]) *([.M8]+[.N8]+1)))" office:value-type="float" office:value="10.6531146817215" calcext:value-type="float">
            <text:p>10.65</text:p>
          </table:table-cell>
          <table:table-cell table:formula="of:=([.O8]-[.P8])" office:value-type="float" office:value="61.6873108501934" calcext:value-type="float">
            <text:p>61.6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drift.a.holi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SUM([.C9:.H9])" office:value-type="float" office:value="47" calcext:value-type="float">
            <text:p>47</text:p>
          </table:table-cell>
          <table:table-cell table:formula="of:=SUM([.F9:.H9]) - SUM([.C9:.E9])" office:value-type="float" office:value="31" calcext:value-type="float">
            <text:p>31</text:p>
          </table:table-cell>
          <table:table-cell table:formula="of:=[.D9]/5 +[.E9]*2/5 +[.F9]*3/5 +[.G9]*4/5+[.H9]*5/5" office:value-type="float" office:value="32.8" calcext:value-type="float">
            <text:p>32.8</text:p>
          </table:table-cell>
          <table:table-cell table:formula="of:=1+[.L9]" office:value-type="float" office:value="33.8" calcext:value-type="float">
            <text:p>33.8</text:p>
          </table:table-cell>
          <table:table-cell table:formula="of:=1+[.J9]-[.L9]" office:value-type="float" office:value="15.2" calcext:value-type="float">
            <text:p>15.2</text:p>
          </table:table-cell>
          <table:table-cell table:formula="of:=100*[.M9]/([.M9]+[.N9])" office:value-type="float" office:value="68.9795918367347" calcext:value-type="float">
            <text:p>68.98</text:p>
          </table:table-cell>
          <table:table-cell table:formula="of:= 100*1.65*SQRT(([.M9]*[.N9])/(([.M9]+[.N9])*([.M9]+[.N9]) *([.M9]+[.N9]+1)))" office:value-type="float" office:value="10.7940147235661" calcext:value-type="float">
            <text:p>10.79</text:p>
          </table:table-cell>
          <table:table-cell table:formula="of:=([.O9]-[.P9])" office:value-type="float" office:value="58.1855771131686" calcext:value-type="float">
            <text:p>58.1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linnemans</text:p>
          </table:table-cell>
          <table:table-cell office:value-type="string" calcext:value-type="string">
            <text:p>DriftKicker (FullSpeed)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UM([.C10:.H10])" office:value-type="float" office:value="58" calcext:value-type="float">
            <text:p>58</text:p>
          </table:table-cell>
          <table:table-cell table:formula="of:=SUM([.F10:.H10]) - SUM([.C10:.E10])" office:value-type="float" office:value="30" calcext:value-type="float">
            <text:p>30</text:p>
          </table:table-cell>
          <table:table-cell table:formula="of:=[.D10]/5 +[.E10]*2/5 +[.F10]*3/5 +[.G10]*4/5+[.H10]*5/5" office:value-type="float" office:value="38" calcext:value-type="float">
            <text:p>38</text:p>
          </table:table-cell>
          <table:table-cell table:formula="of:=1+[.L10]" office:value-type="float" office:value="39" calcext:value-type="float">
            <text:p>39</text:p>
          </table:table-cell>
          <table:table-cell table:formula="of:=1+[.J10]-[.L10]" office:value-type="float" office:value="21" calcext:value-type="float">
            <text:p>21</text:p>
          </table:table-cell>
          <table:table-cell table:formula="of:=100*[.M10]/([.M10]+[.N10])" office:value-type="float" office:value="65" calcext:value-type="float">
            <text:p>65.00</text:p>
          </table:table-cell>
          <table:table-cell table:formula="of:= 100*1.65*SQRT(([.M10]*[.N10])/(([.M10]+[.N10])*([.M10]+[.N10]) *([.M10]+[.N10]+1)))" office:value-type="float" office:value="10.0765004170961" calcext:value-type="float">
            <text:p>10.08</text:p>
          </table:table-cell>
          <table:table-cell table:formula="of:=([.O10]-[.P10])" office:value-type="float" office:value="54.9234995829039" calcext:value-type="float">
            <text:p>54.9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rExpress</text:p>
          </table:table-cell>
          <table:table-cell office:value-type="string" calcext:value-type="string">
            <text:p>appaloos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SUM([.C11:.H11])" office:value-type="float" office:value="38" calcext:value-type="float">
            <text:p>38</text:p>
          </table:table-cell>
          <table:table-cell table:formula="of:=SUM([.F11:.H11]) - SUM([.C11:.E11])" office:value-type="float" office:value="28" calcext:value-type="float">
            <text:p>28</text:p>
          </table:table-cell>
          <table:table-cell table:formula="of:=[.D11]/5 +[.E11]*2/5 +[.F11]*3/5 +[.G11]*4/5+[.H11]*5/5" office:value-type="float" office:value="27.4" calcext:value-type="float">
            <text:p>27.4</text:p>
          </table:table-cell>
          <table:table-cell table:formula="of:=1+[.L11]" office:value-type="float" office:value="28.4" calcext:value-type="float">
            <text:p>28.4</text:p>
          </table:table-cell>
          <table:table-cell table:formula="of:=1+[.J11]-[.L11]" office:value-type="float" office:value="11.6" calcext:value-type="float">
            <text:p>11.6</text:p>
          </table:table-cell>
          <table:table-cell table:formula="of:=100*[.M11]/([.M11]+[.N11])" office:value-type="float" office:value="71" calcext:value-type="float">
            <text:p>71.00</text:p>
          </table:table-cell>
          <table:table-cell table:formula="of:= 100*1.65*SQRT(([.M11]*[.N11])/(([.M11]+[.N11])*([.M11]+[.N11]) *([.M11]+[.N11]+1)))" office:value-type="float" office:value="11.692844904095" calcext:value-type="float">
            <text:p>11.69</text:p>
          </table:table-cell>
          <table:table-cell table:formula="of:=([.O11]-[.P11])" office:value-type="float" office:value="59.307155095905" calcext:value-type="float">
            <text:p>59.3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lex BF</text:p>
          </table:table-cell>
          <table:table-cell office:value-type="string" calcext:value-type="string">
            <text:p>broken bon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SUM([.C12:.H12])" office:value-type="float" office:value="31" calcext:value-type="float">
            <text:p>31</text:p>
          </table:table-cell>
          <table:table-cell table:formula="of:=SUM([.F12:.H12]) - SUM([.C12:.E12])" office:value-type="float" office:value="27" calcext:value-type="float">
            <text:p>27</text:p>
          </table:table-cell>
          <table:table-cell table:formula="of:=[.D12]/5 +[.E12]*2/5 +[.F12]*3/5 +[.G12]*4/5+[.H12]*5/5" office:value-type="float" office:value="23.6" calcext:value-type="float">
            <text:p>23.6</text:p>
          </table:table-cell>
          <table:table-cell table:formula="of:=1+[.L12]" office:value-type="float" office:value="24.6" calcext:value-type="float">
            <text:p>24.6</text:p>
          </table:table-cell>
          <table:table-cell table:formula="of:=1+[.J12]-[.L12]" office:value-type="float" office:value="8.4" calcext:value-type="float">
            <text:p>8.4</text:p>
          </table:table-cell>
          <table:table-cell table:formula="of:=100*[.M12]/([.M12]+[.N12])" office:value-type="float" office:value="74.5454545454546" calcext:value-type="float">
            <text:p>74.55</text:p>
          </table:table-cell>
          <table:table-cell table:formula="of:= 100*1.65*SQRT(([.M12]*[.N12])/(([.M12]+[.N12])*([.M12]+[.N12]) *([.M12]+[.N12]+1)))" office:value-type="float" office:value="12.3264421659532" calcext:value-type="float">
            <text:p>12.33</text:p>
          </table:table-cell>
          <table:table-cell table:formula="of:=([.O12]-[.P12])" office:value-type="float" office:value="62.2190123795014" calcext:value-type="float">
            <text:p>62.2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yo</text:p>
          </table:table-cell>
          <table:table-cell office:value-type="string" calcext:value-type="string">
            <text:p>between the road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UM([.C13:.H13])" office:value-type="float" office:value="49" calcext:value-type="float">
            <text:p>49</text:p>
          </table:table-cell>
          <table:table-cell table:formula="of:=SUM([.F13:.H13]) - SUM([.C13:.E13])" office:value-type="float" office:value="25" calcext:value-type="float">
            <text:p>25</text:p>
          </table:table-cell>
          <table:table-cell table:formula="of:=[.D13]/5 +[.E13]*2/5 +[.F13]*3/5 +[.G13]*4/5+[.H13]*5/5" office:value-type="float" office:value="32" calcext:value-type="float">
            <text:p>32</text:p>
          </table:table-cell>
          <table:table-cell table:formula="of:=1+[.L13]" office:value-type="float" office:value="33" calcext:value-type="float">
            <text:p>33</text:p>
          </table:table-cell>
          <table:table-cell table:formula="of:=1+[.J13]-[.L13]" office:value-type="float" office:value="18" calcext:value-type="float">
            <text:p>18</text:p>
          </table:table-cell>
          <table:table-cell table:formula="of:=100*[.M13]/([.M13]+[.N13])" office:value-type="float" office:value="64.7058823529412" calcext:value-type="float">
            <text:p>64.71</text:p>
          </table:table-cell>
          <table:table-cell table:formula="of:= 100*1.65*SQRT(([.M13]*[.N13])/(([.M13]+[.N13])*([.M13]+[.N13]) *([.M13]+[.N13]+1)))" office:value-type="float" office:value="10.9346608828945" calcext:value-type="float">
            <text:p>10.93</text:p>
          </table:table-cell>
          <table:table-cell table:formula="of:=([.O13]-[.P13])" office:value-type="float" office:value="53.7712214700467" calcext:value-type="float">
            <text:p>53.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iborz</text:p>
          </table:table-cell>
          <table:table-cell office:value-type="string" calcext:value-type="string">
            <text:p>&gt;&gt;Attract&lt;&lt;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SUM([.C14:.H14])" office:value-type="float" office:value="39" calcext:value-type="float">
            <text:p>39</text:p>
          </table:table-cell>
          <table:table-cell table:formula="of:=SUM([.F14:.H14]) - SUM([.C14:.E14])" office:value-type="float" office:value="23" calcext:value-type="float">
            <text:p>23</text:p>
          </table:table-cell>
          <table:table-cell table:formula="of:=[.D14]/5 +[.E14]*2/5 +[.F14]*3/5 +[.G14]*4/5+[.H14]*5/5" office:value-type="float" office:value="26.4" calcext:value-type="float">
            <text:p>26.4</text:p>
          </table:table-cell>
          <table:table-cell table:formula="of:=1+[.L14]" office:value-type="float" office:value="27.4" calcext:value-type="float">
            <text:p>27.4</text:p>
          </table:table-cell>
          <table:table-cell table:formula="of:=1+[.J14]-[.L14]" office:value-type="float" office:value="13.6" calcext:value-type="float">
            <text:p>13.6</text:p>
          </table:table-cell>
          <table:table-cell table:formula="of:=100*[.M14]/([.M14]+[.N14])" office:value-type="float" office:value="66.8292682926829" calcext:value-type="float">
            <text:p>66.83</text:p>
          </table:table-cell>
          <table:table-cell table:formula="of:= 100*1.65*SQRT(([.M14]*[.N14])/(([.M14]+[.N14])*([.M14]+[.N14]) *([.M14]+[.N14]+1)))" office:value-type="float" office:value="11.98726697621" calcext:value-type="float">
            <text:p>11.99</text:p>
          </table:table-cell>
          <table:table-cell table:formula="of:=([.O14]-[.P14])" office:value-type="float" office:value="54.8420013164729" calcext:value-type="float">
            <text:p>54.8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erabxtch</text:p>
          </table:table-cell>
          <table:table-cell office:value-type="string" calcext:value-type="string">
            <text:p>ARK – The Substitut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SUM([.C15:.H15])" office:value-type="float" office:value="33" calcext:value-type="float">
            <text:p>33</text:p>
          </table:table-cell>
          <table:table-cell table:formula="of:=SUM([.F15:.H15]) - SUM([.C15:.E15])" office:value-type="float" office:value="19" calcext:value-type="float">
            <text:p>19</text:p>
          </table:table-cell>
          <table:table-cell table:formula="of:=[.D15]/5 +[.E15]*2/5 +[.F15]*3/5 +[.G15]*4/5+[.H15]*5/5" office:value-type="float" office:value="22.2" calcext:value-type="float">
            <text:p>22.2</text:p>
          </table:table-cell>
          <table:table-cell table:formula="of:=1+[.L15]" office:value-type="float" office:value="23.2" calcext:value-type="float">
            <text:p>23.2</text:p>
          </table:table-cell>
          <table:table-cell table:formula="of:=1+[.J15]-[.L15]" office:value-type="float" office:value="11.8" calcext:value-type="float">
            <text:p>11.8</text:p>
          </table:table-cell>
          <table:table-cell table:formula="of:=100*[.M15]/([.M15]+[.N15])" office:value-type="float" office:value="66.2857142857143" calcext:value-type="float">
            <text:p>66.29</text:p>
          </table:table-cell>
          <table:table-cell table:formula="of:= 100*1.65*SQRT(([.M15]*[.N15])/(([.M15]+[.N15])*([.M15]+[.N15]) *([.M15]+[.N15]+1)))" office:value-type="float" office:value="13.0001883816806" calcext:value-type="float">
            <text:p>13.00</text:p>
          </table:table-cell>
          <table:table-cell table:formula="of:=([.O15]-[.P15])" office:value-type="float" office:value="53.2855259040337" calcext:value-type="float">
            <text:p>53.2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dsun</text:p>
          </table:table-cell>
          <table:table-cell office:value-type="string" calcext:value-type="string">
            <text:p>LastGarris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SUM([.C16:.H16])" office:value-type="float" office:value="38" calcext:value-type="float">
            <text:p>38</text:p>
          </table:table-cell>
          <table:table-cell table:formula="of:=SUM([.F16:.H16]) - SUM([.C16:.E16])" office:value-type="float" office:value="18" calcext:value-type="float">
            <text:p>18</text:p>
          </table:table-cell>
          <table:table-cell table:formula="of:=[.D16]/5 +[.E16]*2/5 +[.F16]*3/5 +[.G16]*4/5+[.H16]*5/5" office:value-type="float" office:value="24.4" calcext:value-type="float">
            <text:p>24.4</text:p>
          </table:table-cell>
          <table:table-cell table:formula="of:=1+[.L16]" office:value-type="float" office:value="25.4" calcext:value-type="float">
            <text:p>25.4</text:p>
          </table:table-cell>
          <table:table-cell table:formula="of:=1+[.J16]-[.L16]" office:value-type="float" office:value="14.6" calcext:value-type="float">
            <text:p>14.6</text:p>
          </table:table-cell>
          <table:table-cell table:formula="of:=100*[.M16]/([.M16]+[.N16])" office:value-type="float" office:value="63.5" calcext:value-type="float">
            <text:p>63.50</text:p>
          </table:table-cell>
          <table:table-cell table:formula="of:= 100*1.65*SQRT(([.M16]*[.N16])/(([.M16]+[.N16])*([.M16]+[.N16]) *([.M16]+[.N16]+1)))" office:value-type="float" office:value="12.4058152915792" calcext:value-type="float">
            <text:p>12.41</text:p>
          </table:table-cell>
          <table:table-cell table:formula="of:=([.O16]-[.P16])" office:value-type="float" office:value="51.0941847084208" calcext:value-type="float">
            <text:p>51.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d'Gado</text:p>
          </table:table-cell>
          <table:table-cell office:value-type="string" calcext:value-type="string">
            <text:p>ARK – weird rush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SUM([.C17:.H17])" office:value-type="float" office:value="30" calcext:value-type="float">
            <text:p>30</text:p>
          </table:table-cell>
          <table:table-cell table:formula="of:=SUM([.F17:.H17]) - SUM([.C17:.E17])" office:value-type="float" office:value="14" calcext:value-type="float">
            <text:p>14</text:p>
          </table:table-cell>
          <table:table-cell table:formula="of:=[.D17]/5 +[.E17]*2/5 +[.F17]*3/5 +[.G17]*4/5+[.H17]*5/5" office:value-type="float" office:value="19.2" calcext:value-type="float">
            <text:p>19.2</text:p>
          </table:table-cell>
          <table:table-cell table:formula="of:=1+[.L17]" office:value-type="float" office:value="20.2" calcext:value-type="float">
            <text:p>20.2</text:p>
          </table:table-cell>
          <table:table-cell table:formula="of:=1+[.J17]-[.L17]" office:value-type="float" office:value="11.8" calcext:value-type="float">
            <text:p>11.8</text:p>
          </table:table-cell>
          <table:table-cell table:formula="of:=100*[.M17]/([.M17]+[.N17])" office:value-type="float" office:value="63.125" calcext:value-type="float">
            <text:p>63.13</text:p>
          </table:table-cell>
          <table:table-cell table:formula="of:= 100*1.65*SQRT(([.M17]*[.N17])/(([.M17]+[.N17])*([.M17]+[.N17]) *([.M17]+[.N17]+1)))" office:value-type="float" office:value="13.8577807002961" calcext:value-type="float">
            <text:p>13.86</text:p>
          </table:table-cell>
          <table:table-cell table:formula="of:=([.O17]-[.P17])" office:value-type="float" office:value="49.2672192997039" calcext:value-type="float">
            <text:p>49.2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anneboy</text:p>
          </table:table-cell>
          <table:table-cell office:value-type="string" calcext:value-type="string">
            <text:p>ProxyMachin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SUM([.C18:.H18])" office:value-type="float" office:value="52" calcext:value-type="float">
            <text:p>52</text:p>
          </table:table-cell>
          <table:table-cell table:formula="of:=SUM([.F18:.H18]) - SUM([.C18:.E18])" office:value-type="float" office:value="14" calcext:value-type="float">
            <text:p>14</text:p>
          </table:table-cell>
          <table:table-cell table:formula="of:=[.D18]/5 +[.E18]*2/5 +[.F18]*3/5 +[.G18]*4/5+[.H18]*5/5" office:value-type="float" office:value="30.2" calcext:value-type="float">
            <text:p>30.2</text:p>
          </table:table-cell>
          <table:table-cell table:formula="of:=1+[.L18]" office:value-type="float" office:value="31.2" calcext:value-type="float">
            <text:p>31.2</text:p>
          </table:table-cell>
          <table:table-cell table:formula="of:=1+[.J18]-[.L18]" office:value-type="float" office:value="22.8" calcext:value-type="float">
            <text:p>22.8</text:p>
          </table:table-cell>
          <table:table-cell table:formula="of:=100*[.M18]/([.M18]+[.N18])" office:value-type="float" office:value="57.7777777777778" calcext:value-type="float">
            <text:p>57.78</text:p>
          </table:table-cell>
          <table:table-cell table:formula="of:= 100*1.65*SQRT(([.M18]*[.N18])/(([.M18]+[.N18])*([.M18]+[.N18]) *([.M18]+[.N18]+1)))" office:value-type="float" office:value="10.9888832715411" calcext:value-type="float">
            <text:p>10.99</text:p>
          </table:table-cell>
          <table:table-cell table:formula="of:=([.O18]-[.P18])" office:value-type="float" office:value="46.7888945062367" calcext:value-type="float">
            <text:p>46.7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akaze</text:p>
          </table:table-cell>
          <table:table-cell office:value-type="string" calcext:value-type="string">
            <text:p>Cry just a littl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UM([.C19:.H19])" office:value-type="float" office:value="31" calcext:value-type="float">
            <text:p>31</text:p>
          </table:table-cell>
          <table:table-cell table:formula="of:=SUM([.F19:.H19]) - SUM([.C19:.E19])" office:value-type="float" office:value="13" calcext:value-type="float">
            <text:p>13</text:p>
          </table:table-cell>
          <table:table-cell table:formula="of:=[.D19]/5 +[.E19]*2/5 +[.F19]*3/5 +[.G19]*4/5+[.H19]*5/5" office:value-type="float" office:value="19.4" calcext:value-type="float">
            <text:p>19.4</text:p>
          </table:table-cell>
          <table:table-cell table:formula="of:=1+[.L19]" office:value-type="float" office:value="20.4" calcext:value-type="float">
            <text:p>20.4</text:p>
          </table:table-cell>
          <table:table-cell table:formula="of:=1+[.J19]-[.L19]" office:value-type="float" office:value="12.6" calcext:value-type="float">
            <text:p>12.6</text:p>
          </table:table-cell>
          <table:table-cell table:formula="of:=100*[.M19]/([.M19]+[.N19])" office:value-type="float" office:value="61.8181818181818" calcext:value-type="float">
            <text:p>61.82</text:p>
          </table:table-cell>
          <table:table-cell table:formula="of:= 100*1.65*SQRT(([.M19]*[.N19])/(([.M19]+[.N19])*([.M19]+[.N19]) *([.M19]+[.N19]+1)))" office:value-type="float" office:value="13.7477270848675" calcext:value-type="float">
            <text:p>13.75</text:p>
          </table:table-cell>
          <table:table-cell table:formula="of:=([.O19]-[.P19])" office:value-type="float" office:value="48.0704547333143" calcext:value-type="float">
            <text:p>48.0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yChampy</text:p>
          </table:table-cell>
          <table:table-cell office:value-type="string" calcext:value-type="string">
            <text:p>HydroDam (ARK)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SUM([.C20:.H20])" office:value-type="float" office:value="44" calcext:value-type="float">
            <text:p>44</text:p>
          </table:table-cell>
          <table:table-cell table:formula="of:=SUM([.F20:.H20]) - SUM([.C20:.E20])" office:value-type="float" office:value="-18" calcext:value-type="float">
            <text:p>-18</text:p>
          </table:table-cell>
          <table:table-cell table:formula="of:=[.D20]/5 +[.E20]*2/5 +[.F20]*3/5 +[.G20]*4/5+[.H20]*5/5" office:value-type="float" office:value="16.6" calcext:value-type="float">
            <text:p>16.6</text:p>
          </table:table-cell>
          <table:table-cell table:formula="of:=1+[.L20]" office:value-type="float" office:value="17.6" calcext:value-type="float">
            <text:p>17.6</text:p>
          </table:table-cell>
          <table:table-cell table:formula="of:=1+[.J20]-[.L20]" office:value-type="float" office:value="28.4" calcext:value-type="float">
            <text:p>28.4</text:p>
          </table:table-cell>
          <table:table-cell table:formula="of:=100*[.M20]/([.M20]+[.N20])" office:value-type="float" office:value="38.2608695652174" calcext:value-type="float">
            <text:p>38.26</text:p>
          </table:table-cell>
          <table:table-cell table:formula="of:= 100*1.65*SQRT(([.M20]*[.N20])/(([.M20]+[.N20])*([.M20]+[.N20]) *([.M20]+[.N20]+1)))" office:value-type="float" office:value="11.6974901320383" calcext:value-type="float">
            <text:p>11.70</text:p>
          </table:table-cell>
          <table:table-cell table:formula="of:=([.O20]-[.P20])" office:value-type="float" office:value="26.5633794331791" calcext:value-type="float">
            <text:p>26.5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formula="of:=[.D21]/5 +[.E21]*2/5 +[.F21]*3/5 +[.G21]*4/5+[.H21]*5/5" office:value-type="float" office:value="0" calcext:value-type="float">
            <text:p>0</text:p>
          </table:table-cell>
          <table:table-cell table:formula="of:=1+[.L21]" office:value-type="float" office:value="1" calcext:value-type="float">
            <text:p>1</text:p>
          </table:table-cell>
          <table:table-cell table:formula="of:=1+[.J21]-[.L21]" office:value-type="float" office:value="1" calcext:value-type="float">
            <text:p>1</text:p>
          </table:table-cell>
          <table:table-cell table:formula="of:=100*[.M21]/([.M21]+[.N21])" office:value-type="float" office:value="50" calcext:value-type="float">
            <text:p>50.00</text:p>
          </table:table-cell>
          <table:table-cell table:formula="of:= 100*1.65*SQRT(([.M21]*[.N21])/(([.M21]+[.N21])*([.M21]+[.N21]) *([.M21]+[.N21]+1)))" office:value-type="float" office:value="47.6313972081441" calcext:value-type="float">
            <text:p>47.63</text:p>
          </table:table-cell>
          <table:table-cell table:formula="of:=([.O21]-[.P2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2]" office:value-type="float" office:value="1" calcext:value-type="float">
            <text:p>1</text:p>
          </table:table-cell>
          <table:table-cell table:formula="of:=1+[.J22]-[.L22]" office:value-type="float" office:value="1" calcext:value-type="float">
            <text:p>1</text:p>
          </table:table-cell>
          <table:table-cell table:formula="of:=100*[.M22]/([.M22]+[.N22])" office:value-type="float" office:value="50" calcext:value-type="float">
            <text:p>50.00</text:p>
          </table:table-cell>
          <table:table-cell table:formula="of:= 100*1.65*SQRT(([.M22]*[.N22])/(([.M22]+[.N22])*([.M22]+[.N22]) *([.M22]+[.N22]+1)))" office:value-type="float" office:value="47.6313972081441" calcext:value-type="float">
            <text:p>47.63</text:p>
          </table:table-cell>
          <table:table-cell table:formula="of:=([.O22]-[.P2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3]" office:value-type="float" office:value="1" calcext:value-type="float">
            <text:p>1</text:p>
          </table:table-cell>
          <table:table-cell table:formula="of:=1+[.J23]-[.L23]" office:value-type="float" office:value="1" calcext:value-type="float">
            <text:p>1</text:p>
          </table:table-cell>
          <table:table-cell table:formula="of:=100*[.M23]/([.M23]+[.N23])" office:value-type="float" office:value="50" calcext:value-type="float">
            <text:p>50.00</text:p>
          </table:table-cell>
          <table:table-cell table:formula="of:= 100*1.65*SQRT(([.M23]*[.N23])/(([.M23]+[.N23])*([.M23]+[.N23]) *([.M23]+[.N23]+1)))" office:value-type="float" office:value="47.6313972081441" calcext:value-type="float">
            <text:p>47.63</text:p>
          </table:table-cell>
          <table:table-cell table:formula="of:=([.O23]-[.P2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4]" office:value-type="float" office:value="1" calcext:value-type="float">
            <text:p>1</text:p>
          </table:table-cell>
          <table:table-cell table:formula="of:=1+[.J24]-[.L24]" office:value-type="float" office:value="1" calcext:value-type="float">
            <text:p>1</text:p>
          </table:table-cell>
          <table:table-cell table:formula="of:=100*[.M24]/([.M24]+[.N24])" office:value-type="float" office:value="50" calcext:value-type="float">
            <text:p>50.00</text:p>
          </table:table-cell>
          <table:table-cell table:formula="of:= 100*1.65*SQRT(([.M24]*[.N24])/(([.M24]+[.N24])*([.M24]+[.N24]) *([.M24]+[.N24]+1)))" office:value-type="float" office:value="47.6313972081441" calcext:value-type="float">
            <text:p>47.63</text:p>
          </table:table-cell>
          <table:table-cell table:formula="of:=([.O24]-[.P2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5]" office:value-type="float" office:value="1" calcext:value-type="float">
            <text:p>1</text:p>
          </table:table-cell>
          <table:table-cell table:formula="of:=1+[.J25]-[.L25]" office:value-type="float" office:value="1" calcext:value-type="float">
            <text:p>1</text:p>
          </table:table-cell>
          <table:table-cell table:formula="of:=100*[.M25]/([.M25]+[.N25])" office:value-type="float" office:value="50" calcext:value-type="float">
            <text:p>50.00</text:p>
          </table:table-cell>
          <table:table-cell table:formula="of:= 100*1.65*SQRT(([.M25]*[.N25])/(([.M25]+[.N25])*([.M25]+[.N25]) *([.M25]+[.N25]+1)))" office:value-type="float" office:value="47.6313972081441" calcext:value-type="float">
            <text:p>47.63</text:p>
          </table:table-cell>
          <table:table-cell table:formula="of:=([.O25]-[.P2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6]" office:value-type="float" office:value="1" calcext:value-type="float">
            <text:p>1</text:p>
          </table:table-cell>
          <table:table-cell table:formula="of:=1+[.J26]-[.L26]" office:value-type="float" office:value="1" calcext:value-type="float">
            <text:p>1</text:p>
          </table:table-cell>
          <table:table-cell table:formula="of:=100*[.M26]/([.M26]+[.N26])" office:value-type="float" office:value="50" calcext:value-type="float">
            <text:p>50.00</text:p>
          </table:table-cell>
          <table:table-cell table:formula="of:= 100*1.65*SQRT(([.M26]*[.N26])/(([.M26]+[.N26])*([.M26]+[.N26]) *([.M26]+[.N26]+1)))" office:value-type="float" office:value="47.6313972081441" calcext:value-type="float">
            <text:p>47.63</text:p>
          </table:table-cell>
          <table:table-cell table:formula="of:=([.O26]-[.P2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7]" office:value-type="float" office:value="1" calcext:value-type="float">
            <text:p>1</text:p>
          </table:table-cell>
          <table:table-cell table:formula="of:=1+[.J27]-[.L27]" office:value-type="float" office:value="1" calcext:value-type="float">
            <text:p>1</text:p>
          </table:table-cell>
          <table:table-cell table:formula="of:=100*[.M27]/([.M27]+[.N27])" office:value-type="float" office:value="50" calcext:value-type="float">
            <text:p>50.00</text:p>
          </table:table-cell>
          <table:table-cell table:formula="of:= 100*1.65*SQRT(([.M27]*[.N27])/(([.M27]+[.N27])*([.M27]+[.N27]) *([.M27]+[.N27]+1)))" office:value-type="float" office:value="47.6313972081441" calcext:value-type="float">
            <text:p>47.63</text:p>
          </table:table-cell>
          <table:table-cell table:formula="of:=([.O27]-[.P2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8]" office:value-type="float" office:value="1" calcext:value-type="float">
            <text:p>1</text:p>
          </table:table-cell>
          <table:table-cell table:formula="of:=1+[.J28]-[.L28]" office:value-type="float" office:value="1" calcext:value-type="float">
            <text:p>1</text:p>
          </table:table-cell>
          <table:table-cell table:formula="of:=100*[.M28]/([.M28]+[.N28])" office:value-type="float" office:value="50" calcext:value-type="float">
            <text:p>50.00</text:p>
          </table:table-cell>
          <table:table-cell table:formula="of:= 100*1.65*SQRT(([.M28]*[.N28])/(([.M28]+[.N28])*([.M28]+[.N28]) *([.M28]+[.N28]+1)))" office:value-type="float" office:value="47.6313972081441" calcext:value-type="float">
            <text:p>47.63</text:p>
          </table:table-cell>
          <table:table-cell table:formula="of:=([.O28]-[.P2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9]" office:value-type="float" office:value="1" calcext:value-type="float">
            <text:p>1</text:p>
          </table:table-cell>
          <table:table-cell table:formula="of:=1+[.J29]-[.L29]" office:value-type="float" office:value="1" calcext:value-type="float">
            <text:p>1</text:p>
          </table:table-cell>
          <table:table-cell table:formula="of:=100*[.M29]/([.M29]+[.N29])" office:value-type="float" office:value="50" calcext:value-type="float">
            <text:p>50.00</text:p>
          </table:table-cell>
          <table:table-cell table:formula="of:= 100*1.65*SQRT(([.M29]*[.N29])/(([.M29]+[.N29])*([.M29]+[.N29]) *([.M29]+[.N29]+1)))" office:value-type="float" office:value="47.6313972081441" calcext:value-type="float">
            <text:p>47.63</text:p>
          </table:table-cell>
          <table:table-cell table:formula="of:=([.O29]-[.P2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0]" office:value-type="float" office:value="1" calcext:value-type="float">
            <text:p>1</text:p>
          </table:table-cell>
          <table:table-cell table:formula="of:=1+[.J30]-[.L30]" office:value-type="float" office:value="1" calcext:value-type="float">
            <text:p>1</text:p>
          </table:table-cell>
          <table:table-cell table:formula="of:=100*[.M30]/([.M30]+[.N30])" office:value-type="float" office:value="50" calcext:value-type="float">
            <text:p>50.00</text:p>
          </table:table-cell>
          <table:table-cell table:formula="of:= 100*1.65*SQRT(([.M30]*[.N30])/(([.M30]+[.N30])*([.M30]+[.N30]) *([.M30]+[.N30]+1)))" office:value-type="float" office:value="47.6313972081441" calcext:value-type="float">
            <text:p>47.63</text:p>
          </table:table-cell>
          <table:table-cell table:formula="of:=([.O30]-[.P3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1]" office:value-type="float" office:value="1" calcext:value-type="float">
            <text:p>1</text:p>
          </table:table-cell>
          <table:table-cell table:formula="of:=1+[.J31]-[.L31]" office:value-type="float" office:value="1" calcext:value-type="float">
            <text:p>1</text:p>
          </table:table-cell>
          <table:table-cell table:formula="of:=100*[.M31]/([.M31]+[.N31])" office:value-type="float" office:value="50" calcext:value-type="float">
            <text:p>50.00</text:p>
          </table:table-cell>
          <table:table-cell table:formula="of:= 100*1.65*SQRT(([.M31]*[.N31])/(([.M31]+[.N31])*([.M31]+[.N31]) *([.M31]+[.N31]+1)))" office:value-type="float" office:value="47.6313972081441" calcext:value-type="float">
            <text:p>47.63</text:p>
          </table:table-cell>
          <table:table-cell table:formula="of:=([.O31]-[.P3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2]" office:value-type="float" office:value="1" calcext:value-type="float">
            <text:p>1</text:p>
          </table:table-cell>
          <table:table-cell table:formula="of:=1+[.J32]-[.L32]" office:value-type="float" office:value="1" calcext:value-type="float">
            <text:p>1</text:p>
          </table:table-cell>
          <table:table-cell table:formula="of:=100*[.M32]/([.M32]+[.N32])" office:value-type="float" office:value="50" calcext:value-type="float">
            <text:p>50.00</text:p>
          </table:table-cell>
          <table:table-cell table:formula="of:= 100*1.65*SQRT(([.M32]*[.N32])/(([.M32]+[.N32])*([.M32]+[.N32]) *([.M32]+[.N32]+1)))" office:value-type="float" office:value="47.6313972081441" calcext:value-type="float">
            <text:p>47.63</text:p>
          </table:table-cell>
          <table:table-cell table:formula="of:=([.O32]-[.P3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3]" office:value-type="float" office:value="1" calcext:value-type="float">
            <text:p>1</text:p>
          </table:table-cell>
          <table:table-cell table:formula="of:=1+[.J33]-[.L33]" office:value-type="float" office:value="1" calcext:value-type="float">
            <text:p>1</text:p>
          </table:table-cell>
          <table:table-cell table:formula="of:=100*[.M33]/([.M33]+[.N33])" office:value-type="float" office:value="50" calcext:value-type="float">
            <text:p>50.00</text:p>
          </table:table-cell>
          <table:table-cell table:formula="of:= 100*1.65*SQRT(([.M33]*[.N33])/(([.M33]+[.N33])*([.M33]+[.N33]) *([.M33]+[.N33]+1)))" office:value-type="float" office:value="47.6313972081441" calcext:value-type="float">
            <text:p>47.63</text:p>
          </table:table-cell>
          <table:table-cell table:formula="of:=([.O33]-[.P3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4]" office:value-type="float" office:value="1" calcext:value-type="float">
            <text:p>1</text:p>
          </table:table-cell>
          <table:table-cell table:formula="of:=1+[.J34]-[.L34]" office:value-type="float" office:value="1" calcext:value-type="float">
            <text:p>1</text:p>
          </table:table-cell>
          <table:table-cell table:formula="of:=100*[.M34]/([.M34]+[.N34])" office:value-type="float" office:value="50" calcext:value-type="float">
            <text:p>50.00</text:p>
          </table:table-cell>
          <table:table-cell table:formula="of:= 100*1.65*SQRT(([.M34]*[.N34])/(([.M34]+[.N34])*([.M34]+[.N34]) *([.M34]+[.N34]+1)))" office:value-type="float" office:value="47.6313972081441" calcext:value-type="float">
            <text:p>47.63</text:p>
          </table:table-cell>
          <table:table-cell table:formula="of:=([.O34]-[.P3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5]" office:value-type="float" office:value="1" calcext:value-type="float">
            <text:p>1</text:p>
          </table:table-cell>
          <table:table-cell table:formula="of:=1+[.J35]-[.L35]" office:value-type="float" office:value="1" calcext:value-type="float">
            <text:p>1</text:p>
          </table:table-cell>
          <table:table-cell table:formula="of:=100*[.M35]/([.M35]+[.N35])" office:value-type="float" office:value="50" calcext:value-type="float">
            <text:p>50.00</text:p>
          </table:table-cell>
          <table:table-cell table:formula="of:= 100*1.65*SQRT(([.M35]*[.N35])/(([.M35]+[.N35])*([.M35]+[.N35]) *([.M35]+[.N35]+1)))" office:value-type="float" office:value="47.6313972081441" calcext:value-type="float">
            <text:p>47.63</text:p>
          </table:table-cell>
          <table:table-cell table:formula="of:=([.O35]-[.P3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6]" office:value-type="float" office:value="1" calcext:value-type="float">
            <text:p>1</text:p>
          </table:table-cell>
          <table:table-cell table:formula="of:=1+[.J36]-[.L36]" office:value-type="float" office:value="1" calcext:value-type="float">
            <text:p>1</text:p>
          </table:table-cell>
          <table:table-cell table:formula="of:=100*[.M36]/([.M36]+[.N36])" office:value-type="float" office:value="50" calcext:value-type="float">
            <text:p>50.00</text:p>
          </table:table-cell>
          <table:table-cell table:formula="of:= 100*1.65*SQRT(([.M36]*[.N36])/(([.M36]+[.N36])*([.M36]+[.N36]) *([.M36]+[.N36]+1)))" office:value-type="float" office:value="47.6313972081441" calcext:value-type="float">
            <text:p>47.63</text:p>
          </table:table-cell>
          <table:table-cell table:formula="of:=([.O36]-[.P3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7]" office:value-type="float" office:value="1" calcext:value-type="float">
            <text:p>1</text:p>
          </table:table-cell>
          <table:table-cell table:formula="of:=1+[.J37]-[.L37]" office:value-type="float" office:value="1" calcext:value-type="float">
            <text:p>1</text:p>
          </table:table-cell>
          <table:table-cell table:formula="of:=100*[.M37]/([.M37]+[.N37])" office:value-type="float" office:value="50" calcext:value-type="float">
            <text:p>50.00</text:p>
          </table:table-cell>
          <table:table-cell table:formula="of:= 100*1.65*SQRT(([.M37]*[.N37])/(([.M37]+[.N37])*([.M37]+[.N37]) *([.M37]+[.N37]+1)))" office:value-type="float" office:value="47.6313972081441" calcext:value-type="float">
            <text:p>47.63</text:p>
          </table:table-cell>
          <table:table-cell table:formula="of:=([.O37]-[.P3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8]" office:value-type="float" office:value="1" calcext:value-type="float">
            <text:p>1</text:p>
          </table:table-cell>
          <table:table-cell table:formula="of:=1+[.J38]-[.L38]" office:value-type="float" office:value="1" calcext:value-type="float">
            <text:p>1</text:p>
          </table:table-cell>
          <table:table-cell table:formula="of:=100*[.M38]/([.M38]+[.N38])" office:value-type="float" office:value="50" calcext:value-type="float">
            <text:p>50.00</text:p>
          </table:table-cell>
          <table:table-cell table:formula="of:= 100*1.65*SQRT(([.M38]*[.N38])/(([.M38]+[.N38])*([.M38]+[.N38]) *([.M38]+[.N38]+1)))" office:value-type="float" office:value="47.6313972081441" calcext:value-type="float">
            <text:p>47.63</text:p>
          </table:table-cell>
          <table:table-cell table:formula="of:=([.O38]-[.P3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9]" office:value-type="float" office:value="1" calcext:value-type="float">
            <text:p>1</text:p>
          </table:table-cell>
          <table:table-cell table:formula="of:=1+[.J39]-[.L39]" office:value-type="float" office:value="1" calcext:value-type="float">
            <text:p>1</text:p>
          </table:table-cell>
          <table:table-cell table:formula="of:=100*[.M39]/([.M39]+[.N39])" office:value-type="float" office:value="50" calcext:value-type="float">
            <text:p>50.00</text:p>
          </table:table-cell>
          <table:table-cell table:formula="of:= 100*1.65*SQRT(([.M39]*[.N39])/(([.M39]+[.N39])*([.M39]+[.N39]) *([.M39]+[.N39]+1)))" office:value-type="float" office:value="47.6313972081441" calcext:value-type="float">
            <text:p>47.63</text:p>
          </table:table-cell>
          <table:table-cell table:formula="of:=([.O39]-[.P3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0]" office:value-type="float" office:value="1" calcext:value-type="float">
            <text:p>1</text:p>
          </table:table-cell>
          <table:table-cell table:formula="of:=1+[.J40]-[.L40]" office:value-type="float" office:value="1" calcext:value-type="float">
            <text:p>1</text:p>
          </table:table-cell>
          <table:table-cell table:formula="of:=100*[.M40]/([.M40]+[.N40])" office:value-type="float" office:value="50" calcext:value-type="float">
            <text:p>50.00</text:p>
          </table:table-cell>
          <table:table-cell table:formula="of:= 100*1.65*SQRT(([.M40]*[.N40])/(([.M40]+[.N40])*([.M40]+[.N40]) *([.M40]+[.N40]+1)))" office:value-type="float" office:value="47.6313972081441" calcext:value-type="float">
            <text:p>47.63</text:p>
          </table:table-cell>
          <table:table-cell table:formula="of:=([.O40]-[.P4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1]" office:value-type="float" office:value="1" calcext:value-type="float">
            <text:p>1</text:p>
          </table:table-cell>
          <table:table-cell table:formula="of:=1+[.J41]-[.L41]" office:value-type="float" office:value="1" calcext:value-type="float">
            <text:p>1</text:p>
          </table:table-cell>
          <table:table-cell table:formula="of:=100*[.M41]/([.M41]+[.N41])" office:value-type="float" office:value="50" calcext:value-type="float">
            <text:p>50.00</text:p>
          </table:table-cell>
          <table:table-cell table:formula="of:= 100*1.65*SQRT(([.M41]*[.N41])/(([.M41]+[.N41])*([.M41]+[.N41]) *([.M41]+[.N41]+1)))" office:value-type="float" office:value="47.6313972081441" calcext:value-type="float">
            <text:p>47.63</text:p>
          </table:table-cell>
          <table:table-cell table:formula="of:=([.O41]-[.P4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2]" office:value-type="float" office:value="1" calcext:value-type="float">
            <text:p>1</text:p>
          </table:table-cell>
          <table:table-cell table:formula="of:=1+[.J42]-[.L42]" office:value-type="float" office:value="1" calcext:value-type="float">
            <text:p>1</text:p>
          </table:table-cell>
          <table:table-cell table:formula="of:=100*[.M42]/([.M42]+[.N42])" office:value-type="float" office:value="50" calcext:value-type="float">
            <text:p>50.00</text:p>
          </table:table-cell>
          <table:table-cell table:formula="of:= 100*1.65*SQRT(([.M42]*[.N42])/(([.M42]+[.N42])*([.M42]+[.N42]) *([.M42]+[.N42]+1)))" office:value-type="float" office:value="47.6313972081441" calcext:value-type="float">
            <text:p>47.63</text:p>
          </table:table-cell>
          <table:table-cell table:formula="of:=([.O42]-[.P4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3]" office:value-type="float" office:value="1" calcext:value-type="float">
            <text:p>1</text:p>
          </table:table-cell>
          <table:table-cell table:formula="of:=1+[.J43]-[.L43]" office:value-type="float" office:value="1" calcext:value-type="float">
            <text:p>1</text:p>
          </table:table-cell>
          <table:table-cell table:formula="of:=100*[.M43]/([.M43]+[.N43])" office:value-type="float" office:value="50" calcext:value-type="float">
            <text:p>50.00</text:p>
          </table:table-cell>
          <table:table-cell table:formula="of:= 100*1.65*SQRT(([.M43]*[.N43])/(([.M43]+[.N43])*([.M43]+[.N43]) *([.M43]+[.N43]+1)))" office:value-type="float" office:value="47.6313972081441" calcext:value-type="float">
            <text:p>47.63</text:p>
          </table:table-cell>
          <table:table-cell table:formula="of:=([.O43]-[.P4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4]" office:value-type="float" office:value="1" calcext:value-type="float">
            <text:p>1</text:p>
          </table:table-cell>
          <table:table-cell table:formula="of:=1+[.J44]-[.L44]" office:value-type="float" office:value="1" calcext:value-type="float">
            <text:p>1</text:p>
          </table:table-cell>
          <table:table-cell table:formula="of:=100*[.M44]/([.M44]+[.N44])" office:value-type="float" office:value="50" calcext:value-type="float">
            <text:p>50.00</text:p>
          </table:table-cell>
          <table:table-cell table:formula="of:= 100*1.65*SQRT(([.M44]*[.N44])/(([.M44]+[.N44])*([.M44]+[.N44]) *([.M44]+[.N44]+1)))" office:value-type="float" office:value="47.6313972081441" calcext:value-type="float">
            <text:p>47.63</text:p>
          </table:table-cell>
          <table:table-cell table:formula="of:=([.O44]-[.P4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5]" office:value-type="float" office:value="1" calcext:value-type="float">
            <text:p>1</text:p>
          </table:table-cell>
          <table:table-cell table:formula="of:=1+[.J45]-[.L45]" office:value-type="float" office:value="1" calcext:value-type="float">
            <text:p>1</text:p>
          </table:table-cell>
          <table:table-cell table:formula="of:=100*[.M45]/([.M45]+[.N45])" office:value-type="float" office:value="50" calcext:value-type="float">
            <text:p>50.00</text:p>
          </table:table-cell>
          <table:table-cell table:formula="of:= 100*1.65*SQRT(([.M45]*[.N45])/(([.M45]+[.N45])*([.M45]+[.N45]) *([.M45]+[.N45]+1)))" office:value-type="float" office:value="47.6313972081441" calcext:value-type="float">
            <text:p>47.63</text:p>
          </table:table-cell>
          <table:table-cell table:formula="of:=([.O45]-[.P4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6]" office:value-type="float" office:value="1" calcext:value-type="float">
            <text:p>1</text:p>
          </table:table-cell>
          <table:table-cell table:formula="of:=1+[.J46]-[.L46]" office:value-type="float" office:value="1" calcext:value-type="float">
            <text:p>1</text:p>
          </table:table-cell>
          <table:table-cell table:formula="of:=100*[.M46]/([.M46]+[.N46])" office:value-type="float" office:value="50" calcext:value-type="float">
            <text:p>50.00</text:p>
          </table:table-cell>
          <table:table-cell table:formula="of:= 100*1.65*SQRT(([.M46]*[.N46])/(([.M46]+[.N46])*([.M46]+[.N46]) *([.M46]+[.N46]+1)))" office:value-type="float" office:value="47.6313972081441" calcext:value-type="float">
            <text:p>47.63</text:p>
          </table:table-cell>
          <table:table-cell table:formula="of:=([.O46]-[.P4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7]" office:value-type="float" office:value="1" calcext:value-type="float">
            <text:p>1</text:p>
          </table:table-cell>
          <table:table-cell table:formula="of:=1+[.J47]-[.L47]" office:value-type="float" office:value="1" calcext:value-type="float">
            <text:p>1</text:p>
          </table:table-cell>
          <table:table-cell table:formula="of:=100*[.M47]/([.M47]+[.N47])" office:value-type="float" office:value="50" calcext:value-type="float">
            <text:p>50.00</text:p>
          </table:table-cell>
          <table:table-cell table:formula="of:= 100*1.65*SQRT(([.M47]*[.N47])/(([.M47]+[.N47])*([.M47]+[.N47]) *([.M47]+[.N47]+1)))" office:value-type="float" office:value="47.6313972081441" calcext:value-type="float">
            <text:p>47.63</text:p>
          </table:table-cell>
          <table:table-cell table:formula="of:=([.O47]-[.P4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8]" office:value-type="float" office:value="1" calcext:value-type="float">
            <text:p>1</text:p>
          </table:table-cell>
          <table:table-cell table:formula="of:=1+[.J48]-[.L48]" office:value-type="float" office:value="1" calcext:value-type="float">
            <text:p>1</text:p>
          </table:table-cell>
          <table:table-cell table:formula="of:=100*[.M48]/([.M48]+[.N48])" office:value-type="float" office:value="50" calcext:value-type="float">
            <text:p>50.00</text:p>
          </table:table-cell>
          <table:table-cell table:formula="of:= 100*1.65*SQRT(([.M48]*[.N48])/(([.M48]+[.N48])*([.M48]+[.N48]) *([.M48]+[.N48]+1)))" office:value-type="float" office:value="47.6313972081441" calcext:value-type="float">
            <text:p>47.63</text:p>
          </table:table-cell>
          <table:table-cell table:formula="of:=([.O48]-[.P4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9]" office:value-type="float" office:value="1" calcext:value-type="float">
            <text:p>1</text:p>
          </table:table-cell>
          <table:table-cell table:formula="of:=1+[.J49]-[.L49]" office:value-type="float" office:value="1" calcext:value-type="float">
            <text:p>1</text:p>
          </table:table-cell>
          <table:table-cell table:formula="of:=100*[.M49]/([.M49]+[.N49])" office:value-type="float" office:value="50" calcext:value-type="float">
            <text:p>50.00</text:p>
          </table:table-cell>
          <table:table-cell table:formula="of:= 100*1.65*SQRT(([.M49]*[.N49])/(([.M49]+[.N49])*([.M49]+[.N49]) *([.M49]+[.N49]+1)))" office:value-type="float" office:value="47.6313972081441" calcext:value-type="float">
            <text:p>47.63</text:p>
          </table:table-cell>
          <table:table-cell table:formula="of:=([.O49]-[.P4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0]" office:value-type="float" office:value="1" calcext:value-type="float">
            <text:p>1</text:p>
          </table:table-cell>
          <table:table-cell table:formula="of:=1+[.J50]-[.L50]" office:value-type="float" office:value="1" calcext:value-type="float">
            <text:p>1</text:p>
          </table:table-cell>
          <table:table-cell table:formula="of:=100*[.M50]/([.M50]+[.N50])" office:value-type="float" office:value="50" calcext:value-type="float">
            <text:p>50.00</text:p>
          </table:table-cell>
          <table:table-cell table:formula="of:= 100*1.65*SQRT(([.M50]*[.N50])/(([.M50]+[.N50])*([.M50]+[.N50]) *([.M50]+[.N50]+1)))" office:value-type="float" office:value="47.6313972081441" calcext:value-type="float">
            <text:p>47.63</text:p>
          </table:table-cell>
          <table:table-cell table:formula="of:=([.O50]-[.P5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1]" office:value-type="float" office:value="1" calcext:value-type="float">
            <text:p>1</text:p>
          </table:table-cell>
          <table:table-cell table:formula="of:=1+[.J51]-[.L51]" office:value-type="float" office:value="1" calcext:value-type="float">
            <text:p>1</text:p>
          </table:table-cell>
          <table:table-cell table:formula="of:=100*[.M51]/([.M51]+[.N51])" office:value-type="float" office:value="50" calcext:value-type="float">
            <text:p>50.00</text:p>
          </table:table-cell>
          <table:table-cell table:formula="of:= 100*1.65*SQRT(([.M51]*[.N51])/(([.M51]+[.N51])*([.M51]+[.N51]) *([.M51]+[.N51]+1)))" office:value-type="float" office:value="47.6313972081441" calcext:value-type="float">
            <text:p>47.63</text:p>
          </table:table-cell>
          <table:table-cell table:formula="of:=([.O51]-[.P5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2]" office:value-type="float" office:value="1" calcext:value-type="float">
            <text:p>1</text:p>
          </table:table-cell>
          <table:table-cell table:formula="of:=1+[.J52]-[.L52]" office:value-type="float" office:value="1" calcext:value-type="float">
            <text:p>1</text:p>
          </table:table-cell>
          <table:table-cell table:formula="of:=100*[.M52]/([.M52]+[.N52])" office:value-type="float" office:value="50" calcext:value-type="float">
            <text:p>50.00</text:p>
          </table:table-cell>
          <table:table-cell table:formula="of:= 100*1.65*SQRT(([.M52]*[.N52])/(([.M52]+[.N52])*([.M52]+[.N52]) *([.M52]+[.N52]+1)))" office:value-type="float" office:value="47.6313972081441" calcext:value-type="float">
            <text:p>47.63</text:p>
          </table:table-cell>
          <table:table-cell table:formula="of:=([.O52]-[.P5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3]" office:value-type="float" office:value="1" calcext:value-type="float">
            <text:p>1</text:p>
          </table:table-cell>
          <table:table-cell table:formula="of:=1+[.J53]-[.L53]" office:value-type="float" office:value="1" calcext:value-type="float">
            <text:p>1</text:p>
          </table:table-cell>
          <table:table-cell table:formula="of:=100*[.M53]/([.M53]+[.N53])" office:value-type="float" office:value="50" calcext:value-type="float">
            <text:p>50.00</text:p>
          </table:table-cell>
          <table:table-cell table:formula="of:= 100*1.65*SQRT(([.M53]*[.N53])/(([.M53]+[.N53])*([.M53]+[.N53]) *([.M53]+[.N53]+1)))" office:value-type="float" office:value="47.6313972081441" calcext:value-type="float">
            <text:p>47.63</text:p>
          </table:table-cell>
          <table:table-cell table:formula="of:=([.O53]-[.P5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4]" office:value-type="float" office:value="1" calcext:value-type="float">
            <text:p>1</text:p>
          </table:table-cell>
          <table:table-cell table:formula="of:=1+[.J54]-[.L54]" office:value-type="float" office:value="1" calcext:value-type="float">
            <text:p>1</text:p>
          </table:table-cell>
          <table:table-cell table:formula="of:=100*[.M54]/([.M54]+[.N54])" office:value-type="float" office:value="50" calcext:value-type="float">
            <text:p>50.00</text:p>
          </table:table-cell>
          <table:table-cell table:formula="of:= 100*1.65*SQRT(([.M54]*[.N54])/(([.M54]+[.N54])*([.M54]+[.N54]) *([.M54]+[.N54]+1)))" office:value-type="float" office:value="47.6313972081441" calcext:value-type="float">
            <text:p>47.63</text:p>
          </table:table-cell>
          <table:table-cell table:formula="of:=([.O54]-[.P5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5]" office:value-type="float" office:value="1" calcext:value-type="float">
            <text:p>1</text:p>
          </table:table-cell>
          <table:table-cell table:formula="of:=1+[.J55]-[.L55]" office:value-type="float" office:value="1" calcext:value-type="float">
            <text:p>1</text:p>
          </table:table-cell>
          <table:table-cell table:formula="of:=100*[.M55]/([.M55]+[.N55])" office:value-type="float" office:value="50" calcext:value-type="float">
            <text:p>50.00</text:p>
          </table:table-cell>
          <table:table-cell table:formula="of:= 100*1.65*SQRT(([.M55]*[.N55])/(([.M55]+[.N55])*([.M55]+[.N55]) *([.M55]+[.N55]+1)))" office:value-type="float" office:value="47.6313972081441" calcext:value-type="float">
            <text:p>47.63</text:p>
          </table:table-cell>
          <table:table-cell table:formula="of:=([.O55]-[.P5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6]" office:value-type="float" office:value="1" calcext:value-type="float">
            <text:p>1</text:p>
          </table:table-cell>
          <table:table-cell table:formula="of:=1+[.J56]-[.L56]" office:value-type="float" office:value="1" calcext:value-type="float">
            <text:p>1</text:p>
          </table:table-cell>
          <table:table-cell table:formula="of:=100*[.M56]/([.M56]+[.N56])" office:value-type="float" office:value="50" calcext:value-type="float">
            <text:p>50.00</text:p>
          </table:table-cell>
          <table:table-cell table:formula="of:= 100*1.65*SQRT(([.M56]*[.N56])/(([.M56]+[.N56])*([.M56]+[.N56]) *([.M56]+[.N56]+1)))" office:value-type="float" office:value="47.6313972081441" calcext:value-type="float">
            <text:p>47.63</text:p>
          </table:table-cell>
          <table:table-cell table:formula="of:=([.O56]-[.P5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7]" office:value-type="float" office:value="1" calcext:value-type="float">
            <text:p>1</text:p>
          </table:table-cell>
          <table:table-cell table:formula="of:=1+[.J57]-[.L57]" office:value-type="float" office:value="1" calcext:value-type="float">
            <text:p>1</text:p>
          </table:table-cell>
          <table:table-cell table:formula="of:=100*[.M57]/([.M57]+[.N57])" office:value-type="float" office:value="50" calcext:value-type="float">
            <text:p>50.00</text:p>
          </table:table-cell>
          <table:table-cell table:formula="of:= 100*1.65*SQRT(([.M57]*[.N57])/(([.M57]+[.N57])*([.M57]+[.N57]) *([.M57]+[.N57]+1)))" office:value-type="float" office:value="47.6313972081441" calcext:value-type="float">
            <text:p>47.63</text:p>
          </table:table-cell>
          <table:table-cell table:formula="of:=([.O57]-[.P5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8]" office:value-type="float" office:value="1" calcext:value-type="float">
            <text:p>1</text:p>
          </table:table-cell>
          <table:table-cell table:formula="of:=1+[.J58]-[.L58]" office:value-type="float" office:value="1" calcext:value-type="float">
            <text:p>1</text:p>
          </table:table-cell>
          <table:table-cell table:formula="of:=100*[.M58]/([.M58]+[.N58])" office:value-type="float" office:value="50" calcext:value-type="float">
            <text:p>50.00</text:p>
          </table:table-cell>
          <table:table-cell table:formula="of:= 100*1.65*SQRT(([.M58]*[.N58])/(([.M58]+[.N58])*([.M58]+[.N58]) *([.M58]+[.N58]+1)))" office:value-type="float" office:value="47.6313972081441" calcext:value-type="float">
            <text:p>47.63</text:p>
          </table:table-cell>
          <table:table-cell table:formula="of:=([.O58]-[.P5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9]" office:value-type="float" office:value="1" calcext:value-type="float">
            <text:p>1</text:p>
          </table:table-cell>
          <table:table-cell table:formula="of:=1+[.J59]-[.L59]" office:value-type="float" office:value="1" calcext:value-type="float">
            <text:p>1</text:p>
          </table:table-cell>
          <table:table-cell table:formula="of:=100*[.M59]/([.M59]+[.N59])" office:value-type="float" office:value="50" calcext:value-type="float">
            <text:p>50.00</text:p>
          </table:table-cell>
          <table:table-cell table:formula="of:= 100*1.65*SQRT(([.M59]*[.N59])/(([.M59]+[.N59])*([.M59]+[.N59]) *([.M59]+[.N59]+1)))" office:value-type="float" office:value="47.6313972081441" calcext:value-type="float">
            <text:p>47.63</text:p>
          </table:table-cell>
          <table:table-cell table:formula="of:=([.O59]-[.P5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0]" office:value-type="float" office:value="1" calcext:value-type="float">
            <text:p>1</text:p>
          </table:table-cell>
          <table:table-cell table:formula="of:=1+[.J60]-[.L60]" office:value-type="float" office:value="1" calcext:value-type="float">
            <text:p>1</text:p>
          </table:table-cell>
          <table:table-cell table:formula="of:=100*[.M60]/([.M60]+[.N60])" office:value-type="float" office:value="50" calcext:value-type="float">
            <text:p>50.00</text:p>
          </table:table-cell>
          <table:table-cell table:formula="of:= 100*1.65*SQRT(([.M60]*[.N60])/(([.M60]+[.N60])*([.M60]+[.N60]) *([.M60]+[.N60]+1)))" office:value-type="float" office:value="47.6313972081441" calcext:value-type="float">
            <text:p>47.63</text:p>
          </table:table-cell>
          <table:table-cell table:formula="of:=([.O60]-[.P6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1]" office:value-type="float" office:value="1" calcext:value-type="float">
            <text:p>1</text:p>
          </table:table-cell>
          <table:table-cell table:formula="of:=1+[.J61]-[.L61]" office:value-type="float" office:value="1" calcext:value-type="float">
            <text:p>1</text:p>
          </table:table-cell>
          <table:table-cell table:formula="of:=100*[.M61]/([.M61]+[.N61])" office:value-type="float" office:value="50" calcext:value-type="float">
            <text:p>50.00</text:p>
          </table:table-cell>
          <table:table-cell table:formula="of:= 100*1.65*SQRT(([.M61]*[.N61])/(([.M61]+[.N61])*([.M61]+[.N61]) *([.M61]+[.N61]+1)))" office:value-type="float" office:value="47.6313972081441" calcext:value-type="float">
            <text:p>47.63</text:p>
          </table:table-cell>
          <table:table-cell table:formula="of:=([.O61]-[.P6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2]" office:value-type="float" office:value="1" calcext:value-type="float">
            <text:p>1</text:p>
          </table:table-cell>
          <table:table-cell table:formula="of:=1+[.J62]-[.L62]" office:value-type="float" office:value="1" calcext:value-type="float">
            <text:p>1</text:p>
          </table:table-cell>
          <table:table-cell table:formula="of:=100*[.M62]/([.M62]+[.N62])" office:value-type="float" office:value="50" calcext:value-type="float">
            <text:p>50.00</text:p>
          </table:table-cell>
          <table:table-cell table:formula="of:= 100*1.65*SQRT(([.M62]*[.N62])/(([.M62]+[.N62])*([.M62]+[.N62]) *([.M62]+[.N62]+1)))" office:value-type="float" office:value="47.6313972081441" calcext:value-type="float">
            <text:p>47.63</text:p>
          </table:table-cell>
          <table:table-cell table:formula="of:=([.O62]-[.P6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3]" office:value-type="float" office:value="1" calcext:value-type="float">
            <text:p>1</text:p>
          </table:table-cell>
          <table:table-cell table:formula="of:=1+[.J63]-[.L63]" office:value-type="float" office:value="1" calcext:value-type="float">
            <text:p>1</text:p>
          </table:table-cell>
          <table:table-cell table:formula="of:=100*[.M63]/([.M63]+[.N63])" office:value-type="float" office:value="50" calcext:value-type="float">
            <text:p>50.00</text:p>
          </table:table-cell>
          <table:table-cell table:formula="of:= 100*1.65*SQRT(([.M63]*[.N63])/(([.M63]+[.N63])*([.M63]+[.N63]) *([.M63]+[.N63]+1)))" office:value-type="float" office:value="47.6313972081441" calcext:value-type="float">
            <text:p>47.63</text:p>
          </table:table-cell>
          <table:table-cell table:formula="of:=([.O63]-[.P6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4]" office:value-type="float" office:value="1" calcext:value-type="float">
            <text:p>1</text:p>
          </table:table-cell>
          <table:table-cell table:formula="of:=1+[.J64]-[.L64]" office:value-type="float" office:value="1" calcext:value-type="float">
            <text:p>1</text:p>
          </table:table-cell>
          <table:table-cell table:formula="of:=100*[.M64]/([.M64]+[.N64])" office:value-type="float" office:value="50" calcext:value-type="float">
            <text:p>50.00</text:p>
          </table:table-cell>
          <table:table-cell table:formula="of:= 100*1.65*SQRT(([.M64]*[.N64])/(([.M64]+[.N64])*([.M64]+[.N64]) *([.M64]+[.N64]+1)))" office:value-type="float" office:value="47.6313972081441" calcext:value-type="float">
            <text:p>47.63</text:p>
          </table:table-cell>
          <table:table-cell table:formula="of:=([.O64]-[.P6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5]" office:value-type="float" office:value="1" calcext:value-type="float">
            <text:p>1</text:p>
          </table:table-cell>
          <table:table-cell table:formula="of:=1+[.J65]-[.L65]" office:value-type="float" office:value="1" calcext:value-type="float">
            <text:p>1</text:p>
          </table:table-cell>
          <table:table-cell table:formula="of:=100*[.M65]/([.M65]+[.N65])" office:value-type="float" office:value="50" calcext:value-type="float">
            <text:p>50.00</text:p>
          </table:table-cell>
          <table:table-cell table:formula="of:= 100*1.65*SQRT(([.M65]*[.N65])/(([.M65]+[.N65])*([.M65]+[.N65]) *([.M65]+[.N65]+1)))" office:value-type="float" office:value="47.6313972081441" calcext:value-type="float">
            <text:p>47.63</text:p>
          </table:table-cell>
          <table:table-cell table:formula="of:=([.O65]-[.P6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6]" office:value-type="float" office:value="1" calcext:value-type="float">
            <text:p>1</text:p>
          </table:table-cell>
          <table:table-cell table:formula="of:=1+[.J66]-[.L66]" office:value-type="float" office:value="1" calcext:value-type="float">
            <text:p>1</text:p>
          </table:table-cell>
          <table:table-cell table:formula="of:=100*[.M66]/([.M66]+[.N66])" office:value-type="float" office:value="50" calcext:value-type="float">
            <text:p>50.00</text:p>
          </table:table-cell>
          <table:table-cell table:formula="of:= 100*1.65*SQRT(([.M66]*[.N66])/(([.M66]+[.N66])*([.M66]+[.N66]) *([.M66]+[.N66]+1)))" office:value-type="float" office:value="47.6313972081441" calcext:value-type="float">
            <text:p>47.63</text:p>
          </table:table-cell>
          <table:table-cell table:formula="of:=([.O66]-[.P6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7]" office:value-type="float" office:value="1" calcext:value-type="float">
            <text:p>1</text:p>
          </table:table-cell>
          <table:table-cell table:formula="of:=1+[.J67]-[.L67]" office:value-type="float" office:value="1" calcext:value-type="float">
            <text:p>1</text:p>
          </table:table-cell>
          <table:table-cell table:formula="of:=100*[.M67]/([.M67]+[.N67])" office:value-type="float" office:value="50" calcext:value-type="float">
            <text:p>50.00</text:p>
          </table:table-cell>
          <table:table-cell table:formula="of:= 100*1.65*SQRT(([.M67]*[.N67])/(([.M67]+[.N67])*([.M67]+[.N67]) *([.M67]+[.N67]+1)))" office:value-type="float" office:value="47.6313972081441" calcext:value-type="float">
            <text:p>47.63</text:p>
          </table:table-cell>
          <table:table-cell table:formula="of:=([.O67]-[.P6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8]" office:value-type="float" office:value="1" calcext:value-type="float">
            <text:p>1</text:p>
          </table:table-cell>
          <table:table-cell table:formula="of:=1+[.J68]-[.L68]" office:value-type="float" office:value="1" calcext:value-type="float">
            <text:p>1</text:p>
          </table:table-cell>
          <table:table-cell table:formula="of:=100*[.M68]/([.M68]+[.N68])" office:value-type="float" office:value="50" calcext:value-type="float">
            <text:p>50.00</text:p>
          </table:table-cell>
          <table:table-cell table:formula="of:= 100*1.65*SQRT(([.M68]*[.N68])/(([.M68]+[.N68])*([.M68]+[.N68]) *([.M68]+[.N68]+1)))" office:value-type="float" office:value="47.6313972081441" calcext:value-type="float">
            <text:p>47.63</text:p>
          </table:table-cell>
          <table:table-cell table:formula="of:=([.O68]-[.P6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9]" office:value-type="float" office:value="1" calcext:value-type="float">
            <text:p>1</text:p>
          </table:table-cell>
          <table:table-cell table:formula="of:=1+[.J69]-[.L69]" office:value-type="float" office:value="1" calcext:value-type="float">
            <text:p>1</text:p>
          </table:table-cell>
          <table:table-cell table:formula="of:=100*[.M69]/([.M69]+[.N69])" office:value-type="float" office:value="50" calcext:value-type="float">
            <text:p>50.00</text:p>
          </table:table-cell>
          <table:table-cell table:formula="of:= 100*1.65*SQRT(([.M69]*[.N69])/(([.M69]+[.N69])*([.M69]+[.N69]) *([.M69]+[.N69]+1)))" office:value-type="float" office:value="47.6313972081441" calcext:value-type="float">
            <text:p>47.63</text:p>
          </table:table-cell>
          <table:table-cell table:formula="of:=([.O69]-[.P6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0]" office:value-type="float" office:value="1" calcext:value-type="float">
            <text:p>1</text:p>
          </table:table-cell>
          <table:table-cell table:formula="of:=1+[.J70]-[.L70]" office:value-type="float" office:value="1" calcext:value-type="float">
            <text:p>1</text:p>
          </table:table-cell>
          <table:table-cell table:formula="of:=100*[.M70]/([.M70]+[.N70])" office:value-type="float" office:value="50" calcext:value-type="float">
            <text:p>50.00</text:p>
          </table:table-cell>
          <table:table-cell table:formula="of:= 100*1.65*SQRT(([.M70]*[.N70])/(([.M70]+[.N70])*([.M70]+[.N70]) *([.M70]+[.N70]+1)))" office:value-type="float" office:value="47.6313972081441" calcext:value-type="float">
            <text:p>47.63</text:p>
          </table:table-cell>
          <table:table-cell table:formula="of:=([.O70]-[.P7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1]" office:value-type="float" office:value="1" calcext:value-type="float">
            <text:p>1</text:p>
          </table:table-cell>
          <table:table-cell table:formula="of:=1+[.J71]-[.L71]" office:value-type="float" office:value="1" calcext:value-type="float">
            <text:p>1</text:p>
          </table:table-cell>
          <table:table-cell table:formula="of:=100*[.M71]/([.M71]+[.N71])" office:value-type="float" office:value="50" calcext:value-type="float">
            <text:p>50.00</text:p>
          </table:table-cell>
          <table:table-cell table:formula="of:= 100*1.65*SQRT(([.M71]*[.N71])/(([.M71]+[.N71])*([.M71]+[.N71]) *([.M71]+[.N71]+1)))" office:value-type="float" office:value="47.6313972081441" calcext:value-type="float">
            <text:p>47.63</text:p>
          </table:table-cell>
          <table:table-cell table:formula="of:=([.O71]-[.P7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2]" office:value-type="float" office:value="1" calcext:value-type="float">
            <text:p>1</text:p>
          </table:table-cell>
          <table:table-cell table:formula="of:=1+[.J72]-[.L72]" office:value-type="float" office:value="1" calcext:value-type="float">
            <text:p>1</text:p>
          </table:table-cell>
          <table:table-cell table:formula="of:=100*[.M72]/([.M72]+[.N72])" office:value-type="float" office:value="50" calcext:value-type="float">
            <text:p>50.00</text:p>
          </table:table-cell>
          <table:table-cell table:formula="of:= 100*1.65*SQRT(([.M72]*[.N72])/(([.M72]+[.N72])*([.M72]+[.N72]) *([.M72]+[.N72]+1)))" office:value-type="float" office:value="47.6313972081441" calcext:value-type="float">
            <text:p>47.63</text:p>
          </table:table-cell>
          <table:table-cell table:formula="of:=([.O72]-[.P7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3]" office:value-type="float" office:value="1" calcext:value-type="float">
            <text:p>1</text:p>
          </table:table-cell>
          <table:table-cell table:formula="of:=1+[.J73]-[.L73]" office:value-type="float" office:value="1" calcext:value-type="float">
            <text:p>1</text:p>
          </table:table-cell>
          <table:table-cell table:formula="of:=100*[.M73]/([.M73]+[.N73])" office:value-type="float" office:value="50" calcext:value-type="float">
            <text:p>50.00</text:p>
          </table:table-cell>
          <table:table-cell table:formula="of:= 100*1.65*SQRT(([.M73]*[.N73])/(([.M73]+[.N73])*([.M73]+[.N73]) *([.M73]+[.N73]+1)))" office:value-type="float" office:value="47.6313972081441" calcext:value-type="float">
            <text:p>47.63</text:p>
          </table:table-cell>
          <table:table-cell table:formula="of:=([.O73]-[.P7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4]" office:value-type="float" office:value="1" calcext:value-type="float">
            <text:p>1</text:p>
          </table:table-cell>
          <table:table-cell table:formula="of:=1+[.J74]-[.L74]" office:value-type="float" office:value="1" calcext:value-type="float">
            <text:p>1</text:p>
          </table:table-cell>
          <table:table-cell table:formula="of:=100*[.M74]/([.M74]+[.N74])" office:value-type="float" office:value="50" calcext:value-type="float">
            <text:p>50.00</text:p>
          </table:table-cell>
          <table:table-cell table:formula="of:= 100*1.65*SQRT(([.M74]*[.N74])/(([.M74]+[.N74])*([.M74]+[.N74]) *([.M74]+[.N74]+1)))" office:value-type="float" office:value="47.6313972081441" calcext:value-type="float">
            <text:p>47.63</text:p>
          </table:table-cell>
          <table:table-cell table:formula="of:=([.O74]-[.P7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5]" office:value-type="float" office:value="1" calcext:value-type="float">
            <text:p>1</text:p>
          </table:table-cell>
          <table:table-cell table:formula="of:=1+[.J75]-[.L75]" office:value-type="float" office:value="1" calcext:value-type="float">
            <text:p>1</text:p>
          </table:table-cell>
          <table:table-cell table:formula="of:=100*[.M75]/([.M75]+[.N75])" office:value-type="float" office:value="50" calcext:value-type="float">
            <text:p>50.00</text:p>
          </table:table-cell>
          <table:table-cell table:formula="of:= 100*1.65*SQRT(([.M75]*[.N75])/(([.M75]+[.N75])*([.M75]+[.N75]) *([.M75]+[.N75]+1)))" office:value-type="float" office:value="47.6313972081441" calcext:value-type="float">
            <text:p>47.63</text:p>
          </table:table-cell>
          <table:table-cell table:formula="of:=([.O75]-[.P7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6]" office:value-type="float" office:value="1" calcext:value-type="float">
            <text:p>1</text:p>
          </table:table-cell>
          <table:table-cell table:formula="of:=1+[.J76]-[.L76]" office:value-type="float" office:value="1" calcext:value-type="float">
            <text:p>1</text:p>
          </table:table-cell>
          <table:table-cell table:formula="of:=100*[.M76]/([.M76]+[.N76])" office:value-type="float" office:value="50" calcext:value-type="float">
            <text:p>50.00</text:p>
          </table:table-cell>
          <table:table-cell table:formula="of:= 100*1.65*SQRT(([.M76]*[.N76])/(([.M76]+[.N76])*([.M76]+[.N76]) *([.M76]+[.N76]+1)))" office:value-type="float" office:value="47.6313972081441" calcext:value-type="float">
            <text:p>47.63</text:p>
          </table:table-cell>
          <table:table-cell table:formula="of:=([.O76]-[.P7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7]" office:value-type="float" office:value="1" calcext:value-type="float">
            <text:p>1</text:p>
          </table:table-cell>
          <table:table-cell table:formula="of:=1+[.J77]-[.L77]" office:value-type="float" office:value="1" calcext:value-type="float">
            <text:p>1</text:p>
          </table:table-cell>
          <table:table-cell table:formula="of:=100*[.M77]/([.M77]+[.N77])" office:value-type="float" office:value="50" calcext:value-type="float">
            <text:p>50.00</text:p>
          </table:table-cell>
          <table:table-cell table:formula="of:= 100*1.65*SQRT(([.M77]*[.N77])/(([.M77]+[.N77])*([.M77]+[.N77]) *([.M77]+[.N77]+1)))" office:value-type="float" office:value="47.6313972081441" calcext:value-type="float">
            <text:p>47.63</text:p>
          </table:table-cell>
          <table:table-cell table:formula="of:=([.O77]-[.P7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8]" office:value-type="float" office:value="1" calcext:value-type="float">
            <text:p>1</text:p>
          </table:table-cell>
          <table:table-cell table:formula="of:=1+[.J78]-[.L78]" office:value-type="float" office:value="1" calcext:value-type="float">
            <text:p>1</text:p>
          </table:table-cell>
          <table:table-cell table:formula="of:=100*[.M78]/([.M78]+[.N78])" office:value-type="float" office:value="50" calcext:value-type="float">
            <text:p>50.00</text:p>
          </table:table-cell>
          <table:table-cell table:formula="of:= 100*1.65*SQRT(([.M78]*[.N78])/(([.M78]+[.N78])*([.M78]+[.N78]) *([.M78]+[.N78]+1)))" office:value-type="float" office:value="47.6313972081441" calcext:value-type="float">
            <text:p>47.63</text:p>
          </table:table-cell>
          <table:table-cell table:formula="of:=([.O78]-[.P7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9]" office:value-type="float" office:value="1" calcext:value-type="float">
            <text:p>1</text:p>
          </table:table-cell>
          <table:table-cell table:formula="of:=1+[.J79]-[.L79]" office:value-type="float" office:value="1" calcext:value-type="float">
            <text:p>1</text:p>
          </table:table-cell>
          <table:table-cell table:formula="of:=100*[.M79]/([.M79]+[.N79])" office:value-type="float" office:value="50" calcext:value-type="float">
            <text:p>50.00</text:p>
          </table:table-cell>
          <table:table-cell table:formula="of:= 100*1.65*SQRT(([.M79]*[.N79])/(([.M79]+[.N79])*([.M79]+[.N79]) *([.M79]+[.N79]+1)))" office:value-type="float" office:value="47.6313972081441" calcext:value-type="float">
            <text:p>47.63</text:p>
          </table:table-cell>
          <table:table-cell table:formula="of:=([.O79]-[.P7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0]" office:value-type="float" office:value="1" calcext:value-type="float">
            <text:p>1</text:p>
          </table:table-cell>
          <table:table-cell table:formula="of:=1+[.J80]-[.L80]" office:value-type="float" office:value="1" calcext:value-type="float">
            <text:p>1</text:p>
          </table:table-cell>
          <table:table-cell table:formula="of:=100*[.M80]/([.M80]+[.N80])" office:value-type="float" office:value="50" calcext:value-type="float">
            <text:p>50.00</text:p>
          </table:table-cell>
          <table:table-cell table:formula="of:= 100*1.65*SQRT(([.M80]*[.N80])/(([.M80]+[.N80])*([.M80]+[.N80]) *([.M80]+[.N80]+1)))" office:value-type="float" office:value="47.6313972081441" calcext:value-type="float">
            <text:p>47.63</text:p>
          </table:table-cell>
          <table:table-cell table:formula="of:=([.O80]-[.P8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1]" office:value-type="float" office:value="1" calcext:value-type="float">
            <text:p>1</text:p>
          </table:table-cell>
          <table:table-cell table:formula="of:=1+[.J81]-[.L81]" office:value-type="float" office:value="1" calcext:value-type="float">
            <text:p>1</text:p>
          </table:table-cell>
          <table:table-cell table:formula="of:=100*[.M81]/([.M81]+[.N81])" office:value-type="float" office:value="50" calcext:value-type="float">
            <text:p>50.00</text:p>
          </table:table-cell>
          <table:table-cell table:formula="of:= 100*1.65*SQRT(([.M81]*[.N81])/(([.M81]+[.N81])*([.M81]+[.N81]) *([.M81]+[.N81]+1)))" office:value-type="float" office:value="47.6313972081441" calcext:value-type="float">
            <text:p>47.63</text:p>
          </table:table-cell>
          <table:table-cell table:formula="of:=([.O81]-[.P8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2]" office:value-type="float" office:value="1" calcext:value-type="float">
            <text:p>1</text:p>
          </table:table-cell>
          <table:table-cell table:formula="of:=1+[.J82]-[.L82]" office:value-type="float" office:value="1" calcext:value-type="float">
            <text:p>1</text:p>
          </table:table-cell>
          <table:table-cell table:formula="of:=100*[.M82]/([.M82]+[.N82])" office:value-type="float" office:value="50" calcext:value-type="float">
            <text:p>50.00</text:p>
          </table:table-cell>
          <table:table-cell table:formula="of:= 100*1.65*SQRT(([.M82]*[.N82])/(([.M82]+[.N82])*([.M82]+[.N82]) *([.M82]+[.N82]+1)))" office:value-type="float" office:value="47.6313972081441" calcext:value-type="float">
            <text:p>47.63</text:p>
          </table:table-cell>
          <table:table-cell table:formula="of:=([.O82]-[.P8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3]" office:value-type="float" office:value="1" calcext:value-type="float">
            <text:p>1</text:p>
          </table:table-cell>
          <table:table-cell table:formula="of:=1+[.J83]-[.L83]" office:value-type="float" office:value="1" calcext:value-type="float">
            <text:p>1</text:p>
          </table:table-cell>
          <table:table-cell table:formula="of:=100*[.M83]/([.M83]+[.N83])" office:value-type="float" office:value="50" calcext:value-type="float">
            <text:p>50.00</text:p>
          </table:table-cell>
          <table:table-cell table:formula="of:= 100*1.65*SQRT(([.M83]*[.N83])/(([.M83]+[.N83])*([.M83]+[.N83]) *([.M83]+[.N83]+1)))" office:value-type="float" office:value="47.6313972081441" calcext:value-type="float">
            <text:p>47.63</text:p>
          </table:table-cell>
          <table:table-cell table:formula="of:=([.O83]-[.P8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4]" office:value-type="float" office:value="1" calcext:value-type="float">
            <text:p>1</text:p>
          </table:table-cell>
          <table:table-cell table:formula="of:=1+[.J84]-[.L84]" office:value-type="float" office:value="1" calcext:value-type="float">
            <text:p>1</text:p>
          </table:table-cell>
          <table:table-cell table:formula="of:=100*[.M84]/([.M84]+[.N84])" office:value-type="float" office:value="50" calcext:value-type="float">
            <text:p>50.00</text:p>
          </table:table-cell>
          <table:table-cell table:formula="of:= 100*1.65*SQRT(([.M84]*[.N84])/(([.M84]+[.N84])*([.M84]+[.N84]) *([.M84]+[.N84]+1)))" office:value-type="float" office:value="47.6313972081441" calcext:value-type="float">
            <text:p>47.63</text:p>
          </table:table-cell>
          <table:table-cell table:formula="of:=([.O84]-[.P8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5]" office:value-type="float" office:value="1" calcext:value-type="float">
            <text:p>1</text:p>
          </table:table-cell>
          <table:table-cell table:formula="of:=1+[.J85]-[.L85]" office:value-type="float" office:value="1" calcext:value-type="float">
            <text:p>1</text:p>
          </table:table-cell>
          <table:table-cell table:formula="of:=100*[.M85]/([.M85]+[.N85])" office:value-type="float" office:value="50" calcext:value-type="float">
            <text:p>50.00</text:p>
          </table:table-cell>
          <table:table-cell table:formula="of:= 100*1.65*SQRT(([.M85]*[.N85])/(([.M85]+[.N85])*([.M85]+[.N85]) *([.M85]+[.N85]+1)))" office:value-type="float" office:value="47.6313972081441" calcext:value-type="float">
            <text:p>47.63</text:p>
          </table:table-cell>
          <table:table-cell table:formula="of:=([.O85]-[.P8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6]" office:value-type="float" office:value="1" calcext:value-type="float">
            <text:p>1</text:p>
          </table:table-cell>
          <table:table-cell table:formula="of:=1+[.J86]-[.L86]" office:value-type="float" office:value="1" calcext:value-type="float">
            <text:p>1</text:p>
          </table:table-cell>
          <table:table-cell table:formula="of:=100*[.M86]/([.M86]+[.N86])" office:value-type="float" office:value="50" calcext:value-type="float">
            <text:p>50.00</text:p>
          </table:table-cell>
          <table:table-cell table:formula="of:= 100*1.65*SQRT(([.M86]*[.N86])/(([.M86]+[.N86])*([.M86]+[.N86]) *([.M86]+[.N86]+1)))" office:value-type="float" office:value="47.6313972081441" calcext:value-type="float">
            <text:p>47.63</text:p>
          </table:table-cell>
          <table:table-cell table:formula="of:=([.O86]-[.P8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7]" office:value-type="float" office:value="1" calcext:value-type="float">
            <text:p>1</text:p>
          </table:table-cell>
          <table:table-cell table:formula="of:=1+[.J87]-[.L87]" office:value-type="float" office:value="1" calcext:value-type="float">
            <text:p>1</text:p>
          </table:table-cell>
          <table:table-cell table:formula="of:=100*[.M87]/([.M87]+[.N87])" office:value-type="float" office:value="50" calcext:value-type="float">
            <text:p>50.00</text:p>
          </table:table-cell>
          <table:table-cell table:formula="of:= 100*1.65*SQRT(([.M87]*[.N87])/(([.M87]+[.N87])*([.M87]+[.N87]) *([.M87]+[.N87]+1)))" office:value-type="float" office:value="47.6313972081441" calcext:value-type="float">
            <text:p>47.63</text:p>
          </table:table-cell>
          <table:table-cell table:formula="of:=([.O87]-[.P8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8]" office:value-type="float" office:value="1" calcext:value-type="float">
            <text:p>1</text:p>
          </table:table-cell>
          <table:table-cell table:formula="of:=1+[.J88]-[.L88]" office:value-type="float" office:value="1" calcext:value-type="float">
            <text:p>1</text:p>
          </table:table-cell>
          <table:table-cell table:formula="of:=100*[.M88]/([.M88]+[.N88])" office:value-type="float" office:value="50" calcext:value-type="float">
            <text:p>50.00</text:p>
          </table:table-cell>
          <table:table-cell table:formula="of:= 100*1.65*SQRT(([.M88]*[.N88])/(([.M88]+[.N88])*([.M88]+[.N88]) *([.M88]+[.N88]+1)))" office:value-type="float" office:value="47.6313972081441" calcext:value-type="float">
            <text:p>47.63</text:p>
          </table:table-cell>
          <table:table-cell table:formula="of:=([.O88]-[.P8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9]" office:value-type="float" office:value="1" calcext:value-type="float">
            <text:p>1</text:p>
          </table:table-cell>
          <table:table-cell table:formula="of:=1+[.J89]-[.L89]" office:value-type="float" office:value="1" calcext:value-type="float">
            <text:p>1</text:p>
          </table:table-cell>
          <table:table-cell table:formula="of:=100*[.M89]/([.M89]+[.N89])" office:value-type="float" office:value="50" calcext:value-type="float">
            <text:p>50.00</text:p>
          </table:table-cell>
          <table:table-cell table:formula="of:= 100*1.65*SQRT(([.M89]*[.N89])/(([.M89]+[.N89])*([.M89]+[.N89]) *([.M89]+[.N89]+1)))" office:value-type="float" office:value="47.6313972081441" calcext:value-type="float">
            <text:p>47.63</text:p>
          </table:table-cell>
          <table:table-cell table:formula="of:=([.O89]-[.P8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0]" office:value-type="float" office:value="1" calcext:value-type="float">
            <text:p>1</text:p>
          </table:table-cell>
          <table:table-cell table:formula="of:=1+[.J90]-[.L90]" office:value-type="float" office:value="1" calcext:value-type="float">
            <text:p>1</text:p>
          </table:table-cell>
          <table:table-cell table:formula="of:=100*[.M90]/([.M90]+[.N90])" office:value-type="float" office:value="50" calcext:value-type="float">
            <text:p>50.00</text:p>
          </table:table-cell>
          <table:table-cell table:formula="of:= 100*1.65*SQRT(([.M90]*[.N90])/(([.M90]+[.N90])*([.M90]+[.N90]) *([.M90]+[.N90]+1)))" office:value-type="float" office:value="47.6313972081441" calcext:value-type="float">
            <text:p>47.63</text:p>
          </table:table-cell>
          <table:table-cell table:formula="of:=([.O90]-[.P9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1]" office:value-type="float" office:value="1" calcext:value-type="float">
            <text:p>1</text:p>
          </table:table-cell>
          <table:table-cell table:formula="of:=1+[.J91]-[.L91]" office:value-type="float" office:value="1" calcext:value-type="float">
            <text:p>1</text:p>
          </table:table-cell>
          <table:table-cell table:formula="of:=100*[.M91]/([.M91]+[.N91])" office:value-type="float" office:value="50" calcext:value-type="float">
            <text:p>50.00</text:p>
          </table:table-cell>
          <table:table-cell table:formula="of:= 100*1.65*SQRT(([.M91]*[.N91])/(([.M91]+[.N91])*([.M91]+[.N91]) *([.M91]+[.N91]+1)))" office:value-type="float" office:value="47.6313972081441" calcext:value-type="float">
            <text:p>47.63</text:p>
          </table:table-cell>
          <table:table-cell table:formula="of:=([.O91]-[.P9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2]" office:value-type="float" office:value="1" calcext:value-type="float">
            <text:p>1</text:p>
          </table:table-cell>
          <table:table-cell table:formula="of:=1+[.J92]-[.L92]" office:value-type="float" office:value="1" calcext:value-type="float">
            <text:p>1</text:p>
          </table:table-cell>
          <table:table-cell table:formula="of:=100*[.M92]/([.M92]+[.N92])" office:value-type="float" office:value="50" calcext:value-type="float">
            <text:p>50.00</text:p>
          </table:table-cell>
          <table:table-cell table:formula="of:= 100*1.65*SQRT(([.M92]*[.N92])/(([.M92]+[.N92])*([.M92]+[.N92]) *([.M92]+[.N92]+1)))" office:value-type="float" office:value="47.6313972081441" calcext:value-type="float">
            <text:p>47.63</text:p>
          </table:table-cell>
          <table:table-cell table:formula="of:=([.O92]-[.P9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3]" office:value-type="float" office:value="1" calcext:value-type="float">
            <text:p>1</text:p>
          </table:table-cell>
          <table:table-cell table:formula="of:=1+[.J93]-[.L93]" office:value-type="float" office:value="1" calcext:value-type="float">
            <text:p>1</text:p>
          </table:table-cell>
          <table:table-cell table:formula="of:=100*[.M93]/([.M93]+[.N93])" office:value-type="float" office:value="50" calcext:value-type="float">
            <text:p>50.00</text:p>
          </table:table-cell>
          <table:table-cell table:formula="of:= 100*1.65*SQRT(([.M93]*[.N93])/(([.M93]+[.N93])*([.M93]+[.N93]) *([.M93]+[.N93]+1)))" office:value-type="float" office:value="47.6313972081441" calcext:value-type="float">
            <text:p>47.63</text:p>
          </table:table-cell>
          <table:table-cell table:formula="of:=([.O93]-[.P9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4]" office:value-type="float" office:value="1" calcext:value-type="float">
            <text:p>1</text:p>
          </table:table-cell>
          <table:table-cell table:formula="of:=1+[.J94]-[.L94]" office:value-type="float" office:value="1" calcext:value-type="float">
            <text:p>1</text:p>
          </table:table-cell>
          <table:table-cell table:formula="of:=100*[.M94]/([.M94]+[.N94])" office:value-type="float" office:value="50" calcext:value-type="float">
            <text:p>50.00</text:p>
          </table:table-cell>
          <table:table-cell table:formula="of:= 100*1.65*SQRT(([.M94]*[.N94])/(([.M94]+[.N94])*([.M94]+[.N94]) *([.M94]+[.N94]+1)))" office:value-type="float" office:value="47.6313972081441" calcext:value-type="float">
            <text:p>47.63</text:p>
          </table:table-cell>
          <table:table-cell table:formula="of:=([.O94]-[.P9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5]" office:value-type="float" office:value="1" calcext:value-type="float">
            <text:p>1</text:p>
          </table:table-cell>
          <table:table-cell table:formula="of:=1+[.J95]-[.L95]" office:value-type="float" office:value="1" calcext:value-type="float">
            <text:p>1</text:p>
          </table:table-cell>
          <table:table-cell table:formula="of:=100*[.M95]/([.M95]+[.N95])" office:value-type="float" office:value="50" calcext:value-type="float">
            <text:p>50.00</text:p>
          </table:table-cell>
          <table:table-cell table:formula="of:= 100*1.65*SQRT(([.M95]*[.N95])/(([.M95]+[.N95])*([.M95]+[.N95]) *([.M95]+[.N95]+1)))" office:value-type="float" office:value="47.6313972081441" calcext:value-type="float">
            <text:p>47.63</text:p>
          </table:table-cell>
          <table:table-cell table:formula="of:=([.O95]-[.P9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6]" office:value-type="float" office:value="1" calcext:value-type="float">
            <text:p>1</text:p>
          </table:table-cell>
          <table:table-cell table:formula="of:=1+[.J96]-[.L96]" office:value-type="float" office:value="1" calcext:value-type="float">
            <text:p>1</text:p>
          </table:table-cell>
          <table:table-cell table:formula="of:=100*[.M96]/([.M96]+[.N96])" office:value-type="float" office:value="50" calcext:value-type="float">
            <text:p>50.00</text:p>
          </table:table-cell>
          <table:table-cell table:formula="of:= 100*1.65*SQRT(([.M96]*[.N96])/(([.M96]+[.N96])*([.M96]+[.N96]) *([.M96]+[.N96]+1)))" office:value-type="float" office:value="47.6313972081441" calcext:value-type="float">
            <text:p>47.63</text:p>
          </table:table-cell>
          <table:table-cell table:formula="of:=([.O96]-[.P9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7]" office:value-type="float" office:value="1" calcext:value-type="float">
            <text:p>1</text:p>
          </table:table-cell>
          <table:table-cell table:formula="of:=1+[.J97]-[.L97]" office:value-type="float" office:value="1" calcext:value-type="float">
            <text:p>1</text:p>
          </table:table-cell>
          <table:table-cell table:formula="of:=100*[.M97]/([.M97]+[.N97])" office:value-type="float" office:value="50" calcext:value-type="float">
            <text:p>50.00</text:p>
          </table:table-cell>
          <table:table-cell table:formula="of:= 100*1.65*SQRT(([.M97]*[.N97])/(([.M97]+[.N97])*([.M97]+[.N97]) *([.M97]+[.N97]+1)))" office:value-type="float" office:value="47.6313972081441" calcext:value-type="float">
            <text:p>47.63</text:p>
          </table:table-cell>
          <table:table-cell table:formula="of:=([.O97]-[.P9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8]" office:value-type="float" office:value="1" calcext:value-type="float">
            <text:p>1</text:p>
          </table:table-cell>
          <table:table-cell table:formula="of:=1+[.J98]-[.L98]" office:value-type="float" office:value="1" calcext:value-type="float">
            <text:p>1</text:p>
          </table:table-cell>
          <table:table-cell table:formula="of:=100*[.M98]/([.M98]+[.N98])" office:value-type="float" office:value="50" calcext:value-type="float">
            <text:p>50.00</text:p>
          </table:table-cell>
          <table:table-cell table:formula="of:= 100*1.65*SQRT(([.M98]*[.N98])/(([.M98]+[.N98])*([.M98]+[.N98]) *([.M98]+[.N98]+1)))" office:value-type="float" office:value="47.6313972081441" calcext:value-type="float">
            <text:p>47.63</text:p>
          </table:table-cell>
          <table:table-cell table:formula="of:=([.O98]-[.P9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9]" office:value-type="float" office:value="1" calcext:value-type="float">
            <text:p>1</text:p>
          </table:table-cell>
          <table:table-cell table:formula="of:=1+[.J99]-[.L99]" office:value-type="float" office:value="1" calcext:value-type="float">
            <text:p>1</text:p>
          </table:table-cell>
          <table:table-cell table:formula="of:=100*[.M99]/([.M99]+[.N99])" office:value-type="float" office:value="50" calcext:value-type="float">
            <text:p>50.00</text:p>
          </table:table-cell>
          <table:table-cell table:formula="of:= 100*1.65*SQRT(([.M99]*[.N99])/(([.M99]+[.N99])*([.M99]+[.N99]) *([.M99]+[.N99]+1)))" office:value-type="float" office:value="47.6313972081441" calcext:value-type="float">
            <text:p>47.63</text:p>
          </table:table-cell>
          <table:table-cell table:formula="of:=([.O99]-[.P9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100]" office:value-type="float" office:value="1" calcext:value-type="float">
            <text:p>1</text:p>
          </table:table-cell>
          <table:table-cell table:formula="of:=1+[.J100]-[.L100]" office:value-type="float" office:value="1" calcext:value-type="float">
            <text:p>1</text:p>
          </table:table-cell>
          <table:table-cell table:formula="of:=100*[.M100]/([.M100]+[.N100])" office:value-type="float" office:value="50" calcext:value-type="float">
            <text:p>50.00</text:p>
          </table:table-cell>
          <table:table-cell table:formula="of:= 100*1.65*SQRT(([.M100]*[.N100])/(([.M100]+[.N100])*([.M100]+[.N100]) *([.M100]+[.N100]+1)))" office:value-type="float" office:value="47.6313972081441" calcext:value-type="float">
            <text:p>47.63</text:p>
          </table:table-cell>
          <table:table-cell table:formula="of:=([.O100]-[.P10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101]" office:value-type="float" office:value="1" calcext:value-type="float">
            <text:p>1</text:p>
          </table:table-cell>
          <table:table-cell table:formula="of:=1+[.J101]-[.L101]" office:value-type="float" office:value="1" calcext:value-type="float">
            <text:p>1</text:p>
          </table:table-cell>
          <table:table-cell table:formula="of:=100*[.M101]/([.M101]+[.N101])" office:value-type="float" office:value="50" calcext:value-type="float">
            <text:p>50.00</text:p>
          </table:table-cell>
          <table:table-cell table:formula="of:= 100*1.65*SQRT(([.M101]*[.N101])/(([.M101]+[.N101])*([.M101]+[.N101]) *([.M101]+[.N101]+1)))" office:value-type="float" office:value="47.6313972081441" calcext:value-type="float">
            <text:p>47.63</text:p>
          </table:table-cell>
          <table:table-cell table:formula="of:=([.O101]-[.P10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102]" office:value-type="float" office:value="1" calcext:value-type="float">
            <text:p>1</text:p>
          </table:table-cell>
          <table:table-cell table:formula="of:=1+[.J102]-[.L102]" office:value-type="float" office:value="1" calcext:value-type="float">
            <text:p>1</text:p>
          </table:table-cell>
          <table:table-cell table:formula="of:=100*[.M102]/([.M102]+[.N102])" office:value-type="float" office:value="50" calcext:value-type="float">
            <text:p>50.00</text:p>
          </table:table-cell>
          <table:table-cell table:formula="of:= 100*1.65*SQRT(([.M102]*[.N102])/(([.M102]+[.N102])*([.M102]+[.N102]) *([.M102]+[.N102]+1)))" office:value-type="float" office:value="47.6313972081441" calcext:value-type="float">
            <text:p>47.63</text:p>
          </table:table-cell>
          <table:table-cell table:formula="of:=([.O102]-[.P10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103]" office:value-type="float" office:value="1" calcext:value-type="float">
            <text:p>1</text:p>
          </table:table-cell>
          <table:table-cell table:formula="of:=1+[.J103]-[.L103]" office:value-type="float" office:value="1" calcext:value-type="float">
            <text:p>1</text:p>
          </table:table-cell>
          <table:table-cell table:formula="of:=100*[.M103]/([.M103]+[.N103])" office:value-type="float" office:value="50" calcext:value-type="float">
            <text:p>50.00</text:p>
          </table:table-cell>
          <table:table-cell table:formula="of:= 100*1.65*SQRT(([.M103]*[.N103])/(([.M103]+[.N103])*([.M103]+[.N103]) *([.M103]+[.N103]+1)))" office:value-type="float" office:value="47.6313972081441" calcext:value-type="float">
            <text:p>47.63</text:p>
          </table:table-cell>
          <table:table-cell table:formula="of:=([.O103]-[.P103])" office:value-type="float" office:value="2.36860279185588" calcext:value-type="float">
            <text:p>2.37</text:p>
          </table:table-cell>
          <table:table-cell table:number-columns-repeated="1007"/>
        </table:table-row>
      </table:table>
      <table:table table:name="Matches Karma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3">
          <table:table-cell table:style-name="ce1" office:value-type="string" calcext:value-type="string">
            <text:p>Author Name</text:p>
          </table:table-cell>
          <table:table-cell table:style-name="ce1" office:value-type="string" calcext:value-type="string">
            <text:p>Track Name</text:p>
          </table:table-cell>
          <table:table-cell table:style-name="ce1" office:value-type="string" calcext:value-type="string">
            <text:p>/---</text:p>
          </table:table-cell>
          <table:table-cell table:style-name="ce1" office:value-type="string" calcext:value-type="string">
            <text:p>/--</text:p>
          </table:table-cell>
          <table:table-cell table:style-name="ce1" office:value-type="string" calcext:value-type="string">
            <text:p>/ - </text:p>
          </table:table-cell>
          <table:table-cell table:style-name="ce1" office:value-type="string" calcext:value-type="string">
            <text:p><text:s/>/ +</text:p>
          </table:table-cell>
          <table:table-cell table:style-name="ce1" office:value-type="string" calcext:value-type="string">
            <text:p>/ ++</text:p>
          </table:table-cell>
          <table:table-cell table:style-name="ce1" office:value-type="string" calcext:value-type="string">
            <text:p>/+++</text:p>
          </table:table-cell>
          <table:table-cell table:style-name="ce1" office:value-type="string" calcext:value-type="string">
            <text:p>Local</text:p>
            <text:p>Karma</text:p>
          </table:table-cell>
          <table:table-cell table:style-name="ce1" office:value-type="string" calcext:value-type="string">
            <text:p># of Vot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ctional</text:p>
            <text:p>Total (S)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e</text:p>
            <text:p>Value</text:p>
          </table:table-cell>
          <table:table-cell table:style-name="ce1" office:value-type="string" calcext:value-type="string">
            <text:p>Uncertainty</text:p>
            <text:p>Penalty</text:p>
          </table:table-cell>
          <table:table-cell table:style-name="ce1" office:value-type="string" calcext:value-type="string">
            <text:p>Track Value (out of 100)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Zengo</text:p>
          </table:table-cell>
          <table:table-cell office:value-type="string" calcext:value-type="string">
            <text:p>Watch how I so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SUM([.C2:.H2])" office:value-type="float" office:value="43" calcext:value-type="float">
            <text:p>43</text:p>
          </table:table-cell>
          <table:table-cell table:formula="of:=SUM([.F2:.H2]) - SUM([.C2:.E2])" office:value-type="float" office:value="41" calcext:value-type="float">
            <text:p>41</text:p>
          </table:table-cell>
          <table:table-cell table:formula="of:=[.D2]/5 +[.E2]*2/5 +[.F2]*3/5 +[.G2]*4/5+[.H2]*5/5" office:value-type="float" office:value="33.8" calcext:value-type="float">
            <text:p>33.8</text:p>
          </table:table-cell>
          <table:table-cell table:formula="of:=1+[.L2]" office:value-type="float" office:value="34.8" calcext:value-type="float">
            <text:p>34.8</text:p>
          </table:table-cell>
          <table:table-cell table:formula="of:=1+[.J2]-[.L2]" office:value-type="float" office:value="10.2" calcext:value-type="float">
            <text:p>10.2</text:p>
          </table:table-cell>
          <table:table-cell table:formula="of:=100*[.M2]/([.M2]+[.N2])" office:value-type="float" office:value="77.3333333333333" calcext:value-type="float">
            <text:p>77.33</text:p>
          </table:table-cell>
          <table:table-cell table:formula="of:= 100*1.65*SQRT(([.M2]*[.N2])/(([.M2]+[.N2])*([.M2]+[.N2]) *([.M2]+[.N2]+1)))" office:value-type="float" office:value="10.1854969356476" calcext:value-type="float">
            <text:p>10.19</text:p>
          </table:table-cell>
          <table:table-cell table:formula="of:=([.O2]-[.P2])" office:value-type="float" office:value="67.1478363976857" calcext:value-type="float">
            <text:p>67.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oivrot</text:p>
          </table:table-cell>
          <table:table-cell office:value-type="string" calcext:value-type="string">
            <text:p>Texas Rank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UM([.C3:.H3])" office:value-type="float" office:value="51" calcext:value-type="float">
            <text:p>51</text:p>
          </table:table-cell>
          <table:table-cell table:formula="of:=SUM([.F3:.H3]) - SUM([.C3:.E3])" office:value-type="float" office:value="45" calcext:value-type="float">
            <text:p>45</text:p>
          </table:table-cell>
          <table:table-cell table:formula="of:=[.D3]/5 +[.E3]*2/5 +[.F3]*3/5 +[.G3]*4/5+[.H3]*5/5" office:value-type="float" office:value="39" calcext:value-type="float">
            <text:p>39</text:p>
          </table:table-cell>
          <table:table-cell table:formula="of:=1+[.L3]" office:value-type="float" office:value="40" calcext:value-type="float">
            <text:p>40</text:p>
          </table:table-cell>
          <table:table-cell table:formula="of:=1+[.J3]-[.L3]" office:value-type="float" office:value="13" calcext:value-type="float">
            <text:p>13</text:p>
          </table:table-cell>
          <table:table-cell table:formula="of:=100*[.M3]/([.M3]+[.N3])" office:value-type="float" office:value="75.4716981132076" calcext:value-type="float">
            <text:p>75.47</text:p>
          </table:table-cell>
          <table:table-cell table:formula="of:= 100*1.65*SQRT(([.M3]*[.N3])/(([.M3]+[.N3])*([.M3]+[.N3]) *([.M3]+[.N3]+1)))" office:value-type="float" office:value="9.66079499883386" calcext:value-type="float">
            <text:p>9.66</text:p>
          </table:table-cell>
          <table:table-cell table:formula="of:=([.O3]-[.P3])" office:value-type="float" office:value="65.8109031143737" calcext:value-type="float">
            <text:p>65.8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ac11</text:p>
          </table:table-cell>
          <table:table-cell office:value-type="string" calcext:value-type="string">
            <text:p>Architec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SUM([.C4:.H4])" office:value-type="float" office:value="45" calcext:value-type="float">
            <text:p>45</text:p>
          </table:table-cell>
          <table:table-cell table:formula="of:=SUM([.F4:.H4]) - SUM([.C4:.E4])" office:value-type="float" office:value="35" calcext:value-type="float">
            <text:p>35</text:p>
          </table:table-cell>
          <table:table-cell table:formula="of:=[.D4]/5 +[.E4]*2/5 +[.F4]*3/5 +[.G4]*4/5+[.H4]*5/5" office:value-type="float" office:value="34.2" calcext:value-type="float">
            <text:p>34.2</text:p>
          </table:table-cell>
          <table:table-cell table:formula="of:=1+[.L4]" office:value-type="float" office:value="35.2" calcext:value-type="float">
            <text:p>35.2</text:p>
          </table:table-cell>
          <table:table-cell table:formula="of:=1+[.J4]-[.L4]" office:value-type="float" office:value="11.8" calcext:value-type="float">
            <text:p>11.8</text:p>
          </table:table-cell>
          <table:table-cell table:formula="of:=100*[.M4]/([.M4]+[.N4])" office:value-type="float" office:value="74.8936170212766" calcext:value-type="float">
            <text:p>74.89</text:p>
          </table:table-cell>
          <table:table-cell table:formula="of:= 100*1.65*SQRT(([.M4]*[.N4])/(([.M4]+[.N4])*([.M4]+[.N4]) *([.M4]+[.N4]+1)))" office:value-type="float" office:value="10.3270862213622" calcext:value-type="float">
            <text:p>10.33</text:p>
          </table:table-cell>
          <table:table-cell table:formula="of:=([.O4]-[.P4])" office:value-type="float" office:value="64.5665307999144" calcext:value-type="float">
            <text:p>64.5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'habba.hu</text:p>
          </table:table-cell>
          <table:table-cell office:value-type="string" calcext:value-type="string">
            <text:p>Loc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SUM([.C5:.H5])" office:value-type="float" office:value="44" calcext:value-type="float">
            <text:p>44</text:p>
          </table:table-cell>
          <table:table-cell table:formula="of:=SUM([.F5:.H5]) - SUM([.C5:.E5])" office:value-type="float" office:value="38" calcext:value-type="float">
            <text:p>38</text:p>
          </table:table-cell>
          <table:table-cell table:formula="of:=[.D5]/5 +[.E5]*2/5 +[.F5]*3/5 +[.G5]*4/5+[.H5]*5/5" office:value-type="float" office:value="33.4" calcext:value-type="float">
            <text:p>33.4</text:p>
          </table:table-cell>
          <table:table-cell table:formula="of:=1+[.L5]" office:value-type="float" office:value="34.4" calcext:value-type="float">
            <text:p>34.4</text:p>
          </table:table-cell>
          <table:table-cell table:formula="of:=1+[.J5]-[.L5]" office:value-type="float" office:value="11.6" calcext:value-type="float">
            <text:p>11.6</text:p>
          </table:table-cell>
          <table:table-cell table:formula="of:=100*[.M5]/([.M5]+[.N5])" office:value-type="float" office:value="74.7826086956522" calcext:value-type="float">
            <text:p>74.78</text:p>
          </table:table-cell>
          <table:table-cell table:formula="of:= 100*1.65*SQRT(([.M5]*[.N5])/(([.M5]+[.N5])*([.M5]+[.N5]) *([.M5]+[.N5]+1)))" office:value-type="float" office:value="10.4516630344562" calcext:value-type="float">
            <text:p>10.45</text:p>
          </table:table-cell>
          <table:table-cell table:formula="of:=([.O5]-[.P5])" office:value-type="float" office:value="64.330945661196" calcext:value-type="float">
            <text:p>64.3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rExpress</text:p>
          </table:table-cell>
          <table:table-cell office:value-type="string" calcext:value-type="string">
            <text:p>appaloos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SUM([.C6:.H6])" office:value-type="float" office:value="38" calcext:value-type="float">
            <text:p>38</text:p>
          </table:table-cell>
          <table:table-cell table:formula="of:=SUM([.F6:.H6]) - SUM([.C6:.E6])" office:value-type="float" office:value="28" calcext:value-type="float">
            <text:p>28</text:p>
          </table:table-cell>
          <table:table-cell table:formula="of:=[.D6]/5 +[.E6]*2/5 +[.F6]*3/5 +[.G6]*4/5+[.H6]*5/5" office:value-type="float" office:value="27.8" calcext:value-type="float">
            <text:p>27.8</text:p>
          </table:table-cell>
          <table:table-cell table:formula="of:=1+[.L6]" office:value-type="float" office:value="28.8" calcext:value-type="float">
            <text:p>28.8</text:p>
          </table:table-cell>
          <table:table-cell table:formula="of:=1+[.J6]-[.L6]" office:value-type="float" office:value="11.2" calcext:value-type="float">
            <text:p>11.2</text:p>
          </table:table-cell>
          <table:table-cell table:formula="of:=100*[.M6]/([.M6]+[.N6])" office:value-type="float" office:value="72" calcext:value-type="float">
            <text:p>72.00</text:p>
          </table:table-cell>
          <table:table-cell table:formula="of:= 100*1.65*SQRT(([.M6]*[.N6])/(([.M6]+[.N6])*([.M6]+[.N6]) *([.M6]+[.N6]+1)))" office:value-type="float" office:value="11.5701044538574" calcext:value-type="float">
            <text:p>11.57</text:p>
          </table:table-cell>
          <table:table-cell table:formula="of:=([.O6]-[.P6])" office:value-type="float" office:value="60.4298955461426" calcext:value-type="float">
            <text:p>60.4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lex BF</text:p>
          </table:table-cell>
          <table:table-cell office:value-type="string" calcext:value-type="string">
            <text:p>broken bon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SUM([.C7:.H7])" office:value-type="float" office:value="31" calcext:value-type="float">
            <text:p>31</text:p>
          </table:table-cell>
          <table:table-cell table:formula="of:=SUM([.F7:.H7]) - SUM([.C7:.E7])" office:value-type="float" office:value="27" calcext:value-type="float">
            <text:p>27</text:p>
          </table:table-cell>
          <table:table-cell table:formula="of:=[.D7]/5 +[.E7]*2/5 +[.F7]*3/5 +[.G7]*4/5+[.H7]*5/5" office:value-type="float" office:value="23" calcext:value-type="float">
            <text:p>23</text:p>
          </table:table-cell>
          <table:table-cell table:formula="of:=1+[.L7]" office:value-type="float" office:value="24" calcext:value-type="float">
            <text:p>24</text:p>
          </table:table-cell>
          <table:table-cell table:formula="of:=1+[.J7]-[.L7]" office:value-type="float" office:value="9" calcext:value-type="float">
            <text:p>9</text:p>
          </table:table-cell>
          <table:table-cell table:formula="of:=100*[.M7]/([.M7]+[.N7])" office:value-type="float" office:value="72.7272727272727" calcext:value-type="float">
            <text:p>72.73</text:p>
          </table:table-cell>
          <table:table-cell table:formula="of:= 100*1.65*SQRT(([.M7]*[.N7])/(([.M7]+[.N7])*([.M7]+[.N7]) *([.M7]+[.N7]+1)))" office:value-type="float" office:value="12.6025207562521" calcext:value-type="float">
            <text:p>12.60</text:p>
          </table:table-cell>
          <table:table-cell table:formula="of:=([.O7]-[.P7])" office:value-type="float" office:value="60.1247519710207" calcext:value-type="float">
            <text:p>60.1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drift.a.holi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SUM([.C8:.H8])" office:value-type="float" office:value="47" calcext:value-type="float">
            <text:p>47</text:p>
          </table:table-cell>
          <table:table-cell table:formula="of:=SUM([.F8:.H8]) - SUM([.C8:.E8])" office:value-type="float" office:value="31" calcext:value-type="float">
            <text:p>31</text:p>
          </table:table-cell>
          <table:table-cell table:formula="of:=[.D8]/5 +[.E8]*2/5 +[.F8]*3/5 +[.G8]*4/5+[.H8]*5/5" office:value-type="float" office:value="33.6" calcext:value-type="float">
            <text:p>33.6</text:p>
          </table:table-cell>
          <table:table-cell table:formula="of:=1+[.L8]" office:value-type="float" office:value="34.6" calcext:value-type="float">
            <text:p>34.6</text:p>
          </table:table-cell>
          <table:table-cell table:formula="of:=1+[.J8]-[.L8]" office:value-type="float" office:value="14.4" calcext:value-type="float">
            <text:p>14.4</text:p>
          </table:table-cell>
          <table:table-cell table:formula="of:=100*[.M8]/([.M8]+[.N8])" office:value-type="float" office:value="70.6122448979592" calcext:value-type="float">
            <text:p>70.61</text:p>
          </table:table-cell>
          <table:table-cell table:formula="of:= 100*1.65*SQRT(([.M8]*[.N8])/(([.M8]+[.N8])*([.M8]+[.N8]) *([.M8]+[.N8]+1)))" office:value-type="float" office:value="10.6297281417031" calcext:value-type="float">
            <text:p>10.63</text:p>
          </table:table-cell>
          <table:table-cell table:formula="of:=([.O8]-[.P8])" office:value-type="float" office:value="59.9825167562561" calcext:value-type="float">
            <text:p>59.9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achoVolker</text:p>
          </table:table-cell>
          <table:table-cell office:value-type="string" calcext:value-type="string">
            <text:p>Quick Ga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SUM([.C9:.H9])" office:value-type="float" office:value="44" calcext:value-type="float">
            <text:p>44</text:p>
          </table:table-cell>
          <table:table-cell table:formula="of:=SUM([.F9:.H9]) - SUM([.C9:.E9])" office:value-type="float" office:value="38" calcext:value-type="float">
            <text:p>38</text:p>
          </table:table-cell>
          <table:table-cell table:formula="of:=[.D9]/5 +[.E9]*2/5 +[.F9]*3/5 +[.G9]*4/5+[.H9]*5/5" office:value-type="float" office:value="31.2" calcext:value-type="float">
            <text:p>31.2</text:p>
          </table:table-cell>
          <table:table-cell table:formula="of:=1+[.L9]" office:value-type="float" office:value="32.2" calcext:value-type="float">
            <text:p>32.2</text:p>
          </table:table-cell>
          <table:table-cell table:formula="of:=1+[.J9]-[.L9]" office:value-type="float" office:value="13.8" calcext:value-type="float">
            <text:p>13.8</text:p>
          </table:table-cell>
          <table:table-cell table:formula="of:=100*[.M9]/([.M9]+[.N9])" office:value-type="float" office:value="70" calcext:value-type="float">
            <text:p>70.00</text:p>
          </table:table-cell>
          <table:table-cell table:formula="of:= 100*1.65*SQRT(([.M9]*[.N9])/(([.M9]+[.N9])*([.M9]+[.N9]) *([.M9]+[.N9]+1)))" office:value-type="float" office:value="11.0292165189227" calcext:value-type="float">
            <text:p>11.03</text:p>
          </table:table-cell>
          <table:table-cell table:formula="of:=([.O9]-[.P9])" office:value-type="float" office:value="58.9707834810774" calcext:value-type="float">
            <text:p>58.9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!K</text:p>
          </table:table-cell>
          <table:table-cell office:value-type="string" calcext:value-type="string">
            <text:p>T!K ruined Fullspee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SUM([.C10:.H10])" office:value-type="float" office:value="50" calcext:value-type="float">
            <text:p>50</text:p>
          </table:table-cell>
          <table:table-cell table:formula="of:=SUM([.F10:.H10]) - SUM([.C10:.E10])" office:value-type="float" office:value="36" calcext:value-type="float">
            <text:p>36</text:p>
          </table:table-cell>
          <table:table-cell table:formula="of:=[.D10]/5 +[.E10]*2/5 +[.F10]*3/5 +[.G10]*4/5+[.H10]*5/5" office:value-type="float" office:value="35.8" calcext:value-type="float">
            <text:p>35.8</text:p>
          </table:table-cell>
          <table:table-cell table:formula="of:=1+[.L10]" office:value-type="float" office:value="36.8" calcext:value-type="float">
            <text:p>36.8</text:p>
          </table:table-cell>
          <table:table-cell table:formula="of:=1+[.J10]-[.L10]" office:value-type="float" office:value="15.2" calcext:value-type="float">
            <text:p>15.2</text:p>
          </table:table-cell>
          <table:table-cell table:formula="of:=100*[.M10]/([.M10]+[.N10])" office:value-type="float" office:value="70.7692307692308" calcext:value-type="float">
            <text:p>70.77</text:p>
          </table:table-cell>
          <table:table-cell table:formula="of:= 100*1.65*SQRT(([.M10]*[.N10])/(([.M10]+[.N10])*([.M10]+[.N10]) *([.M10]+[.N10]+1)))" office:value-type="float" office:value="10.3083313278082" calcext:value-type="float">
            <text:p>10.31</text:p>
          </table:table-cell>
          <table:table-cell table:formula="of:=([.O10]-[.P10])" office:value-type="float" office:value="60.4608994414226" calcext:value-type="float">
            <text:p>60.4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d'Gado</text:p>
          </table:table-cell>
          <table:table-cell office:value-type="string" calcext:value-type="string">
            <text:p>ARK – weird rush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SUM([.C11:.H11])" office:value-type="float" office:value="30" calcext:value-type="float">
            <text:p>30</text:p>
          </table:table-cell>
          <table:table-cell table:formula="of:=SUM([.F11:.H11]) - SUM([.C11:.E11])" office:value-type="float" office:value="14" calcext:value-type="float">
            <text:p>14</text:p>
          </table:table-cell>
          <table:table-cell table:formula="of:=[.D11]/5 +[.E11]*2/5 +[.F11]*3/5 +[.G11]*4/5+[.H11]*5/5" office:value-type="float" office:value="19.2" calcext:value-type="float">
            <text:p>19.2</text:p>
          </table:table-cell>
          <table:table-cell table:formula="of:=1+[.L11]" office:value-type="float" office:value="20.2" calcext:value-type="float">
            <text:p>20.2</text:p>
          </table:table-cell>
          <table:table-cell table:formula="of:=1+[.J11]-[.L11]" office:value-type="float" office:value="11.8" calcext:value-type="float">
            <text:p>11.8</text:p>
          </table:table-cell>
          <table:table-cell table:formula="of:=100*[.M11]/([.M11]+[.N11])" office:value-type="float" office:value="63.125" calcext:value-type="float">
            <text:p>63.13</text:p>
          </table:table-cell>
          <table:table-cell table:formula="of:= 100*1.65*SQRT(([.M11]*[.N11])/(([.M11]+[.N11])*([.M11]+[.N11]) *([.M11]+[.N11]+1)))" office:value-type="float" office:value="13.8577807002961" calcext:value-type="float">
            <text:p>13.86</text:p>
          </table:table-cell>
          <table:table-cell table:formula="of:=([.O11]-[.P11])" office:value-type="float" office:value="49.2672192997039" calcext:value-type="float">
            <text:p>49.2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iborz</text:p>
          </table:table-cell>
          <table:table-cell office:value-type="string" calcext:value-type="string">
            <text:p>&gt;&gt;Attract&lt;&lt;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SUM([.C12:.H12])" office:value-type="float" office:value="39" calcext:value-type="float">
            <text:p>39</text:p>
          </table:table-cell>
          <table:table-cell table:formula="of:=SUM([.F12:.H12]) - SUM([.C12:.E12])" office:value-type="float" office:value="23" calcext:value-type="float">
            <text:p>23</text:p>
          </table:table-cell>
          <table:table-cell table:formula="of:=[.D12]/5 +[.E12]*2/5 +[.F12]*3/5 +[.G12]*4/5+[.H12]*5/5" office:value-type="float" office:value="26.4" calcext:value-type="float">
            <text:p>26.4</text:p>
          </table:table-cell>
          <table:table-cell table:formula="of:=1+[.L12]" office:value-type="float" office:value="27.4" calcext:value-type="float">
            <text:p>27.4</text:p>
          </table:table-cell>
          <table:table-cell table:formula="of:=1+[.J12]-[.L12]" office:value-type="float" office:value="13.6" calcext:value-type="float">
            <text:p>13.6</text:p>
          </table:table-cell>
          <table:table-cell table:formula="of:=100*[.M12]/([.M12]+[.N12])" office:value-type="float" office:value="66.8292682926829" calcext:value-type="float">
            <text:p>66.83</text:p>
          </table:table-cell>
          <table:table-cell table:formula="of:= 100*1.65*SQRT(([.M12]*[.N12])/(([.M12]+[.N12])*([.M12]+[.N12]) *([.M12]+[.N12]+1)))" office:value-type="float" office:value="11.98726697621" calcext:value-type="float">
            <text:p>11.99</text:p>
          </table:table-cell>
          <table:table-cell table:formula="of:=([.O12]-[.P12])" office:value-type="float" office:value="54.8420013164729" calcext:value-type="float">
            <text:p>54.8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eksbude</text:p>
          </table:table-cell>
          <table:table-cell office:value-type="string" calcext:value-type="string">
            <text:p>Timeles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SUM([.C13:.H13])" office:value-type="float" office:value="50" calcext:value-type="float">
            <text:p>50</text:p>
          </table:table-cell>
          <table:table-cell table:formula="of:=SUM([.F13:.H13]) - SUM([.C13:.E13])" office:value-type="float" office:value="38" calcext:value-type="float">
            <text:p>38</text:p>
          </table:table-cell>
          <table:table-cell table:formula="of:=[.D13]/5 +[.E13]*2/5 +[.F13]*3/5 +[.G13]*4/5+[.H13]*5/5" office:value-type="float" office:value="36.4" calcext:value-type="float">
            <text:p>36.4</text:p>
          </table:table-cell>
          <table:table-cell table:formula="of:=1+[.L13]" office:value-type="float" office:value="37.4" calcext:value-type="float">
            <text:p>37.4</text:p>
          </table:table-cell>
          <table:table-cell table:formula="of:=1+[.J13]-[.L13]" office:value-type="float" office:value="14.6" calcext:value-type="float">
            <text:p>14.6</text:p>
          </table:table-cell>
          <table:table-cell table:formula="of:=100*[.M13]/([.M13]+[.N13])" office:value-type="float" office:value="71.9230769230769" calcext:value-type="float">
            <text:p>71.92</text:p>
          </table:table-cell>
          <table:table-cell table:formula="of:= 100*1.65*SQRT(([.M13]*[.N13])/(([.M13]+[.N13])*([.M13]+[.N13]) *([.M13]+[.N13]+1)))" office:value-type="float" office:value="10.1848560404394" calcext:value-type="float">
            <text:p>10.18</text:p>
          </table:table-cell>
          <table:table-cell table:formula="of:=([.O13]-[.P13])" office:value-type="float" office:value="61.7382208826376" calcext:value-type="float">
            <text:p>61.7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erabxtch</text:p>
          </table:table-cell>
          <table:table-cell office:value-type="string" calcext:value-type="string">
            <text:p>ARK – The Substitut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SUM([.C14:.H14])" office:value-type="float" office:value="33" calcext:value-type="float">
            <text:p>33</text:p>
          </table:table-cell>
          <table:table-cell table:formula="of:=SUM([.F14:.H14]) - SUM([.C14:.E14])" office:value-type="float" office:value="19" calcext:value-type="float">
            <text:p>19</text:p>
          </table:table-cell>
          <table:table-cell table:formula="of:=[.D14]/5 +[.E14]*2/5 +[.F14]*3/5 +[.G14]*4/5+[.H14]*5/5" office:value-type="float" office:value="22.2" calcext:value-type="float">
            <text:p>22.2</text:p>
          </table:table-cell>
          <table:table-cell table:formula="of:=1+[.L14]" office:value-type="float" office:value="23.2" calcext:value-type="float">
            <text:p>23.2</text:p>
          </table:table-cell>
          <table:table-cell table:formula="of:=1+[.J14]-[.L14]" office:value-type="float" office:value="11.8" calcext:value-type="float">
            <text:p>11.8</text:p>
          </table:table-cell>
          <table:table-cell table:formula="of:=100*[.M14]/([.M14]+[.N14])" office:value-type="float" office:value="66.2857142857143" calcext:value-type="float">
            <text:p>66.29</text:p>
          </table:table-cell>
          <table:table-cell table:formula="of:= 100*1.65*SQRT(([.M14]*[.N14])/(([.M14]+[.N14])*([.M14]+[.N14]) *([.M14]+[.N14]+1)))" office:value-type="float" office:value="13.0001883816806" calcext:value-type="float">
            <text:p>13.00</text:p>
          </table:table-cell>
          <table:table-cell table:formula="of:=([.O14]-[.P14])" office:value-type="float" office:value="53.2855259040337" calcext:value-type="float">
            <text:p>53.2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dsun</text:p>
          </table:table-cell>
          <table:table-cell office:value-type="string" calcext:value-type="string">
            <text:p>LastGarris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SUM([.C15:.H15])" office:value-type="float" office:value="38" calcext:value-type="float">
            <text:p>38</text:p>
          </table:table-cell>
          <table:table-cell table:formula="of:=SUM([.F15:.H15]) - SUM([.C15:.E15])" office:value-type="float" office:value="18" calcext:value-type="float">
            <text:p>18</text:p>
          </table:table-cell>
          <table:table-cell table:formula="of:=[.D15]/5 +[.E15]*2/5 +[.F15]*3/5 +[.G15]*4/5+[.H15]*5/5" office:value-type="float" office:value="25.4" calcext:value-type="float">
            <text:p>25.4</text:p>
          </table:table-cell>
          <table:table-cell table:formula="of:=1+[.L15]" office:value-type="float" office:value="26.4" calcext:value-type="float">
            <text:p>26.4</text:p>
          </table:table-cell>
          <table:table-cell table:formula="of:=1+[.J15]-[.L15]" office:value-type="float" office:value="13.6" calcext:value-type="float">
            <text:p>13.6</text:p>
          </table:table-cell>
          <table:table-cell table:formula="of:=100*[.M15]/([.M15]+[.N15])" office:value-type="float" office:value="66" calcext:value-type="float">
            <text:p>66.00</text:p>
          </table:table-cell>
          <table:table-cell table:formula="of:= 100*1.65*SQRT(([.M15]*[.N15])/(([.M15]+[.N15])*([.M15]+[.N15]) *([.M15]+[.N15]+1)))" office:value-type="float" office:value="12.2068453406575" calcext:value-type="float">
            <text:p>12.21</text:p>
          </table:table-cell>
          <table:table-cell table:formula="of:=([.O15]-[.P15])" office:value-type="float" office:value="53.7931546593425" calcext:value-type="float">
            <text:p>53.7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linnemans</text:p>
          </table:table-cell>
          <table:table-cell office:value-type="string" calcext:value-type="string">
            <text:p>DriftKicker (FullSpeed)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UM([.C16:.H16])" office:value-type="float" office:value="58" calcext:value-type="float">
            <text:p>58</text:p>
          </table:table-cell>
          <table:table-cell table:formula="of:=SUM([.F16:.H16]) - SUM([.C16:.E16])" office:value-type="float" office:value="30" calcext:value-type="float">
            <text:p>30</text:p>
          </table:table-cell>
          <table:table-cell table:formula="of:=[.D16]/5 +[.E16]*2/5 +[.F16]*3/5 +[.G16]*4/5+[.H16]*5/5" office:value-type="float" office:value="36.6" calcext:value-type="float">
            <text:p>36.6</text:p>
          </table:table-cell>
          <table:table-cell table:formula="of:=1+[.L16]" office:value-type="float" office:value="37.6" calcext:value-type="float">
            <text:p>37.6</text:p>
          </table:table-cell>
          <table:table-cell table:formula="of:=1+[.J16]-[.L16]" office:value-type="float" office:value="22.4" calcext:value-type="float">
            <text:p>22.4</text:p>
          </table:table-cell>
          <table:table-cell table:formula="of:=100*[.M16]/([.M16]+[.N16])" office:value-type="float" office:value="62.6666666666667" calcext:value-type="float">
            <text:p>62.67</text:p>
          </table:table-cell>
          <table:table-cell table:formula="of:= 100*1.65*SQRT(([.M16]*[.N16])/(([.M16]+[.N16])*([.M16]+[.N16]) *([.M16]+[.N16]+1)))" office:value-type="float" office:value="10.2184660874481" calcext:value-type="float">
            <text:p>10.22</text:p>
          </table:table-cell>
          <table:table-cell table:formula="of:=([.O16]-[.P16])" office:value-type="float" office:value="52.4482005792185" calcext:value-type="float">
            <text:p>52.4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yo</text:p>
          </table:table-cell>
          <table:table-cell office:value-type="string" calcext:value-type="string">
            <text:p>between the roads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UM([.C17:.H17])" office:value-type="float" office:value="49" calcext:value-type="float">
            <text:p>49</text:p>
          </table:table-cell>
          <table:table-cell table:formula="of:=SUM([.F17:.H17]) - SUM([.C17:.E17])" office:value-type="float" office:value="25" calcext:value-type="float">
            <text:p>25</text:p>
          </table:table-cell>
          <table:table-cell table:formula="of:=[.D17]/5 +[.E17]*2/5 +[.F17]*3/5 +[.G17]*4/5+[.H17]*5/5" office:value-type="float" office:value="30.8" calcext:value-type="float">
            <text:p>30.8</text:p>
          </table:table-cell>
          <table:table-cell table:formula="of:=1+[.L17]" office:value-type="float" office:value="31.8" calcext:value-type="float">
            <text:p>31.8</text:p>
          </table:table-cell>
          <table:table-cell table:formula="of:=1+[.J17]-[.L17]" office:value-type="float" office:value="19.2" calcext:value-type="float">
            <text:p>19.2</text:p>
          </table:table-cell>
          <table:table-cell table:formula="of:=100*[.M17]/([.M17]+[.N17])" office:value-type="float" office:value="62.3529411764706" calcext:value-type="float">
            <text:p>62.35</text:p>
          </table:table-cell>
          <table:table-cell table:formula="of:= 100*1.65*SQRT(([.M17]*[.N17])/(([.M17]+[.N17])*([.M17]+[.N17]) *([.M17]+[.N17]+1)))" office:value-type="float" office:value="11.0860356448494" calcext:value-type="float">
            <text:p>11.09</text:p>
          </table:table-cell>
          <table:table-cell table:formula="of:=([.O17]-[.P17])" office:value-type="float" office:value="51.2669055316212" calcext:value-type="float">
            <text:p>51.2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akaze</text:p>
          </table:table-cell>
          <table:table-cell office:value-type="string" calcext:value-type="string">
            <text:p>Cry just a littl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UM([.C18:.H18])" office:value-type="float" office:value="31" calcext:value-type="float">
            <text:p>31</text:p>
          </table:table-cell>
          <table:table-cell table:formula="of:=SUM([.F18:.H18]) - SUM([.C18:.E18])" office:value-type="float" office:value="13" calcext:value-type="float">
            <text:p>13</text:p>
          </table:table-cell>
          <table:table-cell table:formula="of:=[.D18]/5 +[.E18]*2/5 +[.F18]*3/5 +[.G18]*4/5+[.H18]*5/5" office:value-type="float" office:value="17.4" calcext:value-type="float">
            <text:p>17.4</text:p>
          </table:table-cell>
          <table:table-cell table:formula="of:=1+[.L18]" office:value-type="float" office:value="18.4" calcext:value-type="float">
            <text:p>18.4</text:p>
          </table:table-cell>
          <table:table-cell table:formula="of:=1+[.J18]-[.L18]" office:value-type="float" office:value="14.6" calcext:value-type="float">
            <text:p>14.6</text:p>
          </table:table-cell>
          <table:table-cell table:formula="of:=100*[.M18]/([.M18]+[.N18])" office:value-type="float" office:value="55.7575757575758" calcext:value-type="float">
            <text:p>55.76</text:p>
          </table:table-cell>
          <table:table-cell table:formula="of:= 100*1.65*SQRT(([.M18]*[.N18])/(([.M18]+[.N18])*([.M18]+[.N18]) *([.M18]+[.N18]+1)))" office:value-type="float" office:value="14.0545157072276" calcext:value-type="float">
            <text:p>14.05</text:p>
          </table:table-cell>
          <table:table-cell table:formula="of:=([.O18]-[.P18])" office:value-type="float" office:value="41.7030600503482" calcext:value-type="float">
            <text:p>41.7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anneboy</text:p>
          </table:table-cell>
          <table:table-cell office:value-type="string" calcext:value-type="string">
            <text:p>ProxyMachi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SUM([.C19:.H19])" office:value-type="float" office:value="52" calcext:value-type="float">
            <text:p>52</text:p>
          </table:table-cell>
          <table:table-cell table:formula="of:=SUM([.F19:.H19]) - SUM([.C19:.E19])" office:value-type="float" office:value="14" calcext:value-type="float">
            <text:p>14</text:p>
          </table:table-cell>
          <table:table-cell table:formula="of:=[.D19]/5 +[.E19]*2/5 +[.F19]*3/5 +[.G19]*4/5+[.H19]*5/5" office:value-type="float" office:value="26.2" calcext:value-type="float">
            <text:p>26.2</text:p>
          </table:table-cell>
          <table:table-cell table:formula="of:=1+[.L19]" office:value-type="float" office:value="27.2" calcext:value-type="float">
            <text:p>27.2</text:p>
          </table:table-cell>
          <table:table-cell table:formula="of:=1+[.J19]-[.L19]" office:value-type="float" office:value="26.8" calcext:value-type="float">
            <text:p>26.8</text:p>
          </table:table-cell>
          <table:table-cell table:formula="of:=100*[.M19]/([.M19]+[.N19])" office:value-type="float" office:value="50.3703703703704" calcext:value-type="float">
            <text:p>50.37</text:p>
          </table:table-cell>
          <table:table-cell table:formula="of:= 100*1.65*SQRT(([.M19]*[.N19])/(([.M19]+[.N19])*([.M19]+[.N19]) *([.M19]+[.N19]+1)))" office:value-type="float" office:value="11.1239925331035" calcext:value-type="float">
            <text:p>11.12</text:p>
          </table:table-cell>
          <table:table-cell table:formula="of:=([.O19]-[.P19])" office:value-type="float" office:value="39.2463778372668" calcext:value-type="float">
            <text:p>39.2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yChampy</text:p>
          </table:table-cell>
          <table:table-cell office:value-type="string" calcext:value-type="string">
            <text:p>HydroDam (ARK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SUM([.C20:.H20])" office:value-type="float" office:value="44" calcext:value-type="float">
            <text:p>44</text:p>
          </table:table-cell>
          <table:table-cell table:formula="of:=SUM([.F20:.H20]) - SUM([.C20:.E20])" office:value-type="float" office:value="-18" calcext:value-type="float">
            <text:p>-18</text:p>
          </table:table-cell>
          <table:table-cell table:formula="of:=[.D20]/5 +[.E20]*2/5 +[.F20]*3/5 +[.G20]*4/5+[.H20]*5/5" office:value-type="float" office:value="7.8" calcext:value-type="float">
            <text:p>7.8</text:p>
          </table:table-cell>
          <table:table-cell table:formula="of:=1+[.L20]" office:value-type="float" office:value="8.8" calcext:value-type="float">
            <text:p>8.8</text:p>
          </table:table-cell>
          <table:table-cell table:formula="of:=1+[.J20]-[.L20]" office:value-type="float" office:value="37.2" calcext:value-type="float">
            <text:p>37.2</text:p>
          </table:table-cell>
          <table:table-cell table:formula="of:=100*[.M20]/([.M20]+[.N20])" office:value-type="float" office:value="19.1304347826087" calcext:value-type="float">
            <text:p>19.13</text:p>
          </table:table-cell>
          <table:table-cell table:formula="of:= 100*1.65*SQRT(([.M20]*[.N20])/(([.M20]+[.N20])*([.M20]+[.N20]) *([.M20]+[.N20]+1)))" office:value-type="float" office:value="9.46651199621976" calcext:value-type="float">
            <text:p>9.47</text:p>
          </table:table-cell>
          <table:table-cell table:formula="of:=([.O20]-[.P20])" office:value-type="float" office:value="9.66392278638894" calcext:value-type="float">
            <text:p>9.6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formula="of:=[.D21]/5 +[.E21]*2/5 +[.F21]*3/5 +[.G21]*4/5+[.H21]*5/5" office:value-type="float" office:value="0" calcext:value-type="float">
            <text:p>0</text:p>
          </table:table-cell>
          <table:table-cell table:formula="of:=1+[.L21]" office:value-type="float" office:value="1" calcext:value-type="float">
            <text:p>1</text:p>
          </table:table-cell>
          <table:table-cell table:formula="of:=1+[.J21]-[.L21]" office:value-type="float" office:value="1" calcext:value-type="float">
            <text:p>1</text:p>
          </table:table-cell>
          <table:table-cell table:formula="of:=100*[.M21]/([.M21]+[.N21])" office:value-type="float" office:value="50" calcext:value-type="float">
            <text:p>50.00</text:p>
          </table:table-cell>
          <table:table-cell table:formula="of:= 100*1.65*SQRT(([.M21]*[.N21])/(([.M21]+[.N21])*([.M21]+[.N21]) *([.M21]+[.N21]+1)))" office:value-type="float" office:value="47.6313972081441" calcext:value-type="float">
            <text:p>47.63</text:p>
          </table:table-cell>
          <table:table-cell table:formula="of:=([.O21]-[.P2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2]" office:value-type="float" office:value="1" calcext:value-type="float">
            <text:p>1</text:p>
          </table:table-cell>
          <table:table-cell table:formula="of:=1+[.J22]-[.L22]" office:value-type="float" office:value="1" calcext:value-type="float">
            <text:p>1</text:p>
          </table:table-cell>
          <table:table-cell table:formula="of:=100*[.M22]/([.M22]+[.N22])" office:value-type="float" office:value="50" calcext:value-type="float">
            <text:p>50.00</text:p>
          </table:table-cell>
          <table:table-cell table:formula="of:= 100*1.65*SQRT(([.M22]*[.N22])/(([.M22]+[.N22])*([.M22]+[.N22]) *([.M22]+[.N22]+1)))" office:value-type="float" office:value="47.6313972081441" calcext:value-type="float">
            <text:p>47.63</text:p>
          </table:table-cell>
          <table:table-cell table:formula="of:=([.O22]-[.P2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3]" office:value-type="float" office:value="1" calcext:value-type="float">
            <text:p>1</text:p>
          </table:table-cell>
          <table:table-cell table:formula="of:=1+[.J23]-[.L23]" office:value-type="float" office:value="1" calcext:value-type="float">
            <text:p>1</text:p>
          </table:table-cell>
          <table:table-cell table:formula="of:=100*[.M23]/([.M23]+[.N23])" office:value-type="float" office:value="50" calcext:value-type="float">
            <text:p>50.00</text:p>
          </table:table-cell>
          <table:table-cell table:formula="of:= 100*1.65*SQRT(([.M23]*[.N23])/(([.M23]+[.N23])*([.M23]+[.N23]) *([.M23]+[.N23]+1)))" office:value-type="float" office:value="47.6313972081441" calcext:value-type="float">
            <text:p>47.63</text:p>
          </table:table-cell>
          <table:table-cell table:formula="of:=([.O23]-[.P2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4]" office:value-type="float" office:value="1" calcext:value-type="float">
            <text:p>1</text:p>
          </table:table-cell>
          <table:table-cell table:formula="of:=1+[.J24]-[.L24]" office:value-type="float" office:value="1" calcext:value-type="float">
            <text:p>1</text:p>
          </table:table-cell>
          <table:table-cell table:formula="of:=100*[.M24]/([.M24]+[.N24])" office:value-type="float" office:value="50" calcext:value-type="float">
            <text:p>50.00</text:p>
          </table:table-cell>
          <table:table-cell table:formula="of:= 100*1.65*SQRT(([.M24]*[.N24])/(([.M24]+[.N24])*([.M24]+[.N24]) *([.M24]+[.N24]+1)))" office:value-type="float" office:value="47.6313972081441" calcext:value-type="float">
            <text:p>47.63</text:p>
          </table:table-cell>
          <table:table-cell table:formula="of:=([.O24]-[.P2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5]" office:value-type="float" office:value="1" calcext:value-type="float">
            <text:p>1</text:p>
          </table:table-cell>
          <table:table-cell table:formula="of:=1+[.J25]-[.L25]" office:value-type="float" office:value="1" calcext:value-type="float">
            <text:p>1</text:p>
          </table:table-cell>
          <table:table-cell table:formula="of:=100*[.M25]/([.M25]+[.N25])" office:value-type="float" office:value="50" calcext:value-type="float">
            <text:p>50.00</text:p>
          </table:table-cell>
          <table:table-cell table:formula="of:= 100*1.65*SQRT(([.M25]*[.N25])/(([.M25]+[.N25])*([.M25]+[.N25]) *([.M25]+[.N25]+1)))" office:value-type="float" office:value="47.6313972081441" calcext:value-type="float">
            <text:p>47.63</text:p>
          </table:table-cell>
          <table:table-cell table:formula="of:=([.O25]-[.P2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6]" office:value-type="float" office:value="1" calcext:value-type="float">
            <text:p>1</text:p>
          </table:table-cell>
          <table:table-cell table:formula="of:=1+[.J26]-[.L26]" office:value-type="float" office:value="1" calcext:value-type="float">
            <text:p>1</text:p>
          </table:table-cell>
          <table:table-cell table:formula="of:=100*[.M26]/([.M26]+[.N26])" office:value-type="float" office:value="50" calcext:value-type="float">
            <text:p>50.00</text:p>
          </table:table-cell>
          <table:table-cell table:formula="of:= 100*1.65*SQRT(([.M26]*[.N26])/(([.M26]+[.N26])*([.M26]+[.N26]) *([.M26]+[.N26]+1)))" office:value-type="float" office:value="47.6313972081441" calcext:value-type="float">
            <text:p>47.63</text:p>
          </table:table-cell>
          <table:table-cell table:formula="of:=([.O26]-[.P2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7]" office:value-type="float" office:value="1" calcext:value-type="float">
            <text:p>1</text:p>
          </table:table-cell>
          <table:table-cell table:formula="of:=1+[.J27]-[.L27]" office:value-type="float" office:value="1" calcext:value-type="float">
            <text:p>1</text:p>
          </table:table-cell>
          <table:table-cell table:formula="of:=100*[.M27]/([.M27]+[.N27])" office:value-type="float" office:value="50" calcext:value-type="float">
            <text:p>50.00</text:p>
          </table:table-cell>
          <table:table-cell table:formula="of:= 100*1.65*SQRT(([.M27]*[.N27])/(([.M27]+[.N27])*([.M27]+[.N27]) *([.M27]+[.N27]+1)))" office:value-type="float" office:value="47.6313972081441" calcext:value-type="float">
            <text:p>47.63</text:p>
          </table:table-cell>
          <table:table-cell table:formula="of:=([.O27]-[.P2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8]" office:value-type="float" office:value="1" calcext:value-type="float">
            <text:p>1</text:p>
          </table:table-cell>
          <table:table-cell table:formula="of:=1+[.J28]-[.L28]" office:value-type="float" office:value="1" calcext:value-type="float">
            <text:p>1</text:p>
          </table:table-cell>
          <table:table-cell table:formula="of:=100*[.M28]/([.M28]+[.N28])" office:value-type="float" office:value="50" calcext:value-type="float">
            <text:p>50.00</text:p>
          </table:table-cell>
          <table:table-cell table:formula="of:= 100*1.65*SQRT(([.M28]*[.N28])/(([.M28]+[.N28])*([.M28]+[.N28]) *([.M28]+[.N28]+1)))" office:value-type="float" office:value="47.6313972081441" calcext:value-type="float">
            <text:p>47.63</text:p>
          </table:table-cell>
          <table:table-cell table:formula="of:=([.O28]-[.P2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29]" office:value-type="float" office:value="1" calcext:value-type="float">
            <text:p>1</text:p>
          </table:table-cell>
          <table:table-cell table:formula="of:=1+[.J29]-[.L29]" office:value-type="float" office:value="1" calcext:value-type="float">
            <text:p>1</text:p>
          </table:table-cell>
          <table:table-cell table:formula="of:=100*[.M29]/([.M29]+[.N29])" office:value-type="float" office:value="50" calcext:value-type="float">
            <text:p>50.00</text:p>
          </table:table-cell>
          <table:table-cell table:formula="of:= 100*1.65*SQRT(([.M29]*[.N29])/(([.M29]+[.N29])*([.M29]+[.N29]) *([.M29]+[.N29]+1)))" office:value-type="float" office:value="47.6313972081441" calcext:value-type="float">
            <text:p>47.63</text:p>
          </table:table-cell>
          <table:table-cell table:formula="of:=([.O29]-[.P2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0]" office:value-type="float" office:value="1" calcext:value-type="float">
            <text:p>1</text:p>
          </table:table-cell>
          <table:table-cell table:formula="of:=1+[.J30]-[.L30]" office:value-type="float" office:value="1" calcext:value-type="float">
            <text:p>1</text:p>
          </table:table-cell>
          <table:table-cell table:formula="of:=100*[.M30]/([.M30]+[.N30])" office:value-type="float" office:value="50" calcext:value-type="float">
            <text:p>50.00</text:p>
          </table:table-cell>
          <table:table-cell table:formula="of:= 100*1.65*SQRT(([.M30]*[.N30])/(([.M30]+[.N30])*([.M30]+[.N30]) *([.M30]+[.N30]+1)))" office:value-type="float" office:value="47.6313972081441" calcext:value-type="float">
            <text:p>47.63</text:p>
          </table:table-cell>
          <table:table-cell table:formula="of:=([.O30]-[.P3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1]" office:value-type="float" office:value="1" calcext:value-type="float">
            <text:p>1</text:p>
          </table:table-cell>
          <table:table-cell table:formula="of:=1+[.J31]-[.L31]" office:value-type="float" office:value="1" calcext:value-type="float">
            <text:p>1</text:p>
          </table:table-cell>
          <table:table-cell table:formula="of:=100*[.M31]/([.M31]+[.N31])" office:value-type="float" office:value="50" calcext:value-type="float">
            <text:p>50.00</text:p>
          </table:table-cell>
          <table:table-cell table:formula="of:= 100*1.65*SQRT(([.M31]*[.N31])/(([.M31]+[.N31])*([.M31]+[.N31]) *([.M31]+[.N31]+1)))" office:value-type="float" office:value="47.6313972081441" calcext:value-type="float">
            <text:p>47.63</text:p>
          </table:table-cell>
          <table:table-cell table:formula="of:=([.O31]-[.P3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2]" office:value-type="float" office:value="1" calcext:value-type="float">
            <text:p>1</text:p>
          </table:table-cell>
          <table:table-cell table:formula="of:=1+[.J32]-[.L32]" office:value-type="float" office:value="1" calcext:value-type="float">
            <text:p>1</text:p>
          </table:table-cell>
          <table:table-cell table:formula="of:=100*[.M32]/([.M32]+[.N32])" office:value-type="float" office:value="50" calcext:value-type="float">
            <text:p>50.00</text:p>
          </table:table-cell>
          <table:table-cell table:formula="of:= 100*1.65*SQRT(([.M32]*[.N32])/(([.M32]+[.N32])*([.M32]+[.N32]) *([.M32]+[.N32]+1)))" office:value-type="float" office:value="47.6313972081441" calcext:value-type="float">
            <text:p>47.63</text:p>
          </table:table-cell>
          <table:table-cell table:formula="of:=([.O32]-[.P3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3]" office:value-type="float" office:value="1" calcext:value-type="float">
            <text:p>1</text:p>
          </table:table-cell>
          <table:table-cell table:formula="of:=1+[.J33]-[.L33]" office:value-type="float" office:value="1" calcext:value-type="float">
            <text:p>1</text:p>
          </table:table-cell>
          <table:table-cell table:formula="of:=100*[.M33]/([.M33]+[.N33])" office:value-type="float" office:value="50" calcext:value-type="float">
            <text:p>50.00</text:p>
          </table:table-cell>
          <table:table-cell table:formula="of:= 100*1.65*SQRT(([.M33]*[.N33])/(([.M33]+[.N33])*([.M33]+[.N33]) *([.M33]+[.N33]+1)))" office:value-type="float" office:value="47.6313972081441" calcext:value-type="float">
            <text:p>47.63</text:p>
          </table:table-cell>
          <table:table-cell table:formula="of:=([.O33]-[.P3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4]" office:value-type="float" office:value="1" calcext:value-type="float">
            <text:p>1</text:p>
          </table:table-cell>
          <table:table-cell table:formula="of:=1+[.J34]-[.L34]" office:value-type="float" office:value="1" calcext:value-type="float">
            <text:p>1</text:p>
          </table:table-cell>
          <table:table-cell table:formula="of:=100*[.M34]/([.M34]+[.N34])" office:value-type="float" office:value="50" calcext:value-type="float">
            <text:p>50.00</text:p>
          </table:table-cell>
          <table:table-cell table:formula="of:= 100*1.65*SQRT(([.M34]*[.N34])/(([.M34]+[.N34])*([.M34]+[.N34]) *([.M34]+[.N34]+1)))" office:value-type="float" office:value="47.6313972081441" calcext:value-type="float">
            <text:p>47.63</text:p>
          </table:table-cell>
          <table:table-cell table:formula="of:=([.O34]-[.P3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5]" office:value-type="float" office:value="1" calcext:value-type="float">
            <text:p>1</text:p>
          </table:table-cell>
          <table:table-cell table:formula="of:=1+[.J35]-[.L35]" office:value-type="float" office:value="1" calcext:value-type="float">
            <text:p>1</text:p>
          </table:table-cell>
          <table:table-cell table:formula="of:=100*[.M35]/([.M35]+[.N35])" office:value-type="float" office:value="50" calcext:value-type="float">
            <text:p>50.00</text:p>
          </table:table-cell>
          <table:table-cell table:formula="of:= 100*1.65*SQRT(([.M35]*[.N35])/(([.M35]+[.N35])*([.M35]+[.N35]) *([.M35]+[.N35]+1)))" office:value-type="float" office:value="47.6313972081441" calcext:value-type="float">
            <text:p>47.63</text:p>
          </table:table-cell>
          <table:table-cell table:formula="of:=([.O35]-[.P3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6]" office:value-type="float" office:value="1" calcext:value-type="float">
            <text:p>1</text:p>
          </table:table-cell>
          <table:table-cell table:formula="of:=1+[.J36]-[.L36]" office:value-type="float" office:value="1" calcext:value-type="float">
            <text:p>1</text:p>
          </table:table-cell>
          <table:table-cell table:formula="of:=100*[.M36]/([.M36]+[.N36])" office:value-type="float" office:value="50" calcext:value-type="float">
            <text:p>50.00</text:p>
          </table:table-cell>
          <table:table-cell table:formula="of:= 100*1.65*SQRT(([.M36]*[.N36])/(([.M36]+[.N36])*([.M36]+[.N36]) *([.M36]+[.N36]+1)))" office:value-type="float" office:value="47.6313972081441" calcext:value-type="float">
            <text:p>47.63</text:p>
          </table:table-cell>
          <table:table-cell table:formula="of:=([.O36]-[.P3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7]" office:value-type="float" office:value="1" calcext:value-type="float">
            <text:p>1</text:p>
          </table:table-cell>
          <table:table-cell table:formula="of:=1+[.J37]-[.L37]" office:value-type="float" office:value="1" calcext:value-type="float">
            <text:p>1</text:p>
          </table:table-cell>
          <table:table-cell table:formula="of:=100*[.M37]/([.M37]+[.N37])" office:value-type="float" office:value="50" calcext:value-type="float">
            <text:p>50.00</text:p>
          </table:table-cell>
          <table:table-cell table:formula="of:= 100*1.65*SQRT(([.M37]*[.N37])/(([.M37]+[.N37])*([.M37]+[.N37]) *([.M37]+[.N37]+1)))" office:value-type="float" office:value="47.6313972081441" calcext:value-type="float">
            <text:p>47.63</text:p>
          </table:table-cell>
          <table:table-cell table:formula="of:=([.O37]-[.P3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8]" office:value-type="float" office:value="1" calcext:value-type="float">
            <text:p>1</text:p>
          </table:table-cell>
          <table:table-cell table:formula="of:=1+[.J38]-[.L38]" office:value-type="float" office:value="1" calcext:value-type="float">
            <text:p>1</text:p>
          </table:table-cell>
          <table:table-cell table:formula="of:=100*[.M38]/([.M38]+[.N38])" office:value-type="float" office:value="50" calcext:value-type="float">
            <text:p>50.00</text:p>
          </table:table-cell>
          <table:table-cell table:formula="of:= 100*1.65*SQRT(([.M38]*[.N38])/(([.M38]+[.N38])*([.M38]+[.N38]) *([.M38]+[.N38]+1)))" office:value-type="float" office:value="47.6313972081441" calcext:value-type="float">
            <text:p>47.63</text:p>
          </table:table-cell>
          <table:table-cell table:formula="of:=([.O38]-[.P3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39]" office:value-type="float" office:value="1" calcext:value-type="float">
            <text:p>1</text:p>
          </table:table-cell>
          <table:table-cell table:formula="of:=1+[.J39]-[.L39]" office:value-type="float" office:value="1" calcext:value-type="float">
            <text:p>1</text:p>
          </table:table-cell>
          <table:table-cell table:formula="of:=100*[.M39]/([.M39]+[.N39])" office:value-type="float" office:value="50" calcext:value-type="float">
            <text:p>50.00</text:p>
          </table:table-cell>
          <table:table-cell table:formula="of:= 100*1.65*SQRT(([.M39]*[.N39])/(([.M39]+[.N39])*([.M39]+[.N39]) *([.M39]+[.N39]+1)))" office:value-type="float" office:value="47.6313972081441" calcext:value-type="float">
            <text:p>47.63</text:p>
          </table:table-cell>
          <table:table-cell table:formula="of:=([.O39]-[.P3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0]" office:value-type="float" office:value="1" calcext:value-type="float">
            <text:p>1</text:p>
          </table:table-cell>
          <table:table-cell table:formula="of:=1+[.J40]-[.L40]" office:value-type="float" office:value="1" calcext:value-type="float">
            <text:p>1</text:p>
          </table:table-cell>
          <table:table-cell table:formula="of:=100*[.M40]/([.M40]+[.N40])" office:value-type="float" office:value="50" calcext:value-type="float">
            <text:p>50.00</text:p>
          </table:table-cell>
          <table:table-cell table:formula="of:= 100*1.65*SQRT(([.M40]*[.N40])/(([.M40]+[.N40])*([.M40]+[.N40]) *([.M40]+[.N40]+1)))" office:value-type="float" office:value="47.6313972081441" calcext:value-type="float">
            <text:p>47.63</text:p>
          </table:table-cell>
          <table:table-cell table:formula="of:=([.O40]-[.P4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1]" office:value-type="float" office:value="1" calcext:value-type="float">
            <text:p>1</text:p>
          </table:table-cell>
          <table:table-cell table:formula="of:=1+[.J41]-[.L41]" office:value-type="float" office:value="1" calcext:value-type="float">
            <text:p>1</text:p>
          </table:table-cell>
          <table:table-cell table:formula="of:=100*[.M41]/([.M41]+[.N41])" office:value-type="float" office:value="50" calcext:value-type="float">
            <text:p>50.00</text:p>
          </table:table-cell>
          <table:table-cell table:formula="of:= 100*1.65*SQRT(([.M41]*[.N41])/(([.M41]+[.N41])*([.M41]+[.N41]) *([.M41]+[.N41]+1)))" office:value-type="float" office:value="47.6313972081441" calcext:value-type="float">
            <text:p>47.63</text:p>
          </table:table-cell>
          <table:table-cell table:formula="of:=([.O41]-[.P4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2]" office:value-type="float" office:value="1" calcext:value-type="float">
            <text:p>1</text:p>
          </table:table-cell>
          <table:table-cell table:formula="of:=1+[.J42]-[.L42]" office:value-type="float" office:value="1" calcext:value-type="float">
            <text:p>1</text:p>
          </table:table-cell>
          <table:table-cell table:formula="of:=100*[.M42]/([.M42]+[.N42])" office:value-type="float" office:value="50" calcext:value-type="float">
            <text:p>50.00</text:p>
          </table:table-cell>
          <table:table-cell table:formula="of:= 100*1.65*SQRT(([.M42]*[.N42])/(([.M42]+[.N42])*([.M42]+[.N42]) *([.M42]+[.N42]+1)))" office:value-type="float" office:value="47.6313972081441" calcext:value-type="float">
            <text:p>47.63</text:p>
          </table:table-cell>
          <table:table-cell table:formula="of:=([.O42]-[.P4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3]" office:value-type="float" office:value="1" calcext:value-type="float">
            <text:p>1</text:p>
          </table:table-cell>
          <table:table-cell table:formula="of:=1+[.J43]-[.L43]" office:value-type="float" office:value="1" calcext:value-type="float">
            <text:p>1</text:p>
          </table:table-cell>
          <table:table-cell table:formula="of:=100*[.M43]/([.M43]+[.N43])" office:value-type="float" office:value="50" calcext:value-type="float">
            <text:p>50.00</text:p>
          </table:table-cell>
          <table:table-cell table:formula="of:= 100*1.65*SQRT(([.M43]*[.N43])/(([.M43]+[.N43])*([.M43]+[.N43]) *([.M43]+[.N43]+1)))" office:value-type="float" office:value="47.6313972081441" calcext:value-type="float">
            <text:p>47.63</text:p>
          </table:table-cell>
          <table:table-cell table:formula="of:=([.O43]-[.P4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4]" office:value-type="float" office:value="1" calcext:value-type="float">
            <text:p>1</text:p>
          </table:table-cell>
          <table:table-cell table:formula="of:=1+[.J44]-[.L44]" office:value-type="float" office:value="1" calcext:value-type="float">
            <text:p>1</text:p>
          </table:table-cell>
          <table:table-cell table:formula="of:=100*[.M44]/([.M44]+[.N44])" office:value-type="float" office:value="50" calcext:value-type="float">
            <text:p>50.00</text:p>
          </table:table-cell>
          <table:table-cell table:formula="of:= 100*1.65*SQRT(([.M44]*[.N44])/(([.M44]+[.N44])*([.M44]+[.N44]) *([.M44]+[.N44]+1)))" office:value-type="float" office:value="47.6313972081441" calcext:value-type="float">
            <text:p>47.63</text:p>
          </table:table-cell>
          <table:table-cell table:formula="of:=([.O44]-[.P4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5]" office:value-type="float" office:value="1" calcext:value-type="float">
            <text:p>1</text:p>
          </table:table-cell>
          <table:table-cell table:formula="of:=1+[.J45]-[.L45]" office:value-type="float" office:value="1" calcext:value-type="float">
            <text:p>1</text:p>
          </table:table-cell>
          <table:table-cell table:formula="of:=100*[.M45]/([.M45]+[.N45])" office:value-type="float" office:value="50" calcext:value-type="float">
            <text:p>50.00</text:p>
          </table:table-cell>
          <table:table-cell table:formula="of:= 100*1.65*SQRT(([.M45]*[.N45])/(([.M45]+[.N45])*([.M45]+[.N45]) *([.M45]+[.N45]+1)))" office:value-type="float" office:value="47.6313972081441" calcext:value-type="float">
            <text:p>47.63</text:p>
          </table:table-cell>
          <table:table-cell table:formula="of:=([.O45]-[.P4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6]" office:value-type="float" office:value="1" calcext:value-type="float">
            <text:p>1</text:p>
          </table:table-cell>
          <table:table-cell table:formula="of:=1+[.J46]-[.L46]" office:value-type="float" office:value="1" calcext:value-type="float">
            <text:p>1</text:p>
          </table:table-cell>
          <table:table-cell table:formula="of:=100*[.M46]/([.M46]+[.N46])" office:value-type="float" office:value="50" calcext:value-type="float">
            <text:p>50.00</text:p>
          </table:table-cell>
          <table:table-cell table:formula="of:= 100*1.65*SQRT(([.M46]*[.N46])/(([.M46]+[.N46])*([.M46]+[.N46]) *([.M46]+[.N46]+1)))" office:value-type="float" office:value="47.6313972081441" calcext:value-type="float">
            <text:p>47.63</text:p>
          </table:table-cell>
          <table:table-cell table:formula="of:=([.O46]-[.P4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7]" office:value-type="float" office:value="1" calcext:value-type="float">
            <text:p>1</text:p>
          </table:table-cell>
          <table:table-cell table:formula="of:=1+[.J47]-[.L47]" office:value-type="float" office:value="1" calcext:value-type="float">
            <text:p>1</text:p>
          </table:table-cell>
          <table:table-cell table:formula="of:=100*[.M47]/([.M47]+[.N47])" office:value-type="float" office:value="50" calcext:value-type="float">
            <text:p>50.00</text:p>
          </table:table-cell>
          <table:table-cell table:formula="of:= 100*1.65*SQRT(([.M47]*[.N47])/(([.M47]+[.N47])*([.M47]+[.N47]) *([.M47]+[.N47]+1)))" office:value-type="float" office:value="47.6313972081441" calcext:value-type="float">
            <text:p>47.63</text:p>
          </table:table-cell>
          <table:table-cell table:formula="of:=([.O47]-[.P4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8]" office:value-type="float" office:value="1" calcext:value-type="float">
            <text:p>1</text:p>
          </table:table-cell>
          <table:table-cell table:formula="of:=1+[.J48]-[.L48]" office:value-type="float" office:value="1" calcext:value-type="float">
            <text:p>1</text:p>
          </table:table-cell>
          <table:table-cell table:formula="of:=100*[.M48]/([.M48]+[.N48])" office:value-type="float" office:value="50" calcext:value-type="float">
            <text:p>50.00</text:p>
          </table:table-cell>
          <table:table-cell table:formula="of:= 100*1.65*SQRT(([.M48]*[.N48])/(([.M48]+[.N48])*([.M48]+[.N48]) *([.M48]+[.N48]+1)))" office:value-type="float" office:value="47.6313972081441" calcext:value-type="float">
            <text:p>47.63</text:p>
          </table:table-cell>
          <table:table-cell table:formula="of:=([.O48]-[.P4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49]" office:value-type="float" office:value="1" calcext:value-type="float">
            <text:p>1</text:p>
          </table:table-cell>
          <table:table-cell table:formula="of:=1+[.J49]-[.L49]" office:value-type="float" office:value="1" calcext:value-type="float">
            <text:p>1</text:p>
          </table:table-cell>
          <table:table-cell table:formula="of:=100*[.M49]/([.M49]+[.N49])" office:value-type="float" office:value="50" calcext:value-type="float">
            <text:p>50.00</text:p>
          </table:table-cell>
          <table:table-cell table:formula="of:= 100*1.65*SQRT(([.M49]*[.N49])/(([.M49]+[.N49])*([.M49]+[.N49]) *([.M49]+[.N49]+1)))" office:value-type="float" office:value="47.6313972081441" calcext:value-type="float">
            <text:p>47.63</text:p>
          </table:table-cell>
          <table:table-cell table:formula="of:=([.O49]-[.P4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0]" office:value-type="float" office:value="1" calcext:value-type="float">
            <text:p>1</text:p>
          </table:table-cell>
          <table:table-cell table:formula="of:=1+[.J50]-[.L50]" office:value-type="float" office:value="1" calcext:value-type="float">
            <text:p>1</text:p>
          </table:table-cell>
          <table:table-cell table:formula="of:=100*[.M50]/([.M50]+[.N50])" office:value-type="float" office:value="50" calcext:value-type="float">
            <text:p>50.00</text:p>
          </table:table-cell>
          <table:table-cell table:formula="of:= 100*1.65*SQRT(([.M50]*[.N50])/(([.M50]+[.N50])*([.M50]+[.N50]) *([.M50]+[.N50]+1)))" office:value-type="float" office:value="47.6313972081441" calcext:value-type="float">
            <text:p>47.63</text:p>
          </table:table-cell>
          <table:table-cell table:formula="of:=([.O50]-[.P5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1]" office:value-type="float" office:value="1" calcext:value-type="float">
            <text:p>1</text:p>
          </table:table-cell>
          <table:table-cell table:formula="of:=1+[.J51]-[.L51]" office:value-type="float" office:value="1" calcext:value-type="float">
            <text:p>1</text:p>
          </table:table-cell>
          <table:table-cell table:formula="of:=100*[.M51]/([.M51]+[.N51])" office:value-type="float" office:value="50" calcext:value-type="float">
            <text:p>50.00</text:p>
          </table:table-cell>
          <table:table-cell table:formula="of:= 100*1.65*SQRT(([.M51]*[.N51])/(([.M51]+[.N51])*([.M51]+[.N51]) *([.M51]+[.N51]+1)))" office:value-type="float" office:value="47.6313972081441" calcext:value-type="float">
            <text:p>47.63</text:p>
          </table:table-cell>
          <table:table-cell table:formula="of:=([.O51]-[.P5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2]" office:value-type="float" office:value="1" calcext:value-type="float">
            <text:p>1</text:p>
          </table:table-cell>
          <table:table-cell table:formula="of:=1+[.J52]-[.L52]" office:value-type="float" office:value="1" calcext:value-type="float">
            <text:p>1</text:p>
          </table:table-cell>
          <table:table-cell table:formula="of:=100*[.M52]/([.M52]+[.N52])" office:value-type="float" office:value="50" calcext:value-type="float">
            <text:p>50.00</text:p>
          </table:table-cell>
          <table:table-cell table:formula="of:= 100*1.65*SQRT(([.M52]*[.N52])/(([.M52]+[.N52])*([.M52]+[.N52]) *([.M52]+[.N52]+1)))" office:value-type="float" office:value="47.6313972081441" calcext:value-type="float">
            <text:p>47.63</text:p>
          </table:table-cell>
          <table:table-cell table:formula="of:=([.O52]-[.P5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3]" office:value-type="float" office:value="1" calcext:value-type="float">
            <text:p>1</text:p>
          </table:table-cell>
          <table:table-cell table:formula="of:=1+[.J53]-[.L53]" office:value-type="float" office:value="1" calcext:value-type="float">
            <text:p>1</text:p>
          </table:table-cell>
          <table:table-cell table:formula="of:=100*[.M53]/([.M53]+[.N53])" office:value-type="float" office:value="50" calcext:value-type="float">
            <text:p>50.00</text:p>
          </table:table-cell>
          <table:table-cell table:formula="of:= 100*1.65*SQRT(([.M53]*[.N53])/(([.M53]+[.N53])*([.M53]+[.N53]) *([.M53]+[.N53]+1)))" office:value-type="float" office:value="47.6313972081441" calcext:value-type="float">
            <text:p>47.63</text:p>
          </table:table-cell>
          <table:table-cell table:formula="of:=([.O53]-[.P5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4]" office:value-type="float" office:value="1" calcext:value-type="float">
            <text:p>1</text:p>
          </table:table-cell>
          <table:table-cell table:formula="of:=1+[.J54]-[.L54]" office:value-type="float" office:value="1" calcext:value-type="float">
            <text:p>1</text:p>
          </table:table-cell>
          <table:table-cell table:formula="of:=100*[.M54]/([.M54]+[.N54])" office:value-type="float" office:value="50" calcext:value-type="float">
            <text:p>50.00</text:p>
          </table:table-cell>
          <table:table-cell table:formula="of:= 100*1.65*SQRT(([.M54]*[.N54])/(([.M54]+[.N54])*([.M54]+[.N54]) *([.M54]+[.N54]+1)))" office:value-type="float" office:value="47.6313972081441" calcext:value-type="float">
            <text:p>47.63</text:p>
          </table:table-cell>
          <table:table-cell table:formula="of:=([.O54]-[.P5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5]" office:value-type="float" office:value="1" calcext:value-type="float">
            <text:p>1</text:p>
          </table:table-cell>
          <table:table-cell table:formula="of:=1+[.J55]-[.L55]" office:value-type="float" office:value="1" calcext:value-type="float">
            <text:p>1</text:p>
          </table:table-cell>
          <table:table-cell table:formula="of:=100*[.M55]/([.M55]+[.N55])" office:value-type="float" office:value="50" calcext:value-type="float">
            <text:p>50.00</text:p>
          </table:table-cell>
          <table:table-cell table:formula="of:= 100*1.65*SQRT(([.M55]*[.N55])/(([.M55]+[.N55])*([.M55]+[.N55]) *([.M55]+[.N55]+1)))" office:value-type="float" office:value="47.6313972081441" calcext:value-type="float">
            <text:p>47.63</text:p>
          </table:table-cell>
          <table:table-cell table:formula="of:=([.O55]-[.P5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6]" office:value-type="float" office:value="1" calcext:value-type="float">
            <text:p>1</text:p>
          </table:table-cell>
          <table:table-cell table:formula="of:=1+[.J56]-[.L56]" office:value-type="float" office:value="1" calcext:value-type="float">
            <text:p>1</text:p>
          </table:table-cell>
          <table:table-cell table:formula="of:=100*[.M56]/([.M56]+[.N56])" office:value-type="float" office:value="50" calcext:value-type="float">
            <text:p>50.00</text:p>
          </table:table-cell>
          <table:table-cell table:formula="of:= 100*1.65*SQRT(([.M56]*[.N56])/(([.M56]+[.N56])*([.M56]+[.N56]) *([.M56]+[.N56]+1)))" office:value-type="float" office:value="47.6313972081441" calcext:value-type="float">
            <text:p>47.63</text:p>
          </table:table-cell>
          <table:table-cell table:formula="of:=([.O56]-[.P5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7]" office:value-type="float" office:value="1" calcext:value-type="float">
            <text:p>1</text:p>
          </table:table-cell>
          <table:table-cell table:formula="of:=1+[.J57]-[.L57]" office:value-type="float" office:value="1" calcext:value-type="float">
            <text:p>1</text:p>
          </table:table-cell>
          <table:table-cell table:formula="of:=100*[.M57]/([.M57]+[.N57])" office:value-type="float" office:value="50" calcext:value-type="float">
            <text:p>50.00</text:p>
          </table:table-cell>
          <table:table-cell table:formula="of:= 100*1.65*SQRT(([.M57]*[.N57])/(([.M57]+[.N57])*([.M57]+[.N57]) *([.M57]+[.N57]+1)))" office:value-type="float" office:value="47.6313972081441" calcext:value-type="float">
            <text:p>47.63</text:p>
          </table:table-cell>
          <table:table-cell table:formula="of:=([.O57]-[.P5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8]" office:value-type="float" office:value="1" calcext:value-type="float">
            <text:p>1</text:p>
          </table:table-cell>
          <table:table-cell table:formula="of:=1+[.J58]-[.L58]" office:value-type="float" office:value="1" calcext:value-type="float">
            <text:p>1</text:p>
          </table:table-cell>
          <table:table-cell table:formula="of:=100*[.M58]/([.M58]+[.N58])" office:value-type="float" office:value="50" calcext:value-type="float">
            <text:p>50.00</text:p>
          </table:table-cell>
          <table:table-cell table:formula="of:= 100*1.65*SQRT(([.M58]*[.N58])/(([.M58]+[.N58])*([.M58]+[.N58]) *([.M58]+[.N58]+1)))" office:value-type="float" office:value="47.6313972081441" calcext:value-type="float">
            <text:p>47.63</text:p>
          </table:table-cell>
          <table:table-cell table:formula="of:=([.O58]-[.P5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59]" office:value-type="float" office:value="1" calcext:value-type="float">
            <text:p>1</text:p>
          </table:table-cell>
          <table:table-cell table:formula="of:=1+[.J59]-[.L59]" office:value-type="float" office:value="1" calcext:value-type="float">
            <text:p>1</text:p>
          </table:table-cell>
          <table:table-cell table:formula="of:=100*[.M59]/([.M59]+[.N59])" office:value-type="float" office:value="50" calcext:value-type="float">
            <text:p>50.00</text:p>
          </table:table-cell>
          <table:table-cell table:formula="of:= 100*1.65*SQRT(([.M59]*[.N59])/(([.M59]+[.N59])*([.M59]+[.N59]) *([.M59]+[.N59]+1)))" office:value-type="float" office:value="47.6313972081441" calcext:value-type="float">
            <text:p>47.63</text:p>
          </table:table-cell>
          <table:table-cell table:formula="of:=([.O59]-[.P5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0]" office:value-type="float" office:value="1" calcext:value-type="float">
            <text:p>1</text:p>
          </table:table-cell>
          <table:table-cell table:formula="of:=1+[.J60]-[.L60]" office:value-type="float" office:value="1" calcext:value-type="float">
            <text:p>1</text:p>
          </table:table-cell>
          <table:table-cell table:formula="of:=100*[.M60]/([.M60]+[.N60])" office:value-type="float" office:value="50" calcext:value-type="float">
            <text:p>50.00</text:p>
          </table:table-cell>
          <table:table-cell table:formula="of:= 100*1.65*SQRT(([.M60]*[.N60])/(([.M60]+[.N60])*([.M60]+[.N60]) *([.M60]+[.N60]+1)))" office:value-type="float" office:value="47.6313972081441" calcext:value-type="float">
            <text:p>47.63</text:p>
          </table:table-cell>
          <table:table-cell table:formula="of:=([.O60]-[.P6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1]" office:value-type="float" office:value="1" calcext:value-type="float">
            <text:p>1</text:p>
          </table:table-cell>
          <table:table-cell table:formula="of:=1+[.J61]-[.L61]" office:value-type="float" office:value="1" calcext:value-type="float">
            <text:p>1</text:p>
          </table:table-cell>
          <table:table-cell table:formula="of:=100*[.M61]/([.M61]+[.N61])" office:value-type="float" office:value="50" calcext:value-type="float">
            <text:p>50.00</text:p>
          </table:table-cell>
          <table:table-cell table:formula="of:= 100*1.65*SQRT(([.M61]*[.N61])/(([.M61]+[.N61])*([.M61]+[.N61]) *([.M61]+[.N61]+1)))" office:value-type="float" office:value="47.6313972081441" calcext:value-type="float">
            <text:p>47.63</text:p>
          </table:table-cell>
          <table:table-cell table:formula="of:=([.O61]-[.P6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2]" office:value-type="float" office:value="1" calcext:value-type="float">
            <text:p>1</text:p>
          </table:table-cell>
          <table:table-cell table:formula="of:=1+[.J62]-[.L62]" office:value-type="float" office:value="1" calcext:value-type="float">
            <text:p>1</text:p>
          </table:table-cell>
          <table:table-cell table:formula="of:=100*[.M62]/([.M62]+[.N62])" office:value-type="float" office:value="50" calcext:value-type="float">
            <text:p>50.00</text:p>
          </table:table-cell>
          <table:table-cell table:formula="of:= 100*1.65*SQRT(([.M62]*[.N62])/(([.M62]+[.N62])*([.M62]+[.N62]) *([.M62]+[.N62]+1)))" office:value-type="float" office:value="47.6313972081441" calcext:value-type="float">
            <text:p>47.63</text:p>
          </table:table-cell>
          <table:table-cell table:formula="of:=([.O62]-[.P6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3]" office:value-type="float" office:value="1" calcext:value-type="float">
            <text:p>1</text:p>
          </table:table-cell>
          <table:table-cell table:formula="of:=1+[.J63]-[.L63]" office:value-type="float" office:value="1" calcext:value-type="float">
            <text:p>1</text:p>
          </table:table-cell>
          <table:table-cell table:formula="of:=100*[.M63]/([.M63]+[.N63])" office:value-type="float" office:value="50" calcext:value-type="float">
            <text:p>50.00</text:p>
          </table:table-cell>
          <table:table-cell table:formula="of:= 100*1.65*SQRT(([.M63]*[.N63])/(([.M63]+[.N63])*([.M63]+[.N63]) *([.M63]+[.N63]+1)))" office:value-type="float" office:value="47.6313972081441" calcext:value-type="float">
            <text:p>47.63</text:p>
          </table:table-cell>
          <table:table-cell table:formula="of:=([.O63]-[.P6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4]" office:value-type="float" office:value="1" calcext:value-type="float">
            <text:p>1</text:p>
          </table:table-cell>
          <table:table-cell table:formula="of:=1+[.J64]-[.L64]" office:value-type="float" office:value="1" calcext:value-type="float">
            <text:p>1</text:p>
          </table:table-cell>
          <table:table-cell table:formula="of:=100*[.M64]/([.M64]+[.N64])" office:value-type="float" office:value="50" calcext:value-type="float">
            <text:p>50.00</text:p>
          </table:table-cell>
          <table:table-cell table:formula="of:= 100*1.65*SQRT(([.M64]*[.N64])/(([.M64]+[.N64])*([.M64]+[.N64]) *([.M64]+[.N64]+1)))" office:value-type="float" office:value="47.6313972081441" calcext:value-type="float">
            <text:p>47.63</text:p>
          </table:table-cell>
          <table:table-cell table:formula="of:=([.O64]-[.P6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5]" office:value-type="float" office:value="1" calcext:value-type="float">
            <text:p>1</text:p>
          </table:table-cell>
          <table:table-cell table:formula="of:=1+[.J65]-[.L65]" office:value-type="float" office:value="1" calcext:value-type="float">
            <text:p>1</text:p>
          </table:table-cell>
          <table:table-cell table:formula="of:=100*[.M65]/([.M65]+[.N65])" office:value-type="float" office:value="50" calcext:value-type="float">
            <text:p>50.00</text:p>
          </table:table-cell>
          <table:table-cell table:formula="of:= 100*1.65*SQRT(([.M65]*[.N65])/(([.M65]+[.N65])*([.M65]+[.N65]) *([.M65]+[.N65]+1)))" office:value-type="float" office:value="47.6313972081441" calcext:value-type="float">
            <text:p>47.63</text:p>
          </table:table-cell>
          <table:table-cell table:formula="of:=([.O65]-[.P6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6]" office:value-type="float" office:value="1" calcext:value-type="float">
            <text:p>1</text:p>
          </table:table-cell>
          <table:table-cell table:formula="of:=1+[.J66]-[.L66]" office:value-type="float" office:value="1" calcext:value-type="float">
            <text:p>1</text:p>
          </table:table-cell>
          <table:table-cell table:formula="of:=100*[.M66]/([.M66]+[.N66])" office:value-type="float" office:value="50" calcext:value-type="float">
            <text:p>50.00</text:p>
          </table:table-cell>
          <table:table-cell table:formula="of:= 100*1.65*SQRT(([.M66]*[.N66])/(([.M66]+[.N66])*([.M66]+[.N66]) *([.M66]+[.N66]+1)))" office:value-type="float" office:value="47.6313972081441" calcext:value-type="float">
            <text:p>47.63</text:p>
          </table:table-cell>
          <table:table-cell table:formula="of:=([.O66]-[.P6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7]" office:value-type="float" office:value="1" calcext:value-type="float">
            <text:p>1</text:p>
          </table:table-cell>
          <table:table-cell table:formula="of:=1+[.J67]-[.L67]" office:value-type="float" office:value="1" calcext:value-type="float">
            <text:p>1</text:p>
          </table:table-cell>
          <table:table-cell table:formula="of:=100*[.M67]/([.M67]+[.N67])" office:value-type="float" office:value="50" calcext:value-type="float">
            <text:p>50.00</text:p>
          </table:table-cell>
          <table:table-cell table:formula="of:= 100*1.65*SQRT(([.M67]*[.N67])/(([.M67]+[.N67])*([.M67]+[.N67]) *([.M67]+[.N67]+1)))" office:value-type="float" office:value="47.6313972081441" calcext:value-type="float">
            <text:p>47.63</text:p>
          </table:table-cell>
          <table:table-cell table:formula="of:=([.O67]-[.P6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8]" office:value-type="float" office:value="1" calcext:value-type="float">
            <text:p>1</text:p>
          </table:table-cell>
          <table:table-cell table:formula="of:=1+[.J68]-[.L68]" office:value-type="float" office:value="1" calcext:value-type="float">
            <text:p>1</text:p>
          </table:table-cell>
          <table:table-cell table:formula="of:=100*[.M68]/([.M68]+[.N68])" office:value-type="float" office:value="50" calcext:value-type="float">
            <text:p>50.00</text:p>
          </table:table-cell>
          <table:table-cell table:formula="of:= 100*1.65*SQRT(([.M68]*[.N68])/(([.M68]+[.N68])*([.M68]+[.N68]) *([.M68]+[.N68]+1)))" office:value-type="float" office:value="47.6313972081441" calcext:value-type="float">
            <text:p>47.63</text:p>
          </table:table-cell>
          <table:table-cell table:formula="of:=([.O68]-[.P6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69]" office:value-type="float" office:value="1" calcext:value-type="float">
            <text:p>1</text:p>
          </table:table-cell>
          <table:table-cell table:formula="of:=1+[.J69]-[.L69]" office:value-type="float" office:value="1" calcext:value-type="float">
            <text:p>1</text:p>
          </table:table-cell>
          <table:table-cell table:formula="of:=100*[.M69]/([.M69]+[.N69])" office:value-type="float" office:value="50" calcext:value-type="float">
            <text:p>50.00</text:p>
          </table:table-cell>
          <table:table-cell table:formula="of:= 100*1.65*SQRT(([.M69]*[.N69])/(([.M69]+[.N69])*([.M69]+[.N69]) *([.M69]+[.N69]+1)))" office:value-type="float" office:value="47.6313972081441" calcext:value-type="float">
            <text:p>47.63</text:p>
          </table:table-cell>
          <table:table-cell table:formula="of:=([.O69]-[.P6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0]" office:value-type="float" office:value="1" calcext:value-type="float">
            <text:p>1</text:p>
          </table:table-cell>
          <table:table-cell table:formula="of:=1+[.J70]-[.L70]" office:value-type="float" office:value="1" calcext:value-type="float">
            <text:p>1</text:p>
          </table:table-cell>
          <table:table-cell table:formula="of:=100*[.M70]/([.M70]+[.N70])" office:value-type="float" office:value="50" calcext:value-type="float">
            <text:p>50.00</text:p>
          </table:table-cell>
          <table:table-cell table:formula="of:= 100*1.65*SQRT(([.M70]*[.N70])/(([.M70]+[.N70])*([.M70]+[.N70]) *([.M70]+[.N70]+1)))" office:value-type="float" office:value="47.6313972081441" calcext:value-type="float">
            <text:p>47.63</text:p>
          </table:table-cell>
          <table:table-cell table:formula="of:=([.O70]-[.P7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1]" office:value-type="float" office:value="1" calcext:value-type="float">
            <text:p>1</text:p>
          </table:table-cell>
          <table:table-cell table:formula="of:=1+[.J71]-[.L71]" office:value-type="float" office:value="1" calcext:value-type="float">
            <text:p>1</text:p>
          </table:table-cell>
          <table:table-cell table:formula="of:=100*[.M71]/([.M71]+[.N71])" office:value-type="float" office:value="50" calcext:value-type="float">
            <text:p>50.00</text:p>
          </table:table-cell>
          <table:table-cell table:formula="of:= 100*1.65*SQRT(([.M71]*[.N71])/(([.M71]+[.N71])*([.M71]+[.N71]) *([.M71]+[.N71]+1)))" office:value-type="float" office:value="47.6313972081441" calcext:value-type="float">
            <text:p>47.63</text:p>
          </table:table-cell>
          <table:table-cell table:formula="of:=([.O71]-[.P7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2]" office:value-type="float" office:value="1" calcext:value-type="float">
            <text:p>1</text:p>
          </table:table-cell>
          <table:table-cell table:formula="of:=1+[.J72]-[.L72]" office:value-type="float" office:value="1" calcext:value-type="float">
            <text:p>1</text:p>
          </table:table-cell>
          <table:table-cell table:formula="of:=100*[.M72]/([.M72]+[.N72])" office:value-type="float" office:value="50" calcext:value-type="float">
            <text:p>50.00</text:p>
          </table:table-cell>
          <table:table-cell table:formula="of:= 100*1.65*SQRT(([.M72]*[.N72])/(([.M72]+[.N72])*([.M72]+[.N72]) *([.M72]+[.N72]+1)))" office:value-type="float" office:value="47.6313972081441" calcext:value-type="float">
            <text:p>47.63</text:p>
          </table:table-cell>
          <table:table-cell table:formula="of:=([.O72]-[.P7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3]" office:value-type="float" office:value="1" calcext:value-type="float">
            <text:p>1</text:p>
          </table:table-cell>
          <table:table-cell table:formula="of:=1+[.J73]-[.L73]" office:value-type="float" office:value="1" calcext:value-type="float">
            <text:p>1</text:p>
          </table:table-cell>
          <table:table-cell table:formula="of:=100*[.M73]/([.M73]+[.N73])" office:value-type="float" office:value="50" calcext:value-type="float">
            <text:p>50.00</text:p>
          </table:table-cell>
          <table:table-cell table:formula="of:= 100*1.65*SQRT(([.M73]*[.N73])/(([.M73]+[.N73])*([.M73]+[.N73]) *([.M73]+[.N73]+1)))" office:value-type="float" office:value="47.6313972081441" calcext:value-type="float">
            <text:p>47.63</text:p>
          </table:table-cell>
          <table:table-cell table:formula="of:=([.O73]-[.P7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4]" office:value-type="float" office:value="1" calcext:value-type="float">
            <text:p>1</text:p>
          </table:table-cell>
          <table:table-cell table:formula="of:=1+[.J74]-[.L74]" office:value-type="float" office:value="1" calcext:value-type="float">
            <text:p>1</text:p>
          </table:table-cell>
          <table:table-cell table:formula="of:=100*[.M74]/([.M74]+[.N74])" office:value-type="float" office:value="50" calcext:value-type="float">
            <text:p>50.00</text:p>
          </table:table-cell>
          <table:table-cell table:formula="of:= 100*1.65*SQRT(([.M74]*[.N74])/(([.M74]+[.N74])*([.M74]+[.N74]) *([.M74]+[.N74]+1)))" office:value-type="float" office:value="47.6313972081441" calcext:value-type="float">
            <text:p>47.63</text:p>
          </table:table-cell>
          <table:table-cell table:formula="of:=([.O74]-[.P7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5]" office:value-type="float" office:value="1" calcext:value-type="float">
            <text:p>1</text:p>
          </table:table-cell>
          <table:table-cell table:formula="of:=1+[.J75]-[.L75]" office:value-type="float" office:value="1" calcext:value-type="float">
            <text:p>1</text:p>
          </table:table-cell>
          <table:table-cell table:formula="of:=100*[.M75]/([.M75]+[.N75])" office:value-type="float" office:value="50" calcext:value-type="float">
            <text:p>50.00</text:p>
          </table:table-cell>
          <table:table-cell table:formula="of:= 100*1.65*SQRT(([.M75]*[.N75])/(([.M75]+[.N75])*([.M75]+[.N75]) *([.M75]+[.N75]+1)))" office:value-type="float" office:value="47.6313972081441" calcext:value-type="float">
            <text:p>47.63</text:p>
          </table:table-cell>
          <table:table-cell table:formula="of:=([.O75]-[.P7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6]" office:value-type="float" office:value="1" calcext:value-type="float">
            <text:p>1</text:p>
          </table:table-cell>
          <table:table-cell table:formula="of:=1+[.J76]-[.L76]" office:value-type="float" office:value="1" calcext:value-type="float">
            <text:p>1</text:p>
          </table:table-cell>
          <table:table-cell table:formula="of:=100*[.M76]/([.M76]+[.N76])" office:value-type="float" office:value="50" calcext:value-type="float">
            <text:p>50.00</text:p>
          </table:table-cell>
          <table:table-cell table:formula="of:= 100*1.65*SQRT(([.M76]*[.N76])/(([.M76]+[.N76])*([.M76]+[.N76]) *([.M76]+[.N76]+1)))" office:value-type="float" office:value="47.6313972081441" calcext:value-type="float">
            <text:p>47.63</text:p>
          </table:table-cell>
          <table:table-cell table:formula="of:=([.O76]-[.P7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7]" office:value-type="float" office:value="1" calcext:value-type="float">
            <text:p>1</text:p>
          </table:table-cell>
          <table:table-cell table:formula="of:=1+[.J77]-[.L77]" office:value-type="float" office:value="1" calcext:value-type="float">
            <text:p>1</text:p>
          </table:table-cell>
          <table:table-cell table:formula="of:=100*[.M77]/([.M77]+[.N77])" office:value-type="float" office:value="50" calcext:value-type="float">
            <text:p>50.00</text:p>
          </table:table-cell>
          <table:table-cell table:formula="of:= 100*1.65*SQRT(([.M77]*[.N77])/(([.M77]+[.N77])*([.M77]+[.N77]) *([.M77]+[.N77]+1)))" office:value-type="float" office:value="47.6313972081441" calcext:value-type="float">
            <text:p>47.63</text:p>
          </table:table-cell>
          <table:table-cell table:formula="of:=([.O77]-[.P7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8]" office:value-type="float" office:value="1" calcext:value-type="float">
            <text:p>1</text:p>
          </table:table-cell>
          <table:table-cell table:formula="of:=1+[.J78]-[.L78]" office:value-type="float" office:value="1" calcext:value-type="float">
            <text:p>1</text:p>
          </table:table-cell>
          <table:table-cell table:formula="of:=100*[.M78]/([.M78]+[.N78])" office:value-type="float" office:value="50" calcext:value-type="float">
            <text:p>50.00</text:p>
          </table:table-cell>
          <table:table-cell table:formula="of:= 100*1.65*SQRT(([.M78]*[.N78])/(([.M78]+[.N78])*([.M78]+[.N78]) *([.M78]+[.N78]+1)))" office:value-type="float" office:value="47.6313972081441" calcext:value-type="float">
            <text:p>47.63</text:p>
          </table:table-cell>
          <table:table-cell table:formula="of:=([.O78]-[.P7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79]" office:value-type="float" office:value="1" calcext:value-type="float">
            <text:p>1</text:p>
          </table:table-cell>
          <table:table-cell table:formula="of:=1+[.J79]-[.L79]" office:value-type="float" office:value="1" calcext:value-type="float">
            <text:p>1</text:p>
          </table:table-cell>
          <table:table-cell table:formula="of:=100*[.M79]/([.M79]+[.N79])" office:value-type="float" office:value="50" calcext:value-type="float">
            <text:p>50.00</text:p>
          </table:table-cell>
          <table:table-cell table:formula="of:= 100*1.65*SQRT(([.M79]*[.N79])/(([.M79]+[.N79])*([.M79]+[.N79]) *([.M79]+[.N79]+1)))" office:value-type="float" office:value="47.6313972081441" calcext:value-type="float">
            <text:p>47.63</text:p>
          </table:table-cell>
          <table:table-cell table:formula="of:=([.O79]-[.P7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0]" office:value-type="float" office:value="1" calcext:value-type="float">
            <text:p>1</text:p>
          </table:table-cell>
          <table:table-cell table:formula="of:=1+[.J80]-[.L80]" office:value-type="float" office:value="1" calcext:value-type="float">
            <text:p>1</text:p>
          </table:table-cell>
          <table:table-cell table:formula="of:=100*[.M80]/([.M80]+[.N80])" office:value-type="float" office:value="50" calcext:value-type="float">
            <text:p>50.00</text:p>
          </table:table-cell>
          <table:table-cell table:formula="of:= 100*1.65*SQRT(([.M80]*[.N80])/(([.M80]+[.N80])*([.M80]+[.N80]) *([.M80]+[.N80]+1)))" office:value-type="float" office:value="47.6313972081441" calcext:value-type="float">
            <text:p>47.63</text:p>
          </table:table-cell>
          <table:table-cell table:formula="of:=([.O80]-[.P8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1]" office:value-type="float" office:value="1" calcext:value-type="float">
            <text:p>1</text:p>
          </table:table-cell>
          <table:table-cell table:formula="of:=1+[.J81]-[.L81]" office:value-type="float" office:value="1" calcext:value-type="float">
            <text:p>1</text:p>
          </table:table-cell>
          <table:table-cell table:formula="of:=100*[.M81]/([.M81]+[.N81])" office:value-type="float" office:value="50" calcext:value-type="float">
            <text:p>50.00</text:p>
          </table:table-cell>
          <table:table-cell table:formula="of:= 100*1.65*SQRT(([.M81]*[.N81])/(([.M81]+[.N81])*([.M81]+[.N81]) *([.M81]+[.N81]+1)))" office:value-type="float" office:value="47.6313972081441" calcext:value-type="float">
            <text:p>47.63</text:p>
          </table:table-cell>
          <table:table-cell table:formula="of:=([.O81]-[.P8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2]" office:value-type="float" office:value="1" calcext:value-type="float">
            <text:p>1</text:p>
          </table:table-cell>
          <table:table-cell table:formula="of:=1+[.J82]-[.L82]" office:value-type="float" office:value="1" calcext:value-type="float">
            <text:p>1</text:p>
          </table:table-cell>
          <table:table-cell table:formula="of:=100*[.M82]/([.M82]+[.N82])" office:value-type="float" office:value="50" calcext:value-type="float">
            <text:p>50.00</text:p>
          </table:table-cell>
          <table:table-cell table:formula="of:= 100*1.65*SQRT(([.M82]*[.N82])/(([.M82]+[.N82])*([.M82]+[.N82]) *([.M82]+[.N82]+1)))" office:value-type="float" office:value="47.6313972081441" calcext:value-type="float">
            <text:p>47.63</text:p>
          </table:table-cell>
          <table:table-cell table:formula="of:=([.O82]-[.P8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3]" office:value-type="float" office:value="1" calcext:value-type="float">
            <text:p>1</text:p>
          </table:table-cell>
          <table:table-cell table:formula="of:=1+[.J83]-[.L83]" office:value-type="float" office:value="1" calcext:value-type="float">
            <text:p>1</text:p>
          </table:table-cell>
          <table:table-cell table:formula="of:=100*[.M83]/([.M83]+[.N83])" office:value-type="float" office:value="50" calcext:value-type="float">
            <text:p>50.00</text:p>
          </table:table-cell>
          <table:table-cell table:formula="of:= 100*1.65*SQRT(([.M83]*[.N83])/(([.M83]+[.N83])*([.M83]+[.N83]) *([.M83]+[.N83]+1)))" office:value-type="float" office:value="47.6313972081441" calcext:value-type="float">
            <text:p>47.63</text:p>
          </table:table-cell>
          <table:table-cell table:formula="of:=([.O83]-[.P8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4]" office:value-type="float" office:value="1" calcext:value-type="float">
            <text:p>1</text:p>
          </table:table-cell>
          <table:table-cell table:formula="of:=1+[.J84]-[.L84]" office:value-type="float" office:value="1" calcext:value-type="float">
            <text:p>1</text:p>
          </table:table-cell>
          <table:table-cell table:formula="of:=100*[.M84]/([.M84]+[.N84])" office:value-type="float" office:value="50" calcext:value-type="float">
            <text:p>50.00</text:p>
          </table:table-cell>
          <table:table-cell table:formula="of:= 100*1.65*SQRT(([.M84]*[.N84])/(([.M84]+[.N84])*([.M84]+[.N84]) *([.M84]+[.N84]+1)))" office:value-type="float" office:value="47.6313972081441" calcext:value-type="float">
            <text:p>47.63</text:p>
          </table:table-cell>
          <table:table-cell table:formula="of:=([.O84]-[.P8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5]" office:value-type="float" office:value="1" calcext:value-type="float">
            <text:p>1</text:p>
          </table:table-cell>
          <table:table-cell table:formula="of:=1+[.J85]-[.L85]" office:value-type="float" office:value="1" calcext:value-type="float">
            <text:p>1</text:p>
          </table:table-cell>
          <table:table-cell table:formula="of:=100*[.M85]/([.M85]+[.N85])" office:value-type="float" office:value="50" calcext:value-type="float">
            <text:p>50.00</text:p>
          </table:table-cell>
          <table:table-cell table:formula="of:= 100*1.65*SQRT(([.M85]*[.N85])/(([.M85]+[.N85])*([.M85]+[.N85]) *([.M85]+[.N85]+1)))" office:value-type="float" office:value="47.6313972081441" calcext:value-type="float">
            <text:p>47.63</text:p>
          </table:table-cell>
          <table:table-cell table:formula="of:=([.O85]-[.P8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6]" office:value-type="float" office:value="1" calcext:value-type="float">
            <text:p>1</text:p>
          </table:table-cell>
          <table:table-cell table:formula="of:=1+[.J86]-[.L86]" office:value-type="float" office:value="1" calcext:value-type="float">
            <text:p>1</text:p>
          </table:table-cell>
          <table:table-cell table:formula="of:=100*[.M86]/([.M86]+[.N86])" office:value-type="float" office:value="50" calcext:value-type="float">
            <text:p>50.00</text:p>
          </table:table-cell>
          <table:table-cell table:formula="of:= 100*1.65*SQRT(([.M86]*[.N86])/(([.M86]+[.N86])*([.M86]+[.N86]) *([.M86]+[.N86]+1)))" office:value-type="float" office:value="47.6313972081441" calcext:value-type="float">
            <text:p>47.63</text:p>
          </table:table-cell>
          <table:table-cell table:formula="of:=([.O86]-[.P8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7]" office:value-type="float" office:value="1" calcext:value-type="float">
            <text:p>1</text:p>
          </table:table-cell>
          <table:table-cell table:formula="of:=1+[.J87]-[.L87]" office:value-type="float" office:value="1" calcext:value-type="float">
            <text:p>1</text:p>
          </table:table-cell>
          <table:table-cell table:formula="of:=100*[.M87]/([.M87]+[.N87])" office:value-type="float" office:value="50" calcext:value-type="float">
            <text:p>50.00</text:p>
          </table:table-cell>
          <table:table-cell table:formula="of:= 100*1.65*SQRT(([.M87]*[.N87])/(([.M87]+[.N87])*([.M87]+[.N87]) *([.M87]+[.N87]+1)))" office:value-type="float" office:value="47.6313972081441" calcext:value-type="float">
            <text:p>47.63</text:p>
          </table:table-cell>
          <table:table-cell table:formula="of:=([.O87]-[.P8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8]" office:value-type="float" office:value="1" calcext:value-type="float">
            <text:p>1</text:p>
          </table:table-cell>
          <table:table-cell table:formula="of:=1+[.J88]-[.L88]" office:value-type="float" office:value="1" calcext:value-type="float">
            <text:p>1</text:p>
          </table:table-cell>
          <table:table-cell table:formula="of:=100*[.M88]/([.M88]+[.N88])" office:value-type="float" office:value="50" calcext:value-type="float">
            <text:p>50.00</text:p>
          </table:table-cell>
          <table:table-cell table:formula="of:= 100*1.65*SQRT(([.M88]*[.N88])/(([.M88]+[.N88])*([.M88]+[.N88]) *([.M88]+[.N88]+1)))" office:value-type="float" office:value="47.6313972081441" calcext:value-type="float">
            <text:p>47.63</text:p>
          </table:table-cell>
          <table:table-cell table:formula="of:=([.O88]-[.P8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89]" office:value-type="float" office:value="1" calcext:value-type="float">
            <text:p>1</text:p>
          </table:table-cell>
          <table:table-cell table:formula="of:=1+[.J89]-[.L89]" office:value-type="float" office:value="1" calcext:value-type="float">
            <text:p>1</text:p>
          </table:table-cell>
          <table:table-cell table:formula="of:=100*[.M89]/([.M89]+[.N89])" office:value-type="float" office:value="50" calcext:value-type="float">
            <text:p>50.00</text:p>
          </table:table-cell>
          <table:table-cell table:formula="of:= 100*1.65*SQRT(([.M89]*[.N89])/(([.M89]+[.N89])*([.M89]+[.N89]) *([.M89]+[.N89]+1)))" office:value-type="float" office:value="47.6313972081441" calcext:value-type="float">
            <text:p>47.63</text:p>
          </table:table-cell>
          <table:table-cell table:formula="of:=([.O89]-[.P8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0]" office:value-type="float" office:value="1" calcext:value-type="float">
            <text:p>1</text:p>
          </table:table-cell>
          <table:table-cell table:formula="of:=1+[.J90]-[.L90]" office:value-type="float" office:value="1" calcext:value-type="float">
            <text:p>1</text:p>
          </table:table-cell>
          <table:table-cell table:formula="of:=100*[.M90]/([.M90]+[.N90])" office:value-type="float" office:value="50" calcext:value-type="float">
            <text:p>50.00</text:p>
          </table:table-cell>
          <table:table-cell table:formula="of:= 100*1.65*SQRT(([.M90]*[.N90])/(([.M90]+[.N90])*([.M90]+[.N90]) *([.M90]+[.N90]+1)))" office:value-type="float" office:value="47.6313972081441" calcext:value-type="float">
            <text:p>47.63</text:p>
          </table:table-cell>
          <table:table-cell table:formula="of:=([.O90]-[.P9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1]" office:value-type="float" office:value="1" calcext:value-type="float">
            <text:p>1</text:p>
          </table:table-cell>
          <table:table-cell table:formula="of:=1+[.J91]-[.L91]" office:value-type="float" office:value="1" calcext:value-type="float">
            <text:p>1</text:p>
          </table:table-cell>
          <table:table-cell table:formula="of:=100*[.M91]/([.M91]+[.N91])" office:value-type="float" office:value="50" calcext:value-type="float">
            <text:p>50.00</text:p>
          </table:table-cell>
          <table:table-cell table:formula="of:= 100*1.65*SQRT(([.M91]*[.N91])/(([.M91]+[.N91])*([.M91]+[.N91]) *([.M91]+[.N91]+1)))" office:value-type="float" office:value="47.6313972081441" calcext:value-type="float">
            <text:p>47.63</text:p>
          </table:table-cell>
          <table:table-cell table:formula="of:=([.O91]-[.P9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2]" office:value-type="float" office:value="1" calcext:value-type="float">
            <text:p>1</text:p>
          </table:table-cell>
          <table:table-cell table:formula="of:=1+[.J92]-[.L92]" office:value-type="float" office:value="1" calcext:value-type="float">
            <text:p>1</text:p>
          </table:table-cell>
          <table:table-cell table:formula="of:=100*[.M92]/([.M92]+[.N92])" office:value-type="float" office:value="50" calcext:value-type="float">
            <text:p>50.00</text:p>
          </table:table-cell>
          <table:table-cell table:formula="of:= 100*1.65*SQRT(([.M92]*[.N92])/(([.M92]+[.N92])*([.M92]+[.N92]) *([.M92]+[.N92]+1)))" office:value-type="float" office:value="47.6313972081441" calcext:value-type="float">
            <text:p>47.63</text:p>
          </table:table-cell>
          <table:table-cell table:formula="of:=([.O92]-[.P9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3]" office:value-type="float" office:value="1" calcext:value-type="float">
            <text:p>1</text:p>
          </table:table-cell>
          <table:table-cell table:formula="of:=1+[.J93]-[.L93]" office:value-type="float" office:value="1" calcext:value-type="float">
            <text:p>1</text:p>
          </table:table-cell>
          <table:table-cell table:formula="of:=100*[.M93]/([.M93]+[.N93])" office:value-type="float" office:value="50" calcext:value-type="float">
            <text:p>50.00</text:p>
          </table:table-cell>
          <table:table-cell table:formula="of:= 100*1.65*SQRT(([.M93]*[.N93])/(([.M93]+[.N93])*([.M93]+[.N93]) *([.M93]+[.N93]+1)))" office:value-type="float" office:value="47.6313972081441" calcext:value-type="float">
            <text:p>47.63</text:p>
          </table:table-cell>
          <table:table-cell table:formula="of:=([.O93]-[.P93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4]" office:value-type="float" office:value="1" calcext:value-type="float">
            <text:p>1</text:p>
          </table:table-cell>
          <table:table-cell table:formula="of:=1+[.J94]-[.L94]" office:value-type="float" office:value="1" calcext:value-type="float">
            <text:p>1</text:p>
          </table:table-cell>
          <table:table-cell table:formula="of:=100*[.M94]/([.M94]+[.N94])" office:value-type="float" office:value="50" calcext:value-type="float">
            <text:p>50.00</text:p>
          </table:table-cell>
          <table:table-cell table:formula="of:= 100*1.65*SQRT(([.M94]*[.N94])/(([.M94]+[.N94])*([.M94]+[.N94]) *([.M94]+[.N94]+1)))" office:value-type="float" office:value="47.6313972081441" calcext:value-type="float">
            <text:p>47.63</text:p>
          </table:table-cell>
          <table:table-cell table:formula="of:=([.O94]-[.P94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5]" office:value-type="float" office:value="1" calcext:value-type="float">
            <text:p>1</text:p>
          </table:table-cell>
          <table:table-cell table:formula="of:=1+[.J95]-[.L95]" office:value-type="float" office:value="1" calcext:value-type="float">
            <text:p>1</text:p>
          </table:table-cell>
          <table:table-cell table:formula="of:=100*[.M95]/([.M95]+[.N95])" office:value-type="float" office:value="50" calcext:value-type="float">
            <text:p>50.00</text:p>
          </table:table-cell>
          <table:table-cell table:formula="of:= 100*1.65*SQRT(([.M95]*[.N95])/(([.M95]+[.N95])*([.M95]+[.N95]) *([.M95]+[.N95]+1)))" office:value-type="float" office:value="47.6313972081441" calcext:value-type="float">
            <text:p>47.63</text:p>
          </table:table-cell>
          <table:table-cell table:formula="of:=([.O95]-[.P95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6]" office:value-type="float" office:value="1" calcext:value-type="float">
            <text:p>1</text:p>
          </table:table-cell>
          <table:table-cell table:formula="of:=1+[.J96]-[.L96]" office:value-type="float" office:value="1" calcext:value-type="float">
            <text:p>1</text:p>
          </table:table-cell>
          <table:table-cell table:formula="of:=100*[.M96]/([.M96]+[.N96])" office:value-type="float" office:value="50" calcext:value-type="float">
            <text:p>50.00</text:p>
          </table:table-cell>
          <table:table-cell table:formula="of:= 100*1.65*SQRT(([.M96]*[.N96])/(([.M96]+[.N96])*([.M96]+[.N96]) *([.M96]+[.N96]+1)))" office:value-type="float" office:value="47.6313972081441" calcext:value-type="float">
            <text:p>47.63</text:p>
          </table:table-cell>
          <table:table-cell table:formula="of:=([.O96]-[.P96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7]" office:value-type="float" office:value="1" calcext:value-type="float">
            <text:p>1</text:p>
          </table:table-cell>
          <table:table-cell table:formula="of:=1+[.J97]-[.L97]" office:value-type="float" office:value="1" calcext:value-type="float">
            <text:p>1</text:p>
          </table:table-cell>
          <table:table-cell table:formula="of:=100*[.M97]/([.M97]+[.N97])" office:value-type="float" office:value="50" calcext:value-type="float">
            <text:p>50.00</text:p>
          </table:table-cell>
          <table:table-cell table:formula="of:= 100*1.65*SQRT(([.M97]*[.N97])/(([.M97]+[.N97])*([.M97]+[.N97]) *([.M97]+[.N97]+1)))" office:value-type="float" office:value="47.6313972081441" calcext:value-type="float">
            <text:p>47.63</text:p>
          </table:table-cell>
          <table:table-cell table:formula="of:=([.O97]-[.P97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8]" office:value-type="float" office:value="1" calcext:value-type="float">
            <text:p>1</text:p>
          </table:table-cell>
          <table:table-cell table:formula="of:=1+[.J98]-[.L98]" office:value-type="float" office:value="1" calcext:value-type="float">
            <text:p>1</text:p>
          </table:table-cell>
          <table:table-cell table:formula="of:=100*[.M98]/([.M98]+[.N98])" office:value-type="float" office:value="50" calcext:value-type="float">
            <text:p>50.00</text:p>
          </table:table-cell>
          <table:table-cell table:formula="of:= 100*1.65*SQRT(([.M98]*[.N98])/(([.M98]+[.N98])*([.M98]+[.N98]) *([.M98]+[.N98]+1)))" office:value-type="float" office:value="47.6313972081441" calcext:value-type="float">
            <text:p>47.63</text:p>
          </table:table-cell>
          <table:table-cell table:formula="of:=([.O98]-[.P98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99]" office:value-type="float" office:value="1" calcext:value-type="float">
            <text:p>1</text:p>
          </table:table-cell>
          <table:table-cell table:formula="of:=1+[.J99]-[.L99]" office:value-type="float" office:value="1" calcext:value-type="float">
            <text:p>1</text:p>
          </table:table-cell>
          <table:table-cell table:formula="of:=100*[.M99]/([.M99]+[.N99])" office:value-type="float" office:value="50" calcext:value-type="float">
            <text:p>50.00</text:p>
          </table:table-cell>
          <table:table-cell table:formula="of:= 100*1.65*SQRT(([.M99]*[.N99])/(([.M99]+[.N99])*([.M99]+[.N99]) *([.M99]+[.N99]+1)))" office:value-type="float" office:value="47.6313972081441" calcext:value-type="float">
            <text:p>47.63</text:p>
          </table:table-cell>
          <table:table-cell table:formula="of:=([.O99]-[.P99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100]" office:value-type="float" office:value="1" calcext:value-type="float">
            <text:p>1</text:p>
          </table:table-cell>
          <table:table-cell table:formula="of:=1+[.J100]-[.L100]" office:value-type="float" office:value="1" calcext:value-type="float">
            <text:p>1</text:p>
          </table:table-cell>
          <table:table-cell table:formula="of:=100*[.M100]/([.M100]+[.N100])" office:value-type="float" office:value="50" calcext:value-type="float">
            <text:p>50.00</text:p>
          </table:table-cell>
          <table:table-cell table:formula="of:= 100*1.65*SQRT(([.M100]*[.N100])/(([.M100]+[.N100])*([.M100]+[.N100]) *([.M100]+[.N100]+1)))" office:value-type="float" office:value="47.6313972081441" calcext:value-type="float">
            <text:p>47.63</text:p>
          </table:table-cell>
          <table:table-cell table:formula="of:=([.O100]-[.P100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101]" office:value-type="float" office:value="1" calcext:value-type="float">
            <text:p>1</text:p>
          </table:table-cell>
          <table:table-cell table:formula="of:=1+[.J101]-[.L101]" office:value-type="float" office:value="1" calcext:value-type="float">
            <text:p>1</text:p>
          </table:table-cell>
          <table:table-cell table:formula="of:=100*[.M101]/([.M101]+[.N101])" office:value-type="float" office:value="50" calcext:value-type="float">
            <text:p>50.00</text:p>
          </table:table-cell>
          <table:table-cell table:formula="of:= 100*1.65*SQRT(([.M101]*[.N101])/(([.M101]+[.N101])*([.M101]+[.N101]) *([.M101]+[.N101]+1)))" office:value-type="float" office:value="47.6313972081441" calcext:value-type="float">
            <text:p>47.63</text:p>
          </table:table-cell>
          <table:table-cell table:formula="of:=([.O101]-[.P10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102]" office:value-type="float" office:value="1" calcext:value-type="float">
            <text:p>1</text:p>
          </table:table-cell>
          <table:table-cell table:formula="of:=1+[.J102]-[.L102]" office:value-type="float" office:value="1" calcext:value-type="float">
            <text:p>1</text:p>
          </table:table-cell>
          <table:table-cell table:formula="of:=100*[.M102]/([.M102]+[.N102])" office:value-type="float" office:value="50" calcext:value-type="float">
            <text:p>50.00</text:p>
          </table:table-cell>
          <table:table-cell table:formula="of:= 100*1.65*SQRT(([.M102]*[.N102])/(([.M102]+[.N102])*([.M102]+[.N102]) *([.M102]+[.N102]+1)))" office:value-type="float" office:value="47.6313972081441" calcext:value-type="float">
            <text:p>47.63</text:p>
          </table:table-cell>
          <table:table-cell table:formula="of:=([.O102]-[.P102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formula="of:=1+[.L103]" office:value-type="float" office:value="1" calcext:value-type="float">
            <text:p>1</text:p>
          </table:table-cell>
          <table:table-cell table:formula="of:=1+[.J103]-[.L103]" office:value-type="float" office:value="1" calcext:value-type="float">
            <text:p>1</text:p>
          </table:table-cell>
          <table:table-cell table:formula="of:=100*[.M103]/([.M103]+[.N103])" office:value-type="float" office:value="50" calcext:value-type="float">
            <text:p>50.00</text:p>
          </table:table-cell>
          <table:table-cell table:formula="of:= 100*1.65*SQRT(([.M103]*[.N103])/(([.M103]+[.N103])*([.M103]+[.N103]) *([.M103]+[.N103]+1)))" office:value-type="float" office:value="47.6313972081441" calcext:value-type="float">
            <text:p>47.63</text:p>
          </table:table-cell>
          <table:table-cell table:formula="of:=([.O103]-[.P103])" office:value-type="float" office:value="2.36860279185588" calcext:value-type="float">
            <text:p>2.37</text:p>
          </table:table-cell>
          <table:table-cell table:number-columns-repeated="1007"/>
        </table:table-row>
      </table:table>
      <table:table table:name="Sheet3" table:style-name="ta1">
        <office:forms form:automatic-focus="false" form:apply-design-mode="false"/>
        <table:table-column table:style-name="co1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Up Down Voting'.A1:'Up Down Voting'.Q20" table:orientation="column"/>
        <table:database-range table:name="__Anonymous_Sheet_DB__1" table:target-range-address="'Matches Karma2'.A1:'Matches Karma2'.Q20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/00/0000</text:date>, <text:time style:data-style-name="N2" text:time-value="06:39:06.070059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16:59:48.952881992</meta:creation-date>
    <dc:date>2015-01-02T09:01:51.063849373</dc:date>
    <meta:editing-duration>PT14M42S</meta:editing-duration>
    <meta:editing-cycles>3</meta:editing-cycles>
    <meta:generator>LibreOffice/4.2.7.2$Linux_X86_64 LibreOffice_project/420m0$Build-2</meta:generator>
    <meta:document-statistic meta:table-count="3" meta:cell-count="1379" meta:object-count="0"/>
  </office:meta>
</office:document-meta>
</file>